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2" style:family="table">
      <style:table-properties style:width="15.575cm" table:align="left"/>
    </style:style>
    <style:style style:name="Tabela12.A" style:family="table-column">
      <style:table-column-properties style:column-width="4.8cm"/>
    </style:style>
    <style:style style:name="Tabela12.B" style:family="table-column">
      <style:table-column-properties style:column-width="10.776cm"/>
    </style:style>
    <style:style style:name="Tabela12.A1" style:family="table-cell">
      <style:table-cell-properties style:vertical-align="middle" fo:padding="0.049cm" fo:border="none"/>
    </style:style>
    <style:style style:name="Tabela6" style:family="table">
      <style:table-properties style:width="17cm" table:align="left"/>
    </style:style>
    <style:style style:name="Tabela6.A" style:family="table-column">
      <style:table-column-properties style:column-width="3.704cm"/>
    </style:style>
    <style:style style:name="Tabela6.B" style:family="table-column">
      <style:table-column-properties style:column-width="2.081cm"/>
    </style:style>
    <style:style style:name="Tabela6.C" style:family="table-column">
      <style:table-column-properties style:column-width="5.398cm"/>
    </style:style>
    <style:style style:name="Tabela6.D" style:family="table-column">
      <style:table-column-properties style:column-width="5.817cm"/>
    </style:style>
    <style:style style:name="Tabela6.A1" style:family="table-cell">
      <style:table-cell-properties style:vertical-align="middle" fo:padding="0.049cm" fo:border="none"/>
    </style:style>
    <style:style style:name="Tabela3" style:family="table">
      <style:table-properties style:width="16.651cm" table:align="left"/>
    </style:style>
    <style:style style:name="Tabela3.A" style:family="table-column">
      <style:table-column-properties style:column-width="3.769cm"/>
    </style:style>
    <style:style style:name="Tabela3.B" style:family="table-column">
      <style:table-column-properties style:column-width="12.882cm"/>
    </style:style>
    <style:style style:name="Tabela3.A1" style:family="table-cell">
      <style:table-cell-properties style:vertical-align="middle" fo:padding="0.049cm" fo:border="none"/>
    </style:style>
    <style:style style:name="Tabela5" style:family="table">
      <style:table-properties style:width="17cm" table:align="left"/>
    </style:style>
    <style:style style:name="Tabela5.A" style:family="table-column">
      <style:table-column-properties style:column-width="3.634cm"/>
    </style:style>
    <style:style style:name="Tabela5.B" style:family="table-column">
      <style:table-column-properties style:column-width="5.572cm"/>
    </style:style>
    <style:style style:name="Tabela5.C" style:family="table-column">
      <style:table-column-properties style:column-width="7.795cm"/>
    </style:style>
    <style:style style:name="Tabela5.A1" style:family="table-cell">
      <style:table-cell-properties style:vertical-align="middle" fo:padding="0.049cm" fo:border="none"/>
    </style:style>
    <style:style style:name="Tabela7" style:family="table">
      <style:table-properties style:width="17cm" table:align="left"/>
    </style:style>
    <style:style style:name="Tabela7.A" style:family="table-column">
      <style:table-column-properties style:column-width="3.591cm"/>
    </style:style>
    <style:style style:name="Tabela7.B" style:family="table-column">
      <style:table-column-properties style:column-width="7.918cm"/>
    </style:style>
    <style:style style:name="Tabela7.C" style:family="table-column">
      <style:table-column-properties style:column-width="5.491cm"/>
    </style:style>
    <style:style style:name="Tabela7.A1" style:family="table-cell">
      <style:table-cell-properties style:vertical-align="middle" fo:padding="0.049cm" fo:border="none"/>
    </style:style>
    <style:style style:name="Tabela4" style:family="table">
      <style:table-properties style:width="16.499cm" table:align="left"/>
    </style:style>
    <style:style style:name="Tabela4.A" style:family="table-column">
      <style:table-column-properties style:column-width="0.684cm"/>
    </style:style>
    <style:style style:name="Tabela4.B" style:family="table-column">
      <style:table-column-properties style:column-width="6.029cm"/>
    </style:style>
    <style:style style:name="Tabela4.C" style:family="table-column">
      <style:table-column-properties style:column-width="9.786cm"/>
    </style:style>
    <style:style style:name="Tabela4.A1" style:family="table-cell">
      <style:table-cell-properties style:vertical-align="middle" fo:padding="0.049cm" fo:border="none"/>
    </style:style>
    <style:style style:name="Tabela8" style:family="table">
      <style:table-properties style:width="16.57cm" table:align="left"/>
    </style:style>
    <style:style style:name="Tabela8.A" style:family="table-column">
      <style:table-column-properties style:column-width="4.785cm"/>
    </style:style>
    <style:style style:name="Tabela8.B" style:family="table-column">
      <style:table-column-properties style:column-width="11.785cm"/>
    </style:style>
    <style:style style:name="Tabela8.A1" style:family="table-cell">
      <style:table-cell-properties style:vertical-align="middle" fo:padding="0.049cm" fo:border="none"/>
    </style:style>
    <style:style style:name="Tabela10" style:family="table">
      <style:table-properties style:width="17cm" table:align="left"/>
    </style:style>
    <style:style style:name="Tabela10.A" style:family="table-column">
      <style:table-column-properties style:column-width="5.002cm"/>
    </style:style>
    <style:style style:name="Tabela10.B" style:family="table-column">
      <style:table-column-properties style:column-width="11.998cm"/>
    </style:style>
    <style:style style:name="Tabela10.A1" style:family="table-cell">
      <style:table-cell-properties style:vertical-align="middle" fo:padding="0.049cm" fo:border="none"/>
    </style:style>
    <style:style style:name="Tabela9" style:family="table">
      <style:table-properties style:width="17cm" table:align="left"/>
    </style:style>
    <style:style style:name="Tabela9.A" style:family="table-column">
      <style:table-column-properties style:column-width="6.138cm"/>
    </style:style>
    <style:style style:name="Tabela9.B" style:family="table-column">
      <style:table-column-properties style:column-width="10.862cm"/>
    </style:style>
    <style:style style:name="Tabela9.A1" style:family="table-cell">
      <style:table-cell-properties style:vertical-align="middle" fo:padding="0.049cm" fo:border="none"/>
    </style:style>
    <style:style style:name="Tabela11" style:family="table">
      <style:table-properties style:width="17cm" table:align="left"/>
    </style:style>
    <style:style style:name="Tabela11.A" style:family="table-column">
      <style:table-column-properties style:column-width="5.121cm"/>
    </style:style>
    <style:style style:name="Tabela11.B" style:family="table-column">
      <style:table-column-properties style:column-width="11.88cm"/>
    </style:style>
    <style:style style:name="Tabela11.A1" style:family="table-cell">
      <style:table-cell-properties style:vertical-align="middle" fo:padding="0.049cm" fo:border="none"/>
    </style:style>
    <style:style style:name="Tabela2" style:family="table">
      <style:table-properties style:width="17.145cm" fo:margin-left="0cm" table:align="left"/>
    </style:style>
    <style:style style:name="Tabela2.A" style:family="table-column">
      <style:table-column-properties style:column-width="4.551cm"/>
    </style:style>
    <style:style style:name="Tabela2.B" style:family="table-column">
      <style:table-column-properties style:column-width="7.373cm"/>
    </style:style>
    <style:style style:name="Tabela2.C" style:family="table-column">
      <style:table-column-properties style:column-width="5.221cm"/>
    </style:style>
    <style:style style:name="Tabela2.A1" style:family="table-cell">
      <style:table-cell-properties style:vertical-align="middle" fo:padding="0.049cm" fo:border="none"/>
    </style:style>
    <style:style style:name="Tabela1" style:family="table">
      <style:table-properties style:width="16.563cm" table:align="left"/>
    </style:style>
    <style:style style:name="Tabela1.A" style:family="table-column">
      <style:table-column-properties style:column-width="2.272cm"/>
    </style:style>
    <style:style style:name="Tabela1.B" style:family="table-column">
      <style:table-column-properties style:column-width="2.08cm"/>
    </style:style>
    <style:style style:name="Tabela1.C" style:family="table-column">
      <style:table-column-properties style:column-width="5.032cm"/>
    </style:style>
    <style:style style:name="Tabela1.D" style:family="table-column">
      <style:table-column-properties style:column-width="7.179cm"/>
    </style:style>
    <style:style style:name="Tabela1.A1" style:family="table-cell">
      <style:table-cell-properties style:vertical-align="middle" fo:padding="0.049cm" fo:border="none"/>
    </style:style>
    <style:style style:name="Tabela14" style:family="table">
      <style:table-properties style:width="17cm" table:align="left"/>
    </style:style>
    <style:style style:name="Tabela14.A" style:family="table-column">
      <style:table-column-properties style:column-width="2.905cm"/>
    </style:style>
    <style:style style:name="Tabela14.B" style:family="table-column">
      <style:table-column-properties style:column-width="14.095cm"/>
    </style:style>
    <style:style style:name="Tabela14.A1" style:family="table-cell">
      <style:table-cell-properties style:vertical-align="middle" fo:padding="0.049cm" fo:border="none"/>
    </style:style>
    <style:style style:name="P1" style:family="paragraph" style:parent-style-name="Heading_20_1">
      <style:paragraph-properties fo:text-align="center" style:justify-single-word="false" fo:break-before="page"/>
      <style:text-properties officeooo:paragraph-rsid="0022342e"/>
    </style:style>
    <style:style style:name="P2" style:family="paragraph" style:parent-style-name="Table_20_Heading">
      <style:text-properties officeooo:paragraph-rsid="0022342e"/>
    </style:style>
    <style:style style:name="P3" style:family="paragraph" style:parent-style-name="Table_20_Contents">
      <style:text-properties officeooo:paragraph-rsid="002f12c4"/>
    </style:style>
    <style:style style:name="P4" style:family="paragraph" style:parent-style-name="Table_20_Contents">
      <style:text-properties officeooo:rsid="003b031a" officeooo:paragraph-rsid="003b031a"/>
    </style:style>
    <style:style style:name="P5" style:family="paragraph" style:parent-style-name="Table_20_Contents">
      <style:text-properties officeooo:paragraph-rsid="0022342e"/>
    </style:style>
    <style:style style:name="P6" style:family="paragraph" style:parent-style-name="Table_20_Contents">
      <style:text-properties officeooo:paragraph-rsid="003dd81f"/>
    </style:style>
    <style:style style:name="P7" style:family="paragraph" style:parent-style-name="Table_20_Contents">
      <style:text-properties officeooo:paragraph-rsid="003a6789"/>
    </style:style>
    <style:style style:name="P8" style:family="paragraph" style:parent-style-name="Text_20_body">
      <style:text-properties officeooo:paragraph-rsid="0022342e"/>
    </style:style>
    <style:style style:name="P9" style:family="paragraph" style:parent-style-name="Heading_20_4" style:list-style-name="L1" style:master-page-name="">
      <loext:graphic-properties draw:fill="none"/>
      <style:paragraph-properties fo:margin-top="0.212cm" fo:margin-bottom="0.212cm" style:contextual-spacing="false" style:page-number="auto" fo:background-color="transparent" fo:keep-with-next="always"/>
      <style:text-properties officeooo:paragraph-rsid="003f76b6"/>
    </style:style>
    <style:style style:name="P10" style:family="paragraph" style:parent-style-name="Heading_20_4" style:list-style-name="L1">
      <loext:graphic-properties draw:fill="none"/>
      <style:paragraph-properties fo:margin-top="0.212cm" fo:margin-bottom="0.212cm" style:contextual-spacing="false" fo:background-color="transparent"/>
      <style:text-properties officeooo:paragraph-rsid="003f76b6"/>
    </style:style>
    <style:style style:name="P11" style:family="paragraph" style:parent-style-name="Text_20_body">
      <style:paragraph-properties fo:text-align="center" style:justify-single-word="false"/>
      <style:text-properties officeooo:paragraph-rsid="0022342e"/>
    </style:style>
    <style:style style:name="P12" style:family="paragraph" style:parent-style-name="Heading_20_1">
      <style:paragraph-properties fo:break-before="page"/>
    </style:style>
    <style:style style:name="P13" style:family="paragraph" style:parent-style-name="Heading_20_2">
      <style:text-properties officeooo:paragraph-rsid="0029db0f"/>
    </style:style>
    <style:style style:name="P14" style:family="paragraph" style:parent-style-name="Heading_20_3" style:list-style-name="L2" style:master-page-name="">
      <loext:graphic-properties draw:fill="none"/>
      <style:paragraph-properties fo:margin-top="0.247cm" fo:margin-bottom="0.212cm" style:contextual-spacing="false" style:page-number="auto" fo:background-color="transparent" fo:keep-with-next="always"/>
      <style:text-properties officeooo:paragraph-rsid="00408efa"/>
    </style:style>
    <style:style style:name="P15" style:family="paragraph" style:parent-style-name="Heading_20_3" style:list-style-name="L2">
      <loext:graphic-properties draw:fill="none"/>
      <style:paragraph-properties fo:margin-top="0.247cm" fo:margin-bottom="0.212cm" style:contextual-spacing="false" fo:background-color="transparent"/>
      <style:text-properties officeooo:paragraph-rsid="00408efa"/>
    </style:style>
    <style:style style:name="P16" style:family="paragraph" style:parent-style-name="Heading_20_2">
      <style:paragraph-properties fo:break-before="page"/>
    </style:style>
    <style:style style:name="P17" style:family="paragraph" style:parent-style-name="Heading_20_3">
      <style:paragraph-properties fo:text-align="center" style:justify-single-word="false"/>
      <style:text-properties officeooo:paragraph-rsid="00408efa"/>
    </style:style>
    <style:style style:name="P18" style:family="paragraph" style:parent-style-name="Table_20_Heading">
      <style:text-properties officeooo:paragraph-rsid="00408efa"/>
    </style:style>
    <style:style style:name="P19" style:family="paragraph" style:parent-style-name="Table_20_Contents">
      <style:text-properties officeooo:paragraph-rsid="00408efa"/>
    </style:style>
    <style:style style:name="P20" style:family="paragraph" style:parent-style-name="Text_20_body">
      <style:text-properties officeooo:paragraph-rsid="00408efa"/>
    </style:style>
    <style:style style:name="P21" style:family="paragraph" style:parent-style-name="Heading_20_3" style:list-style-name="L2">
      <loext:graphic-properties draw:fill="none"/>
      <style:paragraph-properties fo:margin-top="0.247cm" fo:margin-bottom="0.212cm" style:contextual-spacing="false" fo:break-before="page" fo:background-color="transparent"/>
      <style:text-properties officeooo:paragraph-rsid="00408efa"/>
    </style:style>
    <style:style style:name="P22" style:family="paragraph" style:parent-style-name="Heading_20_3">
      <style:paragraph-properties fo:text-align="center" style:justify-single-word="false"/>
    </style:style>
    <style:style style:name="P23" style:family="paragraph" style:parent-style-name="Heading_20_3">
      <style:paragraph-properties fo:margin-top="0.549cm" fo:margin-bottom="0.513cm" style:contextual-spacing="false" fo:text-align="center" style:justify-single-word="false"/>
      <style:text-properties fo:font-weight="bold" style:font-weight-asian="bold" style:font-weight-complex="bold"/>
    </style:style>
    <style:style style:name="P24" style:family="paragraph" style:parent-style-name="Text_20_body">
      <style:paragraph-properties fo:margin-top="0.201cm" fo:margin-bottom="0.448cm" style:contextual-spacing="false"/>
      <style:text-properties officeooo:paragraph-rsid="00408efa"/>
    </style:style>
    <style:style style:name="P25" style:family="paragraph" style:parent-style-name="Heading_20_3" style:list-style-name="L2">
      <loext:graphic-properties draw:fill="none"/>
      <style:paragraph-properties fo:margin-top="0.247cm" fo:margin-bottom="0.212cm" style:contextual-spacing="false" fo:background-color="transparent"/>
      <style:text-properties officeooo:paragraph-rsid="004178b2"/>
    </style:style>
    <style:style style:name="P26" style:family="paragraph" style:parent-style-name="Text_20_body">
      <style:text-properties officeooo:paragraph-rsid="004178b2"/>
    </style:style>
    <style:style style:name="P27" style:family="paragraph" style:parent-style-name="Table_20_Heading">
      <style:text-properties officeooo:paragraph-rsid="004178b2"/>
    </style:style>
    <style:style style:name="P28" style:family="paragraph" style:parent-style-name="Table_20_Contents">
      <style:text-properties officeooo:paragraph-rsid="004178b2"/>
    </style:style>
    <style:style style:name="P29" style:family="paragraph" style:parent-style-name="Heading_20_3">
      <loext:graphic-properties draw:fill="none"/>
      <style:paragraph-properties fo:margin-top="0.247cm" fo:margin-bottom="0.212cm" style:contextual-spacing="false" fo:background-color="transparent"/>
      <style:text-properties officeooo:paragraph-rsid="004178b2"/>
    </style:style>
    <style:style style:name="P30" style:family="paragraph" style:parent-style-name="Heading_20_3" style:list-style-name="L2">
      <loext:graphic-properties draw:fill="none"/>
      <style:paragraph-properties fo:margin-top="0.247cm" fo:margin-bottom="0.212cm" style:contextual-spacing="false" fo:background-color="transparent"/>
      <style:text-properties officeooo:paragraph-rsid="00421a48"/>
    </style:style>
    <style:style style:name="P31" style:family="paragraph" style:parent-style-name="Standard" style:list-style-name="">
      <loext:graphic-properties draw:fill="none"/>
      <style:paragraph-properties fo:margin-top="0.247cm" fo:margin-bottom="0.212cm" style:contextual-spacing="false" fo:background-color="transparent"/>
      <style:text-properties officeooo:paragraph-rsid="00421a48"/>
    </style:style>
    <style:style style:name="P32" style:family="paragraph" style:parent-style-name="Table_20_Heading">
      <style:text-properties officeooo:paragraph-rsid="00421a48"/>
    </style:style>
    <style:style style:name="P33" style:family="paragraph" style:parent-style-name="Table_20_Contents">
      <style:text-properties officeooo:paragraph-rsid="00421a48"/>
    </style:style>
    <style:style style:name="P34" style:family="paragraph" style:parent-style-name="Text_20_body">
      <style:text-properties officeooo:paragraph-rsid="00421a48"/>
    </style:style>
    <style:style style:name="P35" style:family="paragraph" style:parent-style-name="Heading_20_3">
      <loext:graphic-properties draw:fill="none"/>
      <style:paragraph-properties fo:margin-top="0.247cm" fo:margin-bottom="0.212cm" style:contextual-spacing="false" fo:background-color="transparent"/>
      <style:text-properties officeooo:paragraph-rsid="00421a48"/>
    </style:style>
    <style:style style:name="P36" style:family="paragraph" style:parent-style-name="Heading_20_3" style:list-style-name="L3">
      <style:text-properties officeooo:paragraph-rsid="00421a48"/>
    </style:style>
    <style:style style:name="P37" style:family="paragraph" style:parent-style-name="Text_20_body">
      <style:paragraph-properties fo:margin-top="0cm" fo:margin-bottom="0cm" style:contextual-spacing="false"/>
      <style:text-properties officeooo:paragraph-rsid="00421a48"/>
    </style:style>
    <style:style style:name="P38" style:family="paragraph" style:parent-style-name="Heading_20_3">
      <style:paragraph-properties fo:margin-top="0cm" fo:margin-bottom="0cm" style:contextual-spacing="false"/>
      <style:text-properties officeooo:paragraph-rsid="00430293"/>
    </style:style>
    <style:style style:name="P39" style:family="paragraph" style:parent-style-name="Heading_20_3" style:list-style-name="L4">
      <style:paragraph-properties fo:margin-top="0cm" fo:margin-bottom="0cm" style:contextual-spacing="false"/>
      <style:text-properties officeooo:paragraph-rsid="00430293"/>
    </style:style>
    <style:style style:name="P40" style:family="paragraph" style:parent-style-name="Heading_20_3" style:list-style-name="L2">
      <loext:graphic-properties draw:fill="none"/>
      <style:paragraph-properties fo:margin-top="0.247cm" fo:margin-bottom="0.212cm" style:contextual-spacing="false" fo:background-color="transparent"/>
      <style:text-properties officeooo:paragraph-rsid="00430293"/>
    </style:style>
    <style:style style:name="P41" style:family="paragraph" style:parent-style-name="Table_20_Heading">
      <style:text-properties officeooo:paragraph-rsid="00430293"/>
    </style:style>
    <style:style style:name="P42" style:family="paragraph" style:parent-style-name="Table_20_Contents">
      <style:text-properties officeooo:paragraph-rsid="00430293"/>
    </style:style>
    <style:style style:name="P43" style:family="paragraph" style:parent-style-name="Heading_20_3">
      <style:text-properties officeooo:paragraph-rsid="00430293"/>
    </style:style>
    <style:style style:name="P44" style:family="paragraph" style:parent-style-name="Heading_20_3" style:list-style-name="L5">
      <style:text-properties officeooo:paragraph-rsid="00430293"/>
    </style:style>
    <style:style style:name="P45" style:family="paragraph" style:parent-style-name="Text_20_body">
      <style:text-properties fo:font-weight="normal" officeooo:paragraph-rsid="00430293" style:font-weight-asian="normal" style:font-weight-complex="normal"/>
    </style:style>
    <style:style style:name="P46" style:family="paragraph" style:parent-style-name="Heading_20_3" style:list-style-name="L2">
      <loext:graphic-properties draw:fill="none"/>
      <style:paragraph-properties fo:margin-top="0.247cm" fo:margin-bottom="0.212cm" style:contextual-spacing="false" fo:background-color="transparent"/>
      <style:text-properties officeooo:paragraph-rsid="00440013"/>
    </style:style>
    <style:style style:name="P47" style:family="paragraph" style:parent-style-name="Heading_20_3">
      <style:paragraph-properties fo:text-align="center" style:justify-single-word="false"/>
      <style:text-properties officeooo:paragraph-rsid="00440013"/>
    </style:style>
    <style:style style:name="P48" style:family="paragraph" style:parent-style-name="Table_20_Heading">
      <style:text-properties officeooo:paragraph-rsid="00440013"/>
    </style:style>
    <style:style style:name="P49" style:family="paragraph" style:parent-style-name="Table_20_Contents">
      <style:text-properties officeooo:paragraph-rsid="00440013"/>
    </style:style>
    <style:style style:name="P50" style:family="paragraph" style:parent-style-name="Text_20_body">
      <style:paragraph-properties fo:text-align="start" style:justify-single-word="false"/>
      <style:text-properties officeooo:paragraph-rsid="00440013"/>
    </style:style>
    <style:style style:name="P51" style:family="paragraph" style:parent-style-name="Heading_20_4">
      <style:text-properties officeooo:paragraph-rsid="00440013"/>
    </style:style>
    <style:style style:name="P52" style:family="paragraph" style:parent-style-name="Heading_20_3" style:list-style-name="L2">
      <loext:graphic-properties draw:fill="none"/>
      <style:paragraph-properties fo:margin-top="0.247cm" fo:margin-bottom="0.212cm" style:contextual-spacing="false" fo:background-color="transparent"/>
      <style:text-properties officeooo:paragraph-rsid="004ec07b"/>
    </style:style>
    <style:style style:name="P53" style:family="paragraph" style:parent-style-name="Heading_20_3" style:list-style-name="L2">
      <loext:graphic-properties draw:fill="none"/>
      <style:paragraph-properties fo:margin-top="0.247cm" fo:margin-bottom="0.212cm" style:contextual-spacing="false" fo:background-color="transparent"/>
      <style:text-properties officeooo:paragraph-rsid="0045d8d7"/>
    </style:style>
    <style:style style:name="P54" style:family="paragraph" style:parent-style-name="Heading_20_3">
      <loext:graphic-properties draw:fill="none"/>
      <style:paragraph-properties fo:margin-top="0.247cm" fo:margin-bottom="0.212cm" style:contextual-spacing="false" fo:text-align="center" style:justify-single-word="false" fo:background-color="transparent"/>
      <style:text-properties officeooo:paragraph-rsid="0045d8d7"/>
    </style:style>
    <style:style style:name="P55" style:family="paragraph" style:parent-style-name="Heading_20_3">
      <loext:graphic-properties draw:fill="none"/>
      <style:paragraph-properties fo:margin-left="1.251cm" fo:margin-top="0.247cm" fo:margin-bottom="0.212cm" style:contextual-spacing="false" fo:text-indent="0cm" style:auto-text-indent="false" fo:background-color="transparent"/>
      <style:text-properties officeooo:paragraph-rsid="0045d8d7"/>
    </style:style>
    <style:style style:name="P56" style:family="paragraph" style:parent-style-name="Heading_20_1">
      <style:paragraph-properties fo:text-align="center" style:justify-single-word="false"/>
    </style:style>
    <style:style style:name="P57" style:family="paragraph" style:parent-style-name="Table_20_Contents">
      <style:text-properties officeooo:rsid="000f4c17" officeooo:paragraph-rsid="000f4c17"/>
    </style:style>
    <style:style style:name="P58"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text-properties officeooo:rsid="000f4c17" officeooo:paragraph-rsid="000f4c17"/>
    </style:style>
    <style:style style:name="P59"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style>
    <style:style style:name="P60" style:family="paragraph" style:parent-style-name="Heading_20_1" style:list-style-name="">
      <style:paragraph-properties fo:text-align="center" style:justify-single-word="false"/>
      <style:text-properties officeooo:paragraph-rsid="0045d8d7"/>
    </style:style>
    <style:style style:name="P61" style:family="paragraph" style:parent-style-name="Text_20_body">
      <style:text-properties fo:font-size="14pt" fo:font-style="normal" officeooo:paragraph-rsid="001c24cc" style:font-size-asian="14pt" style:font-style-asian="normal" style:font-size-complex="14pt" style:font-style-complex="normal"/>
    </style:style>
    <style:style style:name="P62" style:family="paragraph" style:parent-style-name="Text_20_body" style:list-style-name="L6">
      <style:text-properties fo:font-size="14pt" fo:font-style="normal" officeooo:paragraph-rsid="001c24cc" style:font-size-asian="14pt" style:font-style-asian="normal" style:font-size-complex="14pt" style:font-style-complex="normal"/>
    </style:style>
    <style:style style:name="P63" style:family="paragraph" style:parent-style-name="Text_20_body" style:list-style-name="L6">
      <style:text-properties officeooo:paragraph-rsid="001c24cc"/>
    </style:style>
    <style:style style:name="P64" style:family="paragraph" style:parent-style-name="Heading_20_1">
      <style:paragraph-properties fo:text-align="center" style:justify-single-word="false" fo:break-before="page"/>
      <style:text-properties officeooo:paragraph-rsid="00543095"/>
    </style:style>
    <style:style style:name="P65" style:family="paragraph" style:parent-style-name="Heading_20_2">
      <style:text-properties officeooo:paragraph-rsid="00543095"/>
    </style:style>
    <style:style style:name="P66" style:family="paragraph" style:parent-style-name="Text_20_body" style:list-style-name="L7">
      <style:text-properties officeooo:paragraph-rsid="00543095"/>
    </style:style>
    <style:style style:name="P67" style:family="paragraph" style:parent-style-name="Text_20_body" style:list-style-name="L7">
      <style:text-properties fo:font-size="14pt" officeooo:paragraph-rsid="00543095" style:font-size-asian="14pt" style:font-size-complex="14pt"/>
    </style:style>
    <style:style style:name="P68" style:family="paragraph" style:parent-style-name="Text_20_body" style:list-style-name="L8">
      <style:text-properties officeooo:paragraph-rsid="00543095"/>
    </style:style>
    <style:style style:name="P69" style:family="paragraph" style:parent-style-name="Text_20_body">
      <style:text-properties fo:font-size="14pt" officeooo:rsid="004c3f7d" officeooo:paragraph-rsid="00543095" style:font-size-asian="14pt" style:font-size-complex="14pt"/>
    </style:style>
    <style:style style:name="P70" style:family="paragraph" style:parent-style-name="Standard">
      <style:paragraph-properties style:line-height-at-least="0cm"/>
      <style:text-properties fo:color="#cccccc" loext:opacity="100%" style:font-name="Consolas" fo:font-size="12pt" fo:font-weight="normal" officeooo:rsid="004c3f7d" officeooo:paragraph-rsid="00543095" fo:background-color="#1f1f1f" style:font-size-asian="12pt" style:font-size-complex="12pt"/>
    </style:style>
    <style:style style:name="P71" style:family="paragraph" style:parent-style-name="Standard">
      <style:paragraph-properties fo:margin-left="0cm" fo:margin-right="0cm" style:line-height-at-least="0cm" fo:text-indent="0cm" style:auto-text-indent="false"/>
      <style:text-properties fo:color="#cccccc" loext:opacity="100%" style:font-name="Consolas" fo:font-size="12pt" fo:font-weight="normal" officeooo:paragraph-rsid="00543095" fo:background-color="#1f1f1f" style:font-size-asian="12pt" style:font-size-complex="12pt"/>
    </style:style>
    <style:style style:name="P72" style:family="paragraph" style:parent-style-name="Standard">
      <style:paragraph-properties fo:margin-left="0cm" fo:margin-right="0cm" style:line-height-at-least="0cm" fo:text-indent="0cm" style:auto-text-indent="false"/>
      <style:text-properties fo:font-size="12pt" officeooo:paragraph-rsid="00543095" style:font-size-asian="12pt" style:font-size-complex="12pt"/>
    </style:style>
    <style:style style:name="P73" style:family="paragraph" style:parent-style-name="Heading_20_3">
      <style:text-properties officeooo:paragraph-rsid="00543095"/>
    </style:style>
    <style:style style:name="P74" style:family="paragraph" style:parent-style-name="Text_20_body" style:list-style-name="L9">
      <style:text-properties officeooo:paragraph-rsid="00543095"/>
    </style:style>
    <style:style style:name="P75" style:family="paragraph" style:parent-style-name="Text_20_body" style:list-style-name="L9">
      <style:text-properties fo:font-size="14pt" officeooo:paragraph-rsid="00543095" style:font-size-asian="14pt" style:font-size-complex="14pt"/>
    </style:style>
    <style:style style:name="P76" style:family="paragraph" style:parent-style-name="Text_20_body" style:list-style-name="L10">
      <style:text-properties officeooo:paragraph-rsid="00543095"/>
    </style:style>
    <style:style style:name="P77" style:family="paragraph" style:parent-style-name="Text_20_body" style:list-style-name="L10">
      <style:text-properties fo:font-size="14pt" officeooo:paragraph-rsid="00543095" style:font-size-asian="14pt" style:font-size-complex="14pt"/>
    </style:style>
    <style:style style:name="P78" style:family="paragraph" style:parent-style-name="Text_20_body">
      <style:text-properties fo:font-size="14pt" officeooo:paragraph-rsid="00543095" style:font-size-asian="14pt" style:font-size-complex="14pt"/>
    </style:style>
    <style:style style:name="P79" style:family="paragraph" style:parent-style-name="Heading_20_1">
      <style:paragraph-properties fo:text-align="center" style:justify-single-word="false"/>
      <style:text-properties officeooo:rsid="001c24cc" officeooo:paragraph-rsid="001c24cc"/>
    </style:style>
    <style:style style:name="P80" style:family="paragraph" style:parent-style-name="Text_20_body">
      <style:paragraph-properties fo:text-align="start" style:justify-single-word="false"/>
      <style:text-properties officeooo:paragraph-rsid="001c24cc"/>
    </style:style>
    <style:style style:name="P81" style:family="paragraph" style:parent-style-name="Text_20_body" style:list-style-name="L11"/>
    <style:style style:name="P82" style:family="paragraph" style:parent-style-name="Text_20_body">
      <style:paragraph-properties fo:text-align="start" style:justify-single-word="false"/>
      <style:text-properties fo:font-size="14pt" officeooo:paragraph-rsid="001c24cc" style:font-size-asian="14pt" style:font-size-complex="14pt"/>
    </style:style>
    <style:style style:name="P83" style:family="paragraph" style:parent-style-name="Heading_20_1">
      <style:paragraph-properties fo:text-align="center" style:justify-single-word="false" fo:break-before="page"/>
    </style:style>
    <style:style style:name="P84" style:family="paragraph" style:parent-style-name="Heading_20_2" style:list-style-name="L12">
      <style:text-properties officeooo:paragraph-rsid="00468366"/>
    </style:style>
    <style:style style:name="P85" style:family="paragraph" style:parent-style-name="Text_20_body" style:list-style-name="L13">
      <style:text-properties officeooo:paragraph-rsid="00468366"/>
    </style:style>
    <style:style style:name="P86" style:family="paragraph" style:parent-style-name="Text_20_body" style:list-style-name="L14"/>
    <style:style style:name="P87" style:family="paragraph" style:parent-style-name="Heading_20_1" style:list-style-name="">
      <style:paragraph-properties fo:text-align="center" style:justify-single-word="false"/>
      <style:text-properties fo:font-size="18pt" style:font-size-asian="18pt" style:font-size-complex="18pt"/>
    </style:style>
    <style:style style:name="P88" style:family="paragraph" style:parent-style-name="Heading_20_1">
      <style:paragraph-properties fo:text-align="center" style:justify-single-word="false" fo:break-before="page"/>
      <style:text-properties fo:font-size="18pt" style:font-size-asian="18pt" style:font-size-complex="18pt"/>
    </style:style>
    <style:style style:name="P89" style:family="paragraph" style:parent-style-name="Table_20_Heading">
      <style:text-properties fo:font-size="14pt" style:font-size-asian="14pt" style:font-size-complex="14pt"/>
    </style:style>
    <style:style style:name="P90" style:family="paragraph" style:parent-style-name="Table_20_Contents">
      <style:text-properties fo:font-size="14pt" style:font-size-asian="14pt" style:font-size-complex="14pt"/>
    </style:style>
    <style:style style:name="P91" style:family="paragraph" style:parent-style-name="Text_20_body" style:list-style-name="L15">
      <style:text-properties fo:font-size="14pt" style:font-size-asian="14pt" style:font-size-complex="14pt"/>
    </style:style>
    <style:style style:name="P92" style:family="paragraph" style:parent-style-name="Text_20_body" style:list-style-name="L15"/>
    <style:style style:name="P93" style:family="paragraph" style:parent-style-name="Horizontal_20_Line">
      <style:text-properties fo:font-size="14pt" style:font-size-asian="14pt" style:font-size-complex="14pt"/>
    </style:style>
    <style:style style:name="P94" style:family="paragraph" style:parent-style-name="Text_20_body" style:list-style-name="L16"/>
    <style:style style:name="P95" style:family="paragraph" style:parent-style-name="Text_20_body" style:list-style-name="L16">
      <style:text-properties fo:font-size="14pt" style:font-size-asian="14pt" style:font-size-complex="14pt"/>
    </style:style>
    <style:style style:name="P96" style:family="paragraph" style:parent-style-name="Text_20_body" style:list-style-name="L17"/>
    <style:style style:name="P97" style:family="paragraph" style:parent-style-name="Text_20_body" style:list-style-name="L17">
      <style:text-properties fo:font-size="14pt" style:font-size-asian="14pt" style:font-size-complex="14pt"/>
    </style:style>
    <style:style style:name="P98" style:family="paragraph" style:parent-style-name="Text_20_body" style:list-style-name="L18"/>
    <style:style style:name="P99" style:family="paragraph" style:parent-style-name="Text_20_body" style:list-style-name="L18">
      <style:text-properties fo:font-size="14pt" style:font-size-asian="14pt" style:font-size-complex="14pt"/>
    </style:style>
    <style:style style:name="P100" style:family="paragraph" style:parent-style-name="Text_20_body" style:list-style-name="L19">
      <style:text-properties fo:font-size="14pt" style:font-size-asian="14pt" style:font-size-complex="14pt"/>
    </style:style>
    <style:style style:name="P101" style:family="paragraph" style:parent-style-name="Text_20_body" style:list-style-name="L20"/>
    <style:style style:name="P102" style:family="paragraph" style:parent-style-name="Text_20_body" style:list-style-name="L20">
      <style:text-properties fo:font-size="14pt" style:font-size-asian="14pt" style:font-size-complex="14pt"/>
    </style:style>
    <style:style style:name="P103" style:family="paragraph" style:parent-style-name="Text_20_body" style:list-style-name="L21">
      <style:text-properties fo:font-size="14pt" style:font-size-asian="14pt" style:font-size-complex="14pt"/>
    </style:style>
    <style:style style:name="P104" style:family="paragraph" style:parent-style-name="Text_20_body">
      <style:text-properties fo:font-size="14pt" style:font-size-asian="14pt" style:font-size-complex="14pt"/>
    </style:style>
    <style:style style:name="P105" style:family="paragraph" style:parent-style-name="Heading_20_1" style:list-style-name="">
      <style:paragraph-properties fo:text-align="center" style:justify-single-word="false"/>
      <style:text-properties fo:font-size="14pt" style:font-size-asian="14pt" style:font-size-complex="14pt"/>
    </style:style>
    <style:style style:name="T1" style:family="text">
      <style:text-properties officeooo:rsid="0022342e"/>
    </style:style>
    <style:style style:name="T2" style:family="text">
      <style:text-properties officeooo:rsid="002f12c4"/>
    </style:style>
    <style:style style:name="T3" style:family="text">
      <style:text-properties officeooo:rsid="003b031a"/>
    </style:style>
    <style:style style:name="T4" style:family="text">
      <style:text-properties officeooo:rsid="001fba54"/>
    </style:style>
    <style:style style:name="T5" style:family="text">
      <style:text-properties fo:font-weight="normal" style:font-weight-asian="normal" style:font-weight-complex="normal"/>
    </style:style>
    <style:style style:name="T6" style:family="text">
      <style:text-properties fo:font-weight="normal" officeooo:rsid="003a6789" style:font-weight-asian="normal" style:font-weight-complex="normal"/>
    </style:style>
    <style:style style:name="T7" style:family="text">
      <style:text-properties fo:font-weight="normal" officeooo:rsid="002f12c4" style:font-weight-asian="normal" style:font-weight-complex="normal"/>
    </style:style>
    <style:style style:name="T8" style:family="text">
      <style:text-properties officeooo:rsid="003a6789"/>
    </style:style>
    <style:style style:name="T9" style:family="text">
      <style:text-properties officeooo:rsid="001db241"/>
    </style:style>
    <style:style style:name="T10" style:family="text">
      <style:text-properties style:text-line-through-style="solid" style:text-line-through-type="single" fo:font-weight="normal" style:font-weight-asian="normal" style:font-weight-complex="normal"/>
    </style:style>
    <style:style style:name="T11" style:family="text">
      <style:text-properties fo:font-weight="bold" officeooo:rsid="001cbfd2" style:font-weight-asian="bold" style:font-weight-complex="bold"/>
    </style:style>
    <style:style style:name="T12" style:family="text">
      <style:text-properties officeooo:rsid="001cbfd2"/>
    </style:style>
    <style:style style:name="T13" style:family="text">
      <style:text-properties fo:font-weight="normal" officeooo:rsid="001cbfd2" style:font-weight-asian="normal" style:font-weight-complex="normal"/>
    </style:style>
    <style:style style:name="T14" style:family="text">
      <style:text-properties fo:font-weight="normal" officeooo:rsid="001db241" style:font-weight-asian="normal" style:font-weight-complex="normal"/>
    </style:style>
    <style:style style:name="T15" style:family="text">
      <style:text-properties fo:font-weight="normal" officeooo:rsid="003cc182" style:font-weight-asian="normal" style:font-weight-complex="normal"/>
    </style:style>
    <style:style style:name="T16" style:family="text">
      <style:text-properties fo:font-weight="normal" officeooo:rsid="001fba54" style:font-weight-asian="normal" style:font-weight-complex="normal"/>
    </style:style>
    <style:style style:name="T17" style:family="text">
      <style:text-properties fo:font-weight="normal" officeooo:rsid="001e5cce" style:font-weight-asian="normal" style:font-weight-complex="normal"/>
    </style:style>
    <style:style style:name="T18" style:family="text">
      <style:text-properties officeooo:rsid="0017d404"/>
    </style:style>
    <style:style style:name="T19" style:family="text">
      <style:text-properties officeooo:rsid="002808ec"/>
    </style:style>
    <style:style style:name="T20" style:family="text">
      <style:text-properties fo:font-weight="normal" officeooo:rsid="002808ec" style:font-weight-asian="normal" style:font-weight-complex="normal"/>
    </style:style>
    <style:style style:name="T21" style:family="text">
      <style:text-properties officeooo:rsid="002538c8"/>
    </style:style>
    <style:style style:name="T22" style:family="text">
      <style:text-properties officeooo:rsid="0029db0f"/>
    </style:style>
    <style:style style:name="T23" style:family="text">
      <style:text-properties officeooo:rsid="00240d29"/>
    </style:style>
    <style:style style:name="T24" style:family="text">
      <style:text-properties fo:font-weight="normal" officeooo:rsid="00240d29" style:font-weight-asian="normal" style:font-weight-complex="normal"/>
    </style:style>
    <style:style style:name="T25" style:family="text">
      <style:text-properties officeooo:rsid="003f76b6"/>
    </style:style>
    <style:style style:name="T26" style:family="text">
      <style:text-properties fo:font-weight="normal" officeooo:rsid="003f76b6" style:font-weight-asian="normal" style:font-weight-complex="normal"/>
    </style:style>
    <style:style style:name="T27" style:family="text">
      <style:text-properties officeooo:rsid="00156f6a"/>
    </style:style>
    <style:style style:name="T28" style:family="text">
      <style:text-properties fo:font-weight="normal" officeooo:rsid="00156f6a" style:font-weight-asian="normal" style:font-weight-complex="normal"/>
    </style:style>
    <style:style style:name="T29" style:family="text">
      <style:text-properties style:font-name="Liberation Serif" fo:font-size="14pt" fo:font-weight="normal" officeooo:rsid="001fba54" style:font-name-asian="NSimSun1" style:font-size-asian="14pt" style:font-weight-asian="normal" style:font-name-complex="Arial1" style:font-size-complex="14pt" style:font-weight-complex="normal"/>
    </style:style>
    <style:style style:name="T30" style:family="text">
      <style:text-properties style:font-name="Liberation Serif" fo:font-size="14pt" fo:font-weight="normal" officeooo:rsid="00156f6a" style:font-name-asian="NSimSun1" style:font-size-asian="14pt" style:font-weight-asian="normal" style:font-name-complex="Arial1" style:font-size-complex="14pt" style:font-weight-complex="normal"/>
    </style:style>
    <style:style style:name="T31" style:family="text">
      <style:text-properties style:font-name="Liberation Serif" fo:font-size="14pt" fo:font-weight="normal" officeooo:rsid="00240d29" style:font-name-asian="NSimSun1" style:font-size-asian="14pt" style:font-weight-asian="normal" style:font-name-complex="Arial1" style:font-size-complex="14pt" style:font-weight-complex="normal"/>
    </style:style>
    <style:style style:name="T32" style:family="text">
      <style:text-properties style:font-name="Liberation Serif" fo:font-size="14pt" fo:font-weight="normal" officeooo:rsid="003f76b6" style:font-name-asian="NSimSun1" style:font-size-asian="14pt" style:font-weight-asian="normal" style:font-name-complex="Arial1" style:font-size-complex="14pt" style:font-weight-complex="normal"/>
    </style:style>
    <style:style style:name="T33" style:family="text">
      <style:text-properties style:font-name="Liberation Serif" fo:font-size="14pt" fo:font-weight="normal" officeooo:rsid="005359ef" style:font-name-asian="NSimSun1" style:font-size-asian="14pt" style:font-weight-asian="normal" style:font-name-complex="Arial1" style:font-size-complex="14pt" style:font-weight-complex="normal"/>
    </style:style>
    <style:style style:name="T34" style:family="text">
      <style:text-properties fo:font-weight="normal" officeooo:rsid="000f4c17"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186d54" style:font-weight-asian="bold" style:font-weight-complex="bold"/>
    </style:style>
    <style:style style:name="T37" style:family="text">
      <style:text-properties officeooo:rsid="00408efa"/>
    </style:style>
    <style:style style:name="T38" style:family="text">
      <style:text-properties fo:font-size="14pt" fo:font-weight="normal" style:font-size-asian="14pt" style:font-weight-asian="normal" style:font-size-complex="14pt" style:font-weight-complex="normal"/>
    </style:style>
    <style:style style:name="T39" style:family="text">
      <style:text-properties fo:font-size="14pt" fo:font-weight="normal" officeooo:rsid="001bc72e" style:font-size-asian="14pt" style:font-weight-asian="normal" style:font-size-complex="14pt" style:font-weight-complex="normal"/>
    </style:style>
    <style:style style:name="T40" style:family="text">
      <style:text-properties fo:font-weight="normal" officeooo:rsid="004178b2" style:font-weight-asian="normal" style:font-weight-complex="normal"/>
    </style:style>
    <style:style style:name="T41" style:family="text">
      <style:text-properties officeooo:rsid="00177979"/>
    </style:style>
    <style:style style:name="T42" style:family="text">
      <style:text-properties fo:font-weight="normal" officeooo:rsid="00177979" style:font-weight-asian="normal" style:font-weight-complex="normal"/>
    </style:style>
    <style:style style:name="T43" style:family="text">
      <style:text-properties fo:font-weight="normal" officeooo:rsid="001c24cc" style:font-weight-asian="normal" style:font-weight-complex="normal"/>
    </style:style>
    <style:style style:name="T44" style:family="text">
      <style:text-properties officeooo:rsid="002541d5"/>
    </style:style>
    <style:style style:name="T45" style:family="text">
      <style:text-properties fo:font-weight="bold" officeooo:rsid="001c24cc" style:font-weight-asian="bold" style:font-weight-complex="bold"/>
    </style:style>
    <style:style style:name="T46" style:family="text">
      <style:text-properties fo:font-weight="normal" officeooo:rsid="002541d5" style:font-weight-asian="normal" style:font-weight-complex="normal"/>
    </style:style>
    <style:style style:name="T47" style:family="text">
      <style:text-properties fo:font-weight="normal" officeooo:rsid="0011f67e" style:font-weight-asian="normal" style:font-weight-complex="normal"/>
    </style:style>
    <style:style style:name="T48" style:family="text">
      <style:text-properties officeooo:rsid="0026f3d8"/>
    </style:style>
    <style:style style:name="T49" style:family="text">
      <style:text-properties style:font-name="Liberation Serif" fo:font-size="14pt" fo:font-weight="normal" style:font-name-asian="NSimSun1" style:font-size-asian="14pt" style:font-weight-asian="normal" style:font-name-complex="Arial1" style:font-size-complex="14pt" style:font-weight-complex="normal"/>
    </style:style>
    <style:style style:name="T50" style:family="text">
      <style:text-properties style:font-name="Liberation Serif" fo:font-size="14pt" fo:font-weight="normal" officeooo:rsid="001c24cc" style:font-name-asian="NSimSun1" style:font-size-asian="14pt" style:font-weight-asian="normal" style:font-name-complex="Arial1" style:font-size-complex="14pt" style:font-weight-complex="normal"/>
    </style:style>
    <style:style style:name="T51" style:family="text">
      <style:text-properties style:font-name="Liberation Serif" fo:font-size="14pt" fo:font-weight="bold" style:font-name-asian="NSimSun1" style:font-size-asian="14pt" style:font-weight-asian="bold" style:font-name-complex="Arial1" style:font-size-complex="14pt" style:font-weight-complex="bold"/>
    </style:style>
    <style:style style:name="T52" style:family="text">
      <style:text-properties officeooo:rsid="0027e275"/>
    </style:style>
    <style:style style:name="T53" style:family="text">
      <style:text-properties officeooo:rsid="0011f67e"/>
    </style:style>
    <style:style style:name="T54" style:family="text">
      <style:text-properties officeooo:rsid="001c24cc"/>
    </style:style>
    <style:style style:name="T55" style:family="text">
      <style:text-properties fo:font-weight="normal" officeooo:rsid="0010f95a" style:font-weight-asian="normal" style:font-weight-complex="normal"/>
    </style:style>
    <style:style style:name="T56" style:family="text">
      <style:text-properties fo:font-size="14pt" fo:font-weight="normal" officeooo:rsid="0027e275" style:font-size-asian="14pt" style:font-weight-asian="normal" style:font-size-complex="14pt" style:font-weight-complex="normal"/>
    </style:style>
    <style:style style:name="T57" style:family="text">
      <style:text-properties fo:font-size="14pt" fo:font-weight="normal" officeooo:rsid="0011f67e" style:font-size-asian="14pt" style:font-weight-asian="normal" style:font-size-complex="14pt" style:font-weight-complex="normal"/>
    </style:style>
    <style:style style:name="T58" style:family="text">
      <style:text-properties fo:font-weight="normal" officeooo:rsid="0027e275" style:font-weight-asian="normal" style:font-weight-complex="normal"/>
    </style:style>
    <style:style style:name="T59" style:family="text">
      <style:text-properties fo:font-weight="bold" officeooo:rsid="002808ec" style:font-weight-asian="bold" style:font-weight-complex="bold"/>
    </style:style>
    <style:style style:name="T60" style:family="text">
      <style:text-properties fo:font-weight="bold" officeooo:rsid="0010f95a" style:font-weight-asian="bold" style:font-weight-complex="bold"/>
    </style:style>
    <style:style style:name="T61" style:family="text">
      <style:text-properties officeooo:rsid="00440013"/>
    </style:style>
    <style:style style:name="T62" style:family="text">
      <style:text-properties style:font-name="Liberation Serif" fo:font-size="14pt" officeooo:rsid="001e5cce" style:font-name-asian="NSimSun1" style:font-size-asian="14pt" style:font-name-complex="Arial1" style:font-size-complex="14pt"/>
    </style:style>
    <style:style style:name="T63" style:family="text">
      <style:text-properties style:font-name="Liberation Serif" fo:font-size="14pt" fo:font-weight="normal" officeooo:rsid="002bedd0" style:font-name-asian="NSimSun1" style:font-size-asian="14pt" style:font-weight-asian="normal" style:font-name-complex="Arial1" style:font-size-complex="14pt" style:font-weight-complex="normal"/>
    </style:style>
    <style:style style:name="T64" style:family="text">
      <style:text-properties style:font-name="Liberation Serif" fo:font-size="14pt" fo:font-weight="normal" officeooo:rsid="001e5cce" style:font-name-asian="NSimSun1" style:font-size-asian="14pt" style:font-weight-asian="normal" style:font-name-complex="Arial1" style:font-size-complex="14pt" style:font-weight-complex="normal"/>
    </style:style>
    <style:style style:name="T65" style:family="text">
      <style:text-properties officeooo:rsid="001e5cce"/>
    </style:style>
    <style:style style:name="T66" style:family="text">
      <style:text-properties fo:font-weight="normal" officeooo:rsid="0029db0f" style:font-weight-asian="normal" style:font-weight-complex="normal"/>
    </style:style>
    <style:style style:name="T67" style:family="text">
      <style:text-properties fo:font-weight="normal" officeooo:rsid="00440013" style:font-weight-asian="normal" style:font-weight-complex="normal"/>
    </style:style>
    <style:style style:name="T68" style:family="text">
      <style:text-properties style:font-name="Liberation Serif" fo:font-size="14pt" fo:font-weight="normal" officeooo:rsid="004ec07b" style:font-name-asian="NSimSun1" style:font-size-asian="14pt" style:font-weight-asian="normal" style:font-name-complex="Arial1" style:font-size-complex="14pt" style:font-weight-complex="normal"/>
    </style:style>
    <style:style style:name="T69" style:family="text">
      <style:text-properties style:font-name="Liberation Serif" fo:font-size="14pt" fo:font-weight="normal" officeooo:rsid="0010f95a" style:font-name-asian="NSimSun1" style:font-size-asian="14pt" style:font-weight-asian="normal" style:font-name-complex="Arial1" style:font-size-complex="14pt" style:font-weight-complex="normal"/>
    </style:style>
    <style:style style:name="T70" style:family="text">
      <style:text-properties officeooo:rsid="0010f95a"/>
    </style:style>
    <style:style style:name="T71" style:family="text">
      <style:text-properties style:font-name="Liberation Serif" fo:font-size="14pt" fo:font-weight="normal" officeooo:rsid="004c3f7d" style:font-name-asian="NSimSun1" style:font-size-asian="14pt" style:font-weight-asian="normal" style:font-name-complex="Arial1" style:font-size-complex="14pt" style:font-weight-complex="normal"/>
    </style:style>
    <style:style style:name="T72" style:family="text">
      <style:text-properties style:font-name="Liberation Serif" fo:font-size="14pt" fo:font-weight="normal" officeooo:rsid="002bd709" style:font-name-asian="NSimSun1" style:font-size-asian="14pt" style:font-weight-asian="normal" style:font-name-complex="Arial1" style:font-size-complex="14pt" style:font-weight-complex="normal"/>
    </style:style>
    <style:style style:name="T73" style:family="text">
      <style:text-properties style:text-line-through-style="solid" style:text-line-through-type="single" style:font-name="Liberation Serif" fo:font-size="14pt" fo:font-weight="bold" officeooo:rsid="001e5cce" style:font-name-asian="NSimSun1" style:font-size-asian="14pt" style:font-weight-asian="bold" style:font-name-complex="Arial1" style:font-size-complex="14pt" style:font-weight-complex="bold"/>
    </style:style>
    <style:style style:name="T74" style:family="text">
      <style:text-properties style:text-line-through-style="solid" style:text-line-through-type="single" style:font-name="Liberation Serif" fo:font-size="14pt" fo:font-weight="bold" officeooo:rsid="002bd709" style:font-name-asian="NSimSun1" style:font-size-asian="14pt" style:font-weight-asian="bold" style:font-name-complex="Arial1" style:font-size-complex="14pt" style:font-weight-complex="bold"/>
    </style:style>
    <style:style style:name="T75" style:family="text">
      <style:text-properties style:text-line-through-style="solid" style:text-line-through-type="single" style:font-name="Liberation Serif" fo:font-size="14pt" fo:font-weight="normal" officeooo:rsid="001e5cce" style:font-name-asian="NSimSun1" style:font-size-asian="14pt" style:font-weight-asian="normal" style:font-name-complex="Arial1" style:font-size-complex="14pt" style:font-weight-complex="normal"/>
    </style:style>
    <style:style style:name="T76" style:family="text">
      <style:text-properties style:text-line-through-style="solid" style:text-line-through-type="single" style:font-name="Liberation Serif" fo:font-size="14pt" fo:font-weight="normal" officeooo:rsid="002bd709" style:font-name-asian="NSimSun1" style:font-size-asian="14pt" style:font-weight-asian="normal" style:font-name-complex="Arial1" style:font-size-complex="14pt" style:font-weight-complex="normal"/>
    </style:style>
    <style:style style:name="T77" style:family="text">
      <style:text-properties style:text-line-through-style="solid" style:text-line-through-type="single" style:font-name="Liberation Serif" fo:font-size="14pt" officeooo:rsid="005012a8" style:font-name-asian="NSimSun1" style:font-size-asian="14pt" style:font-name-complex="Arial1" style:font-size-complex="14pt"/>
    </style:style>
    <style:style style:name="T78" style:family="text">
      <style:text-properties style:text-line-through-style="solid" style:text-line-through-type="single" style:font-name="Liberation Serif" fo:font-size="14pt" officeooo:rsid="002bd709" style:font-name-asian="NSimSun1" style:font-size-asian="14pt" style:font-name-complex="Arial1" style:font-size-complex="14pt"/>
    </style:style>
    <style:style style:name="T79" style:family="text">
      <style:text-properties style:text-line-through-style="solid" style:text-line-through-type="single" style:font-name="Liberation Serif" fo:font-size="14pt" officeooo:rsid="001e5cce" style:font-name-asian="NSimSun1" style:font-size-asian="14pt" style:font-name-complex="Arial1" style:font-size-complex="14pt"/>
    </style:style>
    <style:style style:name="T80" style:family="text">
      <style:text-properties style:text-line-through-style="solid" style:text-line-through-type="single" style:font-name="Liberation Serif" fo:font-size="14pt" fo:font-weight="normal" officeooo:rsid="001fba54" style:font-name-asian="NSimSun1" style:font-size-asian="14pt" style:font-weight-asian="normal" style:font-name-complex="Arial1" style:font-size-complex="14pt" style:font-weight-complex="normal"/>
    </style:style>
    <style:style style:name="T81" style:family="text">
      <style:text-properties officeooo:rsid="002bedd0"/>
    </style:style>
    <style:style style:name="T82" style:family="text">
      <style:text-properties style:font-name="Liberation Serif" fo:font-size="14pt" officeooo:rsid="001fba54" style:font-name-asian="NSimSun1" style:font-size-asian="14pt" style:font-name-complex="Arial1" style:font-size-complex="14pt"/>
    </style:style>
    <style:style style:name="T83" style:family="text">
      <style:text-properties fo:font-weight="normal" officeooo:rsid="002cce19" style:font-weight-asian="normal" style:font-weight-complex="normal"/>
    </style:style>
    <style:style style:name="T84" style:family="text">
      <style:text-properties style:font-name="Liberation Serif" fo:font-size="14pt" fo:font-weight="normal" officeooo:rsid="002cce19" style:font-name-asian="NSimSun1" style:font-size-asian="14pt" style:font-weight-asian="normal" style:font-name-complex="Arial1" style:font-size-complex="14pt" style:font-weight-complex="normal"/>
    </style:style>
    <style:style style:name="T85" style:family="text">
      <style:text-properties fo:font-size="14pt" fo:font-weight="normal" officeooo:rsid="001fba54" style:font-size-asian="14pt" style:font-weight-asian="normal" style:font-size-complex="14pt" style:font-weight-complex="normal"/>
    </style:style>
    <style:style style:name="T86" style:family="text">
      <style:text-properties fo:font-weight="normal" officeooo:rsid="002bedd0" style:font-weight-asian="normal" style:font-weight-complex="normal"/>
    </style:style>
    <style:style style:name="T87" style:family="text">
      <style:text-properties fo:font-weight="normal" officeooo:rsid="002039d1" style:font-weight-asian="normal" style:font-weight-complex="normal"/>
    </style:style>
    <style:style style:name="T88" style:family="text">
      <style:text-properties officeooo:rsid="000f4c17"/>
    </style:style>
    <style:style style:name="T89" style:family="text">
      <style:text-properties officeooo:rsid="0019ed71"/>
    </style:style>
    <style:style style:name="T90" style:family="text">
      <style:text-properties fo:font-size="14pt" fo:font-style="normal" style:font-size-asian="14pt" style:font-style-asian="normal" style:font-size-complex="14pt" style:font-style-complex="normal"/>
    </style:style>
    <style:style style:name="T91" style:family="text">
      <style:text-properties fo:font-size="14pt" fo:font-style="normal" fo:font-weight="normal" style:font-size-asian="14pt" style:font-style-asian="normal" style:font-weight-asian="normal" style:font-size-complex="14pt" style:font-style-complex="normal" style:font-weight-complex="normal"/>
    </style:style>
    <style:style style:name="T92" style:family="text">
      <style:text-properties officeooo:rsid="004c3f7d"/>
    </style:style>
    <style:style style:name="T93" style:family="text">
      <style:text-properties fo:font-size="14pt" style:font-size-asian="14pt" style:font-size-complex="14pt"/>
    </style:style>
    <style:style style:name="T94" style:family="text">
      <style:text-properties officeooo:rsid="0047e158"/>
    </style:style>
    <style:style style:name="T95" style:family="text">
      <style:text-properties fo:font-size="14pt" officeooo:rsid="004c3f7d" style:font-size-asian="14pt" style:font-size-complex="14pt"/>
    </style:style>
    <style:style style:name="T96" style:family="text">
      <style:text-properties fo:color="#9cdcfe" loext:opacity="100%"/>
    </style:style>
    <style:style style:name="T97" style:family="text">
      <style:text-properties fo:color="#d4d4d4" loext:opacity="100%"/>
    </style:style>
    <style:style style:name="T98" style:family="text">
      <style:text-properties fo:color="#dcdcaa" loext:opacity="100%"/>
    </style:style>
    <style:style style:name="T99" style:family="text">
      <style:text-properties fo:color="#d4d4d4" loext:opacity="100%" style:font-name="Consolas" fo:font-weight="normal" fo:background-color="#1f1f1f" loext:char-shading-value="0"/>
    </style:style>
    <style:style style:name="T100" style:family="text">
      <style:text-properties fo:color="#ce9178" loext:opacity="100%"/>
    </style:style>
    <style:style style:name="T101" style:family="text">
      <style:text-properties fo:font-size="14pt" officeooo:rsid="0047e158" style:font-size-asian="14pt" style:font-size-complex="14pt"/>
    </style:style>
    <style:style style:name="T102" style:family="text">
      <style:text-properties fo:font-size="18pt" style:font-size-asian="18pt" style:font-size-complex="18pt"/>
    </style:style>
    <style:style style:name="T103" style:family="text">
      <style:text-properties fo:font-size="14pt" fo:font-weight="normal" officeooo:rsid="00468366" style:font-size-asian="14pt" style:font-weight-asian="normal" style:font-size-complex="14pt" style:font-weight-complex="normal"/>
    </style:style>
    <style:style style:name="T104" style:family="text">
      <style:text-properties fo:color="#158466" loext:opacity="100%" fo:font-size="14pt" fo:font-weight="normal" style:font-size-asian="14pt" style:font-weight-asian="normal" style:font-size-complex="14pt" style:font-weight-complex="normal"/>
    </style:style>
    <style:style style:name="T105" style:family="text">
      <style:text-properties fo:color="#158466" loext:opacity="100%" fo:font-size="14pt" fo:font-weight="normal" officeooo:rsid="00468366" style:font-size-asian="14pt" style:font-weight-asian="normal" style:font-size-complex="14pt" style:font-weight-complex="normal"/>
    </style:style>
    <style:style style:name="T106" style:family="text">
      <style:text-properties style:font-name="Liberation Serif" fo:font-size="14pt" fo:font-weight="normal" officeooo:rsid="00468366" style:font-name-asian="NSimSun1" style:font-size-asian="14pt" style:font-weight-asian="normal" style:font-name-complex="Arial1" style:font-size-complex="14pt" style:font-weight-complex="normal"/>
    </style:style>
    <style:style style:name="T107" style:family="text">
      <style:text-properties officeooo:rsid="00468366"/>
    </style:style>
    <style:style style:name="T108" style:family="text">
      <style:text-properties fo:font-weight="normal" officeooo:rsid="00468366" style:font-weight-asian="normal" style:font-weight-complex="normal"/>
    </style:style>
    <style:style style:name="T109" style:family="text">
      <style:text-properties fo:font-size="14pt" officeooo:rsid="00468366" style:font-size-asian="14pt" style:font-size-complex="14pt"/>
    </style:style>
    <style:style style:name="T110" style:family="text">
      <style:text-properties officeooo:rsid="003630e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ódulos <text:span text:style-name="T1">Identificados</text:span></text:h>
      <table:table table:name="Tabela12" table:style-name="Tabela12">
        <table:table-column table:style-name="Tabela12.A"/>
        <table:table-column table:style-name="Tabela12.B"/>
        <table:table-header-rows>
          <table:table-row>
            <table:table-cell table:style-name="Tabela12.A1" office:value-type="string">
              <text:p text:style-name="P2">Módulo</text:p>
            </table:table-cell>
            <table:table-cell table:style-name="Tabela12.A1" office:value-type="string">
              <text:p text:style-name="P2">Objetivo</text:p>
            </table:table-cell>
          </table:table-row>
        </table:table-header-rows>
        <table:table-row>
          <table:table-cell table:style-name="Tabela12.A1" office:value-type="string">
            <text:p text:style-name="P3"><text:span text:style-name="Strong_20_Emphasis"><text:span text:style-name="T2">Estoque</text:span></text:span></text:p>
          </table:table-cell>
          <table:table-cell table:style-name="Tabela12.A1" office:value-type="string">
            <text:p text:style-name="P4">Inventário &amp; Movimentações</text:p>
          </table:table-cell>
        </table:table-row>
        <table:table-row>
          <table:table-cell table:style-name="Tabela12.A1" office:value-type="string">
            <text:p text:style-name="P5"><text:span text:style-name="Strong_20_Emphasis">Vendas</text:span></text:p>
          </table:table-cell>
          <table:table-cell table:style-name="Tabela12.A1" office:value-type="string">
            <text:p text:style-name="P4">Reservar &amp; Vender</text:p>
          </table:table-cell>
        </table:table-row>
        <table:table-row>
          <table:table-cell table:style-name="Tabela12.A1" office:value-type="string">
            <text:p text:style-name="P5"><text:span text:style-name="Strong_20_Emphasis">Financeiro</text:span></text:p>
          </table:table-cell>
          <table:table-cell table:style-name="Tabela12.A1" office:value-type="string">
            <text:p text:style-name="P5">Crediário, <text:span text:style-name="T3">Recebimento, Obrigações, Pagamentos</text:span></text:p>
          </table:table-cell>
        </table:table-row>
        <table:table-row>
          <table:table-cell table:style-name="Tabela12.A1" office:value-type="string">
            <text:p text:style-name="P5"><text:span text:style-name="Strong_20_Emphasis"><text:span text:style-name="T4">Cadastro</text:span></text:span></text:p>
          </table:table-cell>
          <table:table-cell table:style-name="Tabela12.A1" office:value-type="string">
            <text:p text:style-name="P5">Clientes, fornecedores, vendedores</text:p>
          </table:table-cell>
        </table:table-row>
        <table:table-row>
          <table:table-cell table:style-name="Tabela12.A1" office:value-type="string">
            <text:p text:style-name="P5"><text:span text:style-name="Strong_20_Emphasis">Relatórios</text:span></text:p>
          </table:table-cell>
          <table:table-cell table:style-name="Tabela12.A1" office:value-type="string">
            <text:p text:style-name="P6">Análises, gráfico<text:span text:style-name="T5">s</text:span><text:span text:style-name="Strong_20_Emphasis"><text:span text:style-name="T5"> &amp; Dashboards</text:span></text:span><text:span text:style-name="T5">, export</text:span>ações </text:p>
          </table:table-cell>
        </table:table-row>
        <table:table-row>
          <table:table-cell table:style-name="Tabela12.A1" office:value-type="string">
            <text:p text:style-name="P5"><text:span text:style-name="Strong_20_Emphasis">Segurança</text:span></text:p>
          </table:table-cell>
          <table:table-cell table:style-name="Tabela12.A1" office:value-type="string">
            <text:p text:style-name="P3"><text:span text:style-name="Strong_20_Emphasis"><text:s/></text:span><text:span text:style-name="Strong_20_Emphasis"><text:span text:style-name="T6">Permissões</text:span></text:span><text:span text:style-name="Strong_20_Emphasis"><text:span text:style-name="T5"> </text:span></text:span><text:span text:style-name="Strong_20_Emphasis"><text:span text:style-name="T7">&amp; Autenticação</text:span></text:span></text:p>
          </table:table-cell>
        </table:table-row>
        <table:table-row>
          <table:table-cell table:style-name="Tabela12.A1" office:value-type="string">
            <text:p text:style-name="P7"><text:span text:style-name="Strong_20_Emphasis"><text:span text:style-name="T8">Sistema</text:span></text:span></text:p>
          </table:table-cell>
          <table:table-cell table:style-name="Tabela12.A1" office:value-type="string">
            <text:p text:style-name="P5"><text:span text:style-name="T8">Logs de auditoria &amp; </text:span>Parâmetros <text:span text:style-name="T8">de configuração</text:span></text:p>
          </table:table-cell>
        </table:table-row>
      </table:table>
      <text:p text:style-name="P8"/>
      <text:h text:style-name="Heading_20_2" text:outline-level="2">Análise <text:span text:style-name="T9">de abrangência de cada</text:span> módulo:</text:h>
      <text:list text:style-name="L1">
        <text:list-item>
          <text:h text:style-name="P9" text:outline-level="4"><text:span text:style-name="Strong_20_Emphasis">Produto: </text:span><text:span text:style-name="T5">Cadastro e controle de produtos, Estoque, Precificação, </text:span><text:span text:style-name="T10">Impressão de etiquetas, Código de barras.</text:span></text:h>
        </text:list-item>
        <text:list-item>
          <text:h text:style-name="P10" text:outline-level="4"><text:span text:style-name="T11">Vendas</text:span><text:span text:style-name="T12">:</text:span><text:span text:style-name="T13"> Pré</text:span><text:span text:style-name="T5">-venda e venda efetiva, Tipos de pagamento, Relacionamento com cliente, Vendedor, Pedido e itens de pedido.</text:span></text:h>
        </text:list-item>
        <text:list-item>
          <text:h text:style-name="P10" text:outline-level="4"><text:span text:style-name="Strong_20_Emphasis">Financeiro: </text:span><text:span text:style-name="Strong_20_Emphasis"><text:span text:style-name="T13">Contas </text:span></text:span><text:span text:style-name="T5">a pagar e a receber, </text:span><text:span text:style-name="T13">Fluxo </text:span><text:span text:style-name="T5">de caixa, Crediário, Controle de inadimplência, </text:span><text:span text:style-name="T10">Envio de cobranças automáticas</text:span><text:span text:style-name="T5">.</text:span></text:h>
        </text:list-item>
        <text:list-item>
          <text:h text:style-name="P10" text:outline-level="4"><text:span text:style-name="Strong_20_Emphasis">Cadastro: </text:span><text:span text:style-name="Strong_20_Emphasis"><text:span text:style-name="T13">Clientes, </text:span></text:span><text:span text:style-name="T5">Fornecedores, Vendedores.</text:span></text:h>
        </text:list-item>
        <text:list-item>
          <text:h text:style-name="P10" text:outline-level="4"><text:span text:style-name="Strong_20_Emphasis">Relatórios: </text:span><text:span text:style-name="Strong_20_Emphasis"><text:span text:style-name="T14">Relatórios </text:span></text:span><text:span text:style-name="T5">de vendas, estoque, inadimplência, fluxo de caixa, Dashboards gerenciais, Exportações (PDF, Excel). </text:span><text:span text:style-name="Emphasis"><text:span text:style-name="T5">Essencial para tomada de decisão.</text:span></text:span></text:h>
        </text:list-item>
        <text:list-item>
          <text:h text:style-name="P10" text:outline-level="4"><text:span text:style-name="Strong_20_Emphasis">Segurança: </text:span><text:span text:style-name="Strong_20_Emphasis"><text:span text:style-name="T5">Controle de </text:span></text:span><text:span text:style-name="Strong_20_Emphasis"><text:span text:style-name="T15">acesso de </text:span></text:span><text:span text:style-name="Strong_20_Emphasis"><text:span text:style-name="T5">Usuários, </text:span></text:span><text:span text:style-name="T5">Perfis de acesso, Permissões por módulo/tela, Login multiusuário.</text:span></text:h>
        </text:list-item>
        <text:list-item>
          <text:h text:style-name="P10" text:outline-level="4"><text:span text:style-name="Strong_20_Emphasis">Sistema:</text:span><text:span text:style-name="Strong_20_Emphasis"><text:span text:style-name="T5"> </text:span></text:span><text:span text:style-name="Strong_20_Emphasis"><text:span text:style-name="T16">Logs de acesso e auditoria, </text:span></text:span><text:span text:style-name="Strong_20_Emphasis"><text:span text:style-name="T17">parâmetros </text:span></text:span><text:span text:style-name="Strong_20_Emphasis"><text:span text:style-name="T15">para configurações de funcionalidades agrupadas em: identificação geral do cliente, módulo vendas, finanças, envio de mensagens, relatórios, segurança</text:span></text:span></text:h>
        </text:list-item>
      </text:list>
      <text:p text:style-name="P8"/>
      <text:p text:style-name="P11"/>
      <text:h text:style-name="P12" text:outline-level="1"><text:span text:style-name="T18">Mapeamento de </text:span>Entidades Confirmadas e Justificadas</text:h>
      <text:h text:style-name="P13" text:outline-level="2"><text:span text:style-name="Strong_20_Emphasis"><text:span text:style-name="T19">Módulo Cadastro</text:span></text:span></text:h>
      <text:list text:style-name="L2">
        <text:list-item>
          <text:h text:style-name="P14" text:outline-level="3"><text:span text:style-name="Strong_20_Emphasis"><text:span text:style-name="T19">CLIENTES</text:span></text:span><text:span text:style-name="Strong_20_Emphasis"><text:line-break/></text:span><text:span text:style-name="Strong_20_Emphasis"><text:span text:style-name="T5">Pessoa física que realiza compras, pode usar o crediário e </text:span></text:span><text:span text:style-name="Strong_20_Emphasis"><text:span text:style-name="T20">pode </text:span></text:span><text:span text:style-name="Strong_20_Emphasis"><text:span text:style-name="T5">participar de uma pré-venda </text:span></text:span><text:span text:style-name="Strong_20_Emphasis"><text:span text:style-name="T20">para levar o produto para casa e provar o produto antes de comprar</text:span></text:span><text:span text:style-name="Strong_20_Emphasis"><text:span text:style-name="T5">.</text:span></text:span></text:h>
        </text:list-item>
        <text:list-item>
          <text:h text:style-name="P15" text:outline-level="3"><text:span text:style-name="Strong_20_Emphasis"><text:span text:style-name="T19">FORNECEDORES</text:span></text:span><text:span text:style-name="Strong_20_Emphasis"><text:line-break/></text:span><text:span text:style-name="T5">Responsável por fornecer produtos à loja.</text:span></text:h>
        </text:list-item>
        <text:list-item>
          <text:h text:style-name="P15" text:outline-level="3"><text:span text:style-name="Strong_20_Emphasis"><text:span text:style-name="T19">VENDEDORES</text:span></text:span><text:span text:style-name="Strong_20_Emphasis"><text:line-break/></text:span><text:span text:style-name="Strong_20_Emphasis"><text:span text:style-name="T20">Funcionário</text:span></text:span><text:span text:style-name="T5"> que realiza vendas e acompanha pré-vendas. Associação direta com usuário.</text:span></text:h>
        </text:list-item>
      </text:list>
      <text:h text:style-name="Heading_20_2" text:outline-level="2"><text:span text:style-name="T21">Módulo </text:span><text:span text:style-name="T22">Estoque</text:span></text:h>
      <text:list text:continue-numbering="true" text:style-name="L2">
        <text:list-item>
          <text:h text:style-name="P15" text:outline-level="3"><text:span text:style-name="Strong_20_Emphasis"><text:span text:style-name="T23">PRODUTOS</text:span></text:span><text:span text:style-name="Strong_20_Emphasis"><text:line-break/></text:span><text:span text:style-name="Strong_20_Emphasis"><text:span text:style-name="T24">Material</text:span></text:span><text:span text:style-name="T5"> comercializad</text:span><text:span text:style-name="T24">o</text:span><text:span text:style-name="T5"> na loja. Usado em vendas e controle de estoque.</text:span></text:h>
        </text:list-item>
        <text:list-item>
          <text:h text:style-name="P15" text:outline-level="3"><text:span text:style-name="Strong_20_Emphasis"><text:span text:style-name="T23">PRODUTO_CATEGORIAS<text:line-break/></text:span></text:span><text:span text:style-name="Strong_20_Emphasis"><text:span text:style-name="T24">Classifica os produtos (roupas femininas, jeans, etc.), armazena as taxas (margem de lucro, desconto, parcelamento)</text:span></text:span></text:h>
        </text:list-item>
        <text:list-item>
          <text:h text:style-name="P15" text:outline-level="3"><text:span text:style-name="Strong_20_Emphasis"><text:span text:style-name="T23">ESTOQUE</text:span></text:span><text:span text:style-name="Strong_20_Emphasis"><text:span text:style-name="T25">S</text:span></text:span><text:span text:style-name="Strong_20_Emphasis"><text:span text:style-name="T23"><text:line-break/></text:span></text:span><text:span text:style-name="Strong_20_Emphasis"><text:span text:style-name="T26">Inventário de </text:span></text:span><text:span text:style-name="Strong_20_Emphasis"><text:span text:style-name="T24">produtos </text:span></text:span><text:span text:style-name="Strong_20_Emphasis"><text:span text:style-name="T26">disponíveis</text:span></text:span></text:h>
        </text:list-item>
        <text:list-item>
          <text:h text:style-name="P15" text:outline-level="3"><text:span text:style-name="Strong_20_Emphasis"><text:span text:style-name="T23">ESTOQUE_MOVIMENTACOES</text:span></text:span><text:span text:style-name="Strong_20_Emphasis"><text:span text:style-name="T27"><text:line-break/></text:span></text:span><text:span text:style-name="Strong_20_Emphasis"><text:span text:style-name="T24">Registra c</text:span></text:span><text:span text:style-name="Strong_20_Emphasis"><text:span text:style-name="T28">ada entrada ou saída física de produtos no estoque, </text:span></text:span><text:span text:style-name="Strong_20_Emphasis"><text:span text:style-name="T24">com rastreamento da ação e sua origem.</text:span></text:span></text:h>
        </text:list-item>
        <text:list-item>
          <text:h text:style-name="P15" text:outline-level="3"><text:span text:style-name="Strong_20_Emphasis"><text:span text:style-name="T27">E</text:span></text:span><text:span text:style-name="Strong_20_Emphasis"><text:span text:style-name="T23">STOQUE_ACOES_MOVIMENTACAO</text:span></text:span><text:span text:style-name="Strong_20_Emphasis"><text:span text:style-name="T27"><text:line-break/></text:span></text:span><text:span text:style-name="Strong_20_Emphasis"><text:span text:style-name="T28">Representa tipo de movimentação física no estoque. </text:span></text:span><text:span text:style-name="Strong_20_Emphasis"><text:span text:style-name="T24">Exemplo: entrada, saída, devolução, ajuste.<text:line-break/></text:span></text:span><text:span text:style-name="Strong_20_Emphasis"><text:span text:style-name="T29">A</text:span></text:span><text:span text:style-name="Strong_20_Emphasis"><text:span text:style-name="T30"> </text:span></text:span><text:span text:style-name="Strong_20_Emphasis"><text:span text:style-name="T31">ação</text:span></text:span><text:span text:style-name="Strong_20_Emphasis"><text:span text:style-name="T30"> responde à pergunta: “O estoque aumentou ou diminuiu?”</text:span></text:span></text:h>
        </text:list-item>
        <text:list-item>
          <text:h text:style-name="P15" text:outline-level="3"><text:span text:style-name="Strong_20_Emphasis"><text:span text:style-name="T27">E</text:span></text:span><text:span text:style-name="Strong_20_Emphasis"><text:span text:style-name="T23">STOQUE_ORIGENS_MOVIMENTACAO</text:span></text:span><text:span text:style-name="Strong_20_Emphasis"><text:span text:style-name="T28"><text:line-break/>Representa o evento de negócio que originou a movimentação. </text:span></text:span><text:span text:style-name="Strong_20_Emphasis"><text:span text:style-name="T24">Exemplo: Compra, Venda, Pre-venda, devolução, correção.<text:line-break/></text:span></text:span><text:span text:style-name="Strong_20_Emphasis"><text:span text:style-name="T30">A </text:span></text:span><text:span text:style-name="Strong_20_Emphasis"><text:span text:style-name="T31">origem</text:span></text:span><text:span text:style-name="Strong_20_Emphasis"><text:span text:style-name="T30"> responde à pergunta: “Q</text:span></text:span><text:span text:style-name="Strong_20_Emphasis"><text:span text:style-name="T32">ue</text:span></text:span><text:span text:style-name="Strong_20_Emphasis"><text:span text:style-name="T30"> processo causou </text:span></text:span><text:span text:style-name="Strong_20_Emphasis"><text:span text:style-name="T33">a movimentação</text:span></text:span><text:span text:style-name="Strong_20_Emphasis"><text:span text:style-name="T30">?”</text:span></text:span></text:h>
        </text:list-item>
      </text:list>
      <text:h text:style-name="Heading_20_2" text:outline-level="2"><text:span text:style-name="Strong_20_Emphasis"/></text:h>
      <text:h text:style-name="P16" text:outline-level="2"><text:span text:style-name="Strong_20_Emphasis">Módulo Vendas</text:span></text:h>
      <text:list text:continue-numbering="true" text:style-name="L2">
        <text:list-item>
          <text:h text:style-name="P15" text:outline-level="3"><text:span text:style-name="Strong_20_Emphasis"><text:span text:style-name="T21">VENDAS</text:span></text:span><text:span text:style-name="Strong_20_Emphasis"><text:line-break/></text:span><text:span text:style-name="T5">Ato de finalizar a compra <text:s/></text:span><text:span text:style-name="T34">de</text:span><text:span text:style-name="T5"> um ou mais produtos, após o processo da pré-venda ou venda direta.<text:line-break/>Representa </text:span><text:span text:style-name="Strong_20_Emphasis"><text:span text:style-name="T5">apenas vendas confirmadas</text:span></text:span><text:span text:style-name="T5">.</text:span></text:h>
        </text:list-item>
      </text:list>
      <text:h text:style-name="P17" text:outline-level="3">Explicação dos Campos de Preço </text:h>
      <table:table table:name="Tabela6" table:style-name="Tabela6">
        <table:table-column table:style-name="Tabela6.A"/>
        <table:table-column table:style-name="Tabela6.B"/>
        <table:table-column table:style-name="Tabela6.C"/>
        <table:table-column table:style-name="Tabela6.D"/>
        <table:table-header-rows>
          <table:table-row>
            <table:table-cell table:style-name="Tabela6.A1" office:value-type="string">
              <text:p text:style-name="P18">Campo</text:p>
            </table:table-cell>
            <table:table-cell table:style-name="Tabela6.A1" office:value-type="string">
              <text:p text:style-name="P18">Tipo</text:p>
            </table:table-cell>
            <table:table-cell table:style-name="Tabela6.A1" office:value-type="string">
              <text:p text:style-name="P18">Descrição</text:p>
            </table:table-cell>
            <table:table-cell table:style-name="Tabela6.A1" office:value-type="string">
              <text:p text:style-name="P18">Observações Técnicas</text:p>
            </table:table-cell>
          </table:table-row>
        </table:table-header-rows>
        <table:table-row>
          <table:table-cell table:style-name="Tabela6.A1" office:value-type="string">
            <text:p text:style-name="P19"><text:span text:style-name="Source_20_Text">PRECO_ORIGINAL</text:span></text:p>
          </table:table-cell>
          <table:table-cell table:style-name="Tabela6.A1" office:value-type="string">
            <text:p text:style-name="P19"><text:span text:style-name="Source_20_Text">DECIMAL(10,2)</text:span></text:p>
          </table:table-cell>
          <table:table-cell table:style-name="Tabela6.A1" office:value-type="string">
            <text:p text:style-name="P19">Valor unitário vigente no produto no momento da venda, <text:span text:style-name="Strong_20_Emphasis">sem desconto</text:span>.</text:p>
          </table:table-cell>
          <table:table-cell table:style-name="Tabela6.A1" office:value-type="string">
            <text:p text:style-name="P19">Copiado de <text:span text:style-name="Source_20_Text">PRODUTO.VALOR_ATUAL</text:span> na data da venda, para fins de <text:span text:style-name="Strong_20_Emphasis">auditoria/histórico</text:span>.</text:p>
          </table:table-cell>
        </table:table-row>
        <table:table-row>
          <table:table-cell table:style-name="Tabela6.A1" office:value-type="string">
            <text:p text:style-name="P19"><text:span text:style-name="Source_20_Text">VALOR_DESCONTO</text:span></text:p>
          </table:table-cell>
          <table:table-cell table:style-name="Tabela6.A1" office:value-type="string">
            <text:p text:style-name="P19"><text:span text:style-name="Source_20_Text">DECIMAL(10,2)</text:span></text:p>
          </table:table-cell>
          <table:table-cell table:style-name="Tabela6.A1" office:value-type="string">
            <text:p text:style-name="P19">Valor do <text:span text:style-name="T35">desconto</text:span> aplicado por unidade. Pode ser zero ou nulo se não houver desconto.</text:p>
          </table:table-cell>
          <table:table-cell table:style-name="Tabela6.A1" office:value-type="string">
            <text:p text:style-name="P19">Deve ser validado para não exceder <text:span text:style-name="Source_20_Text">PRECO_ORIGINAL</text:span>.</text:p>
          </table:table-cell>
        </table:table-row>
        <table:table-row>
          <table:table-cell table:style-name="Tabela6.A1" office:value-type="string">
            <text:p text:style-name="P19"><text:span text:style-name="Source_20_Text">PRECO_UNITARIO_FINAL</text:span></text:p>
          </table:table-cell>
          <table:table-cell table:style-name="Tabela6.A1" office:value-type="string">
            <text:p text:style-name="P19"><text:span text:style-name="Source_20_Text">DECIMAL(10,2)</text:span></text:p>
          </table:table-cell>
          <table:table-cell table:style-name="Tabela6.A1" office:value-type="string">
            <text:p text:style-name="P19"><text:span text:style-name="T5">Valor </text:span><text:span text:style-name="Strong_20_Emphasis"><text:span text:style-name="T5">final por unidade</text:span></text:span><text:span text:style-name="T5"> </text:span>vendido ao cliente, já <text:span text:style-name="T35">considerando o desconto</text:span> (se houver).</text:p>
          </table:table-cell>
          <table:table-cell table:style-name="Tabela6.A1" office:value-type="string">
            <text:p text:style-name="P19"><text:span text:style-name="Source_20_Text">PRECO_ORIGINAL - VALOR_DESCONTO</text:span>. Este valor é o que entra no cálculo do total.</text:p>
          </table:table-cell>
        </table:table-row>
      </table:table>
      <text:p text:style-name="P20"><text:span text:style-name="Strong_20_Emphasis"/></text:p>
      <text:list text:continue-numbering="true" text:style-name="L2">
        <text:list-item>
          <text:h text:style-name="P15" text:outline-level="3"><text:span text:style-name="Strong_20_Emphasis"><text:span text:style-name="T21">PRE_VENDAS</text:span></text:span><text:span text:style-name="Strong_20_Emphasis"><text:line-break/></text:span><text:span text:style-name="Strong_20_Emphasis"><text:span text:style-name="T5">Representa a intenção de venda, ainda não confirmada.<text:line-break/></text:span></text:span><text:span text:style-name="T5">Reserva de produtos para </text:span><text:span text:style-name="T35">possível compra posterior </text:span><text:span text:style-name="T36">ou simular orçamento</text:span><text:span text:style-name="T5">.<text:line-break/>Representa o processo de entrega antecipada de produtos para teste domiciliar, que podem (ou não) ser vendidos posteriormente.<text:line-break/>Importante: tem </text:span><text:span text:style-name="Strong_20_Emphasis"><text:span text:style-name="T5">relação com cliente e produtos</text:span></text:span><text:span text:style-name="T5">, além de </text:span><text:span text:style-name="Strong_20_Emphasis"><text:span text:style-name="T5">controle de status</text:span></text:span><text:span text:style-name="T5"> (pendente, finalizada, devolvida parcialmente etc.).</text:span></text:h>
        </text:list-item>
      </text:list>
      <text:h text:style-name="P17" text:outline-level="3">Explicação dos Campos de <text:span text:style-name="T37">D</text:span><text:span text:style-name="T25">ata</text:span> </text:h>
      <table:table table:name="Tabela3" table:style-name="Tabela3">
        <table:table-column table:style-name="Tabela3.A"/>
        <table:table-column table:style-name="Tabela3.B"/>
        <table:table-header-rows>
          <table:table-row>
            <table:table-cell table:style-name="Tabela3.A1" office:value-type="string">
              <text:p text:style-name="P18">Campo</text:p>
            </table:table-cell>
            <table:table-cell table:style-name="Tabela3.A1" office:value-type="string">
              <text:p text:style-name="P18">Finalidade</text:p>
            </table:table-cell>
          </table:table-row>
        </table:table-header-rows>
        <table:table-row>
          <table:table-cell table:style-name="Tabela3.A1" office:value-type="string">
            <text:p text:style-name="P19"><text:span text:style-name="Source_20_Text">data_criacao</text:span></text:p>
          </table:table-cell>
          <table:table-cell table:style-name="Tabela3.A1" office:value-type="string">
            <text:p text:style-name="P19">Quando o registro da pré-venda foi <text:span text:style-name="Strong_20_Emphasis">cadastrado no sistema</text:span>.</text:p>
          </table:table-cell>
        </table:table-row>
        <table:table-row>
          <table:table-cell table:style-name="Tabela3.A1" office:value-type="string">
            <text:p text:style-name="P19"><text:span text:style-name="Source_20_Text">data_reserva</text:span></text:p>
          </table:table-cell>
          <table:table-cell table:style-name="Tabela3.A1" office:value-type="string">
            <text:p text:style-name="P19">Quando o cliente <text:span text:style-name="Strong_20_Emphasis">retirou fisicamente os itens</text:span> para provar/separar.</text:p>
          </table:table-cell>
        </table:table-row>
        <table:table-row>
          <table:table-cell table:style-name="Tabela3.A1" office:value-type="string">
            <text:p text:style-name="P19"><text:span text:style-name="Source_20_Text">data_devolucao</text:span></text:p>
          </table:table-cell>
          <table:table-cell table:style-name="Tabela3.A1" office:value-type="string">
            <text:p text:style-name="P19">Quando os itens <text:span text:style-name="Strong_20_Emphasis">foram devolvidos</text:span> </text:p>
          </table:table-cell>
        </table:table-row>
      </table:table>
      <text:p text:style-name="P20"><text:span text:style-name="Strong_20_Emphasis"/></text:p>
      <text:list text:continue-numbering="true" text:style-name="L2">
        <text:list-item>
          <text:h text:style-name="P21" text:outline-level="3"><text:span text:style-name="Strong_20_Emphasis"><text:span text:style-name="T37">VE</text:span></text:span><text:span text:style-name="Strong_20_Emphasis"><text:span text:style-name="T21">NDA_ITENS</text:span></text:span><text:span text:style-name="Strong_20_Emphasis"><text:line-break/></text:span><text:span text:style-name="Strong_20_Emphasis"><text:span text:style-name="T5">Detalhamento d</text:span></text:span><text:span text:style-name="Strong_20_Emphasis"><text:span text:style-name="T34">a a</text:span></text:span><text:span text:style-name="Strong_20_Emphasis"><text:span text:style-name="T5">ssociação entre produto × quantidade × valor vendido em uma venda.</text:span></text:span></text:h>
        </text:list-item>
      </text:list>
      <text:h text:style-name="P22" text:outline-level="3"><text:span text:style-name="Strong_20_Emphasis"><text:span text:style-name="T35">Diferenças entre </text:span></text:span><text:span text:style-name="Source_20_Text"><text:span text:style-name="T35">PRE_VENDA_ITEM</text:span></text:span><text:span text:style-name="Strong_20_Emphasis"><text:span text:style-name="T35"> e </text:span></text:span><text:span text:style-name="Source_20_Text"><text:span text:style-name="T35">VENDA_ITEM</text:span></text:span> </text:h>
      <table:table table:name="Tabela5" table:style-name="Tabela5">
        <table:table-column table:style-name="Tabela5.A"/>
        <table:table-column table:style-name="Tabela5.B"/>
        <table:table-column table:style-name="Tabela5.C"/>
        <table:table-header-rows>
          <table:table-row>
            <table:table-cell table:style-name="Tabela5.A1" office:value-type="string">
              <text:p text:style-name="P18">Aspecto</text:p>
            </table:table-cell>
            <table:table-cell table:style-name="Tabela5.A1" office:value-type="string">
              <text:p text:style-name="P18"><text:span text:style-name="Source_20_Text">PRE_VENDA_ITEM</text:span></text:p>
            </table:table-cell>
            <table:table-cell table:style-name="Tabela5.A1" office:value-type="string">
              <text:p text:style-name="P18"><text:span text:style-name="Source_20_Text">VENDA_ITEM</text:span></text:p>
            </table:table-cell>
          </table:table-row>
        </table:table-header-rows>
        <table:table-row>
          <table:table-cell table:style-name="Tabela5.A1" office:value-type="string">
            <text:p text:style-name="P19">Finalidade</text:p>
          </table:table-cell>
          <table:table-cell table:style-name="Tabela5.A1" office:value-type="string">
            <text:p text:style-name="P19">Reserva de itens / intenção de compra</text:p>
          </table:table-cell>
          <table:table-cell table:style-name="Tabela5.A1" office:value-type="string">
            <text:p text:style-name="P19">Registro contábil e fiscal da venda efetiva</text:p>
          </table:table-cell>
        </table:table-row>
        <table:table-row>
          <table:table-cell table:style-name="Tabela5.A1" office:value-type="string">
            <text:p text:style-name="P19">Discussão de valores</text:p>
          </table:table-cell>
          <table:table-cell table:style-name="Tabela5.A1" office:value-type="string">
            <text:p text:style-name="P19">Não (sem preço, sem desconto)</text:p>
          </table:table-cell>
          <table:table-cell table:style-name="Tabela5.A1" office:value-type="string">
            <text:p text:style-name="P19">Sim (preço original, desconto, preço final, total)</text:p>
          </table:table-cell>
        </table:table-row>
        <table:table-row>
          <table:table-cell table:style-name="Tabela5.A1" office:value-type="string">
            <text:p text:style-name="P19">Tratamento no estoque</text:p>
          </table:table-cell>
          <table:table-cell table:style-name="Tabela5.A1" office:value-type="string">
            <text:p text:style-name="P19">Reserva temporária (pode ser cancelada)</text:p>
          </table:table-cell>
          <table:table-cell table:style-name="Tabela5.A1" office:value-type="string">
            <text:p text:style-name="P19">Saída definitiva do estoque</text:p>
          </table:table-cell>
        </table:table-row>
        <table:table-row>
          <table:table-cell table:style-name="Tabela5.A1" office:value-type="string">
            <text:p text:style-name="P19">Consequência jurídica</text:p>
          </table:table-cell>
          <table:table-cell table:style-name="Tabela5.A1" office:value-type="string">
            <text:p text:style-name="P19">Nenhuma – ainda é uma etapa informal</text:p>
          </table:table-cell>
          <table:table-cell table:style-name="Tabela5.A1" office:value-type="string">
            <text:p text:style-name="P19">Obrigações fiscais e contábeis (emissão de nota, recibo…)</text:p>
          </table:table-cell>
        </table:table-row>
        <table:table-row>
          <table:table-cell table:style-name="Tabela5.A1" office:value-type="string">
            <text:p text:style-name="P19">Permite devolução</text:p>
          </table:table-cell>
          <table:table-cell table:style-name="Tabela5.A1" office:value-type="string">
            <text:p text:style-name="P19">Não aplicável</text:p>
          </table:table-cell>
          <table:table-cell table:style-name="Tabela5.A1" office:value-type="string">
            <text:p text:style-name="P19">Sim (pode ter devolução parcial ou total)</text:p>
          </table:table-cell>
        </table:table-row>
        <table:table-row>
          <table:table-cell table:style-name="Tabela5.A1" office:value-type="string">
            <text:p text:style-name="P19">Pode ser descartado</text:p>
          </table:table-cell>
          <table:table-cell table:style-name="Tabela5.A1" office:value-type="string">
            <text:p text:style-name="P19">Sim, sem prejuízo</text:p>
          </table:table-cell>
          <table:table-cell table:style-name="Tabela5.A1" office:value-type="string">
            <text:p text:style-name="P19">Não (é registro histórico obrigatório)</text:p>
          </table:table-cell>
        </table:table-row>
      </table:table>
      <text:h text:style-name="P23" text:outline-level="3">Explicação do campo RESERVADO</text:h>
      <table:table table:name="Tabela7" table:style-name="Tabela7">
        <table:table-column table:style-name="Tabela7.A"/>
        <table:table-column table:style-name="Tabela7.B"/>
        <table:table-column table:style-name="Tabela7.C"/>
        <table:table-header-rows>
          <table:table-row>
            <table:table-cell table:style-name="Tabela7.A1" office:value-type="string">
              <text:p text:style-name="P18">Valor</text:p>
            </table:table-cell>
            <table:table-cell table:style-name="Tabela7.A1" office:value-type="string">
              <text:p text:style-name="P18">Significado</text:p>
            </table:table-cell>
            <table:table-cell table:style-name="Tabela7.A1" office:value-type="string">
              <text:p text:style-name="P18">Ação esperada</text:p>
            </table:table-cell>
          </table:table-row>
        </table:table-header-rows>
        <table:table-row>
          <table:table-cell table:style-name="Tabela7.A1" office:value-type="string">
            <text:p text:style-name="P19"><text:span text:style-name="Source_20_Text"><text:span text:style-name="T5">TRUE</text:span></text:span><text:span text:style-name="T5"> (padrão)</text:span></text:p>
          </table:table-cell>
          <table:table-cell table:style-name="Tabela7.A1" office:value-type="string">
            <text:p text:style-name="P19"><text:span text:style-name="T5">O item </text:span><text:span text:style-name="Strong_20_Emphasis"><text:span text:style-name="T5">está reservado no estoque</text:span></text:span><text:span text:style-name="T5"> para essa pré-venda.</text:span></text:p>
          </table:table-cell>
          <table:table-cell table:style-name="Tabela7.A1" office:value-type="string">
            <text:p text:style-name="P19"><text:span text:style-name="T5">O sistema </text:span><text:span text:style-name="Strong_20_Emphasis"><text:span text:style-name="T5">abate do estoque disponível</text:span></text:span><text:span text:style-name="T5">.</text:span></text:p>
          </table:table-cell>
        </table:table-row>
        <table:table-row>
          <table:table-cell table:style-name="Tabela7.A1" office:value-type="string">
            <text:p text:style-name="P19"><text:span text:style-name="Source_20_Text"><text:span text:style-name="T5">FALSE</text:span></text:span></text:p>
          </table:table-cell>
          <table:table-cell table:style-name="Tabela7.A1" office:value-type="string">
            <text:p text:style-name="P19"><text:span text:style-name="T5">O item </text:span><text:span text:style-name="Strong_20_Emphasis"><text:span text:style-name="T5">não está mais reservado</text:span></text:span><text:span text:style-name="T5"> (reserva cancelada/liberada).</text:span></text:p>
          </table:table-cell>
          <table:table-cell table:style-name="Tabela7.A1" office:value-type="string">
            <text:p text:style-name="P19"><text:span text:style-name="T5">O sistema </text:span><text:span text:style-name="Strong_20_Emphasis"><text:span text:style-name="T5">restitui ao estoque</text:span></text:span><text:span text:style-name="T5">.</text:span></text:p>
          </table:table-cell>
        </table:table-row>
      </table:table>
      <text:p text:style-name="P24"><text:span text:style-name="T38">Esse campo pode ser utilizado </text:span><text:span text:style-name="Strong_20_Emphasis"><text:span text:style-name="T38">pelo sistema para automatizar o ajuste de estoque</text:span></text:span><text:span text:style-name="T38">, evitando inconsistências como “produto reservado, mas não registrado como tal no estoque”.</text:span></text:p>
      <text:h text:style-name="P22" text:outline-level="3">Explicação campo MOTIVO_LIBERACAO</text:h>
      <text:p text:style-name="P20"><text:span text:style-name="Strong_20_Emphasis"><text:span text:style-name="T39">Este campo armazena a justificativa da liberação da reserva de um item de pré-venda. </text:span></text:span><text:span text:style-name="Strong_20_Emphasis"><text:span text:style-name="T38">Sempre que o item da pré-venda deixar de estar reservado (</text:span></text:span><text:span text:style-name="Source_20_Text"><text:span text:style-name="T38">RESERVADO = FALSE</text:span></text:span><text:span text:style-name="Strong_20_Emphasis"><text:span text:style-name="T38">) </text:span></text:span><text:span text:style-name="Strong_20_Emphasis"><text:span text:style-name="T39"><text:line-break/>Exemplos de justificativas: Desistência do cliente, Item danificado na loja , Produto trocado por outro na pré-venda , Tempo de reserva expirado (48h) , Convertido em venda.</text:span></text:span></text:p>
      <text:list text:continue-numbering="true" text:style-name="L2">
        <text:list-item>
          <text:h text:style-name="P15" text:outline-level="3"><text:soft-page-break/><text:span text:style-name="Strong_20_Emphasis"><text:span text:style-name="T21">PRE_VENDA_ITENS</text:span></text:span><text:span text:style-name="Strong_20_Emphasis"><text:line-break/></text:span><text:span text:style-name="T5">Similar a "itens de venda", porém para controle do que foi entregue </text:span><text:span text:style-name="T40">ao</text:span><text:span text:style-name="T5"> cliente.<text:line-break/>Essencial para controle de estoque temporário (reserva).</text:span></text:h>
        </text:list-item>
        <text:list-item>
          <text:h text:style-name="P15" text:outline-level="3"><text:span text:style-name="Strong_20_Emphasis"><text:span text:style-name="T21">VENDA_ORIGENS</text:span></text:span><text:span text:style-name="Strong_20_Emphasis"><text:span text:style-name="T41"><text:line-break/></text:span></text:span><text:span text:style-name="Strong_20_Emphasis"><text:span text:style-name="T42">Venda direta (balcão), Pré-venda convertida, Venda online, Venda por telefone, Venda externa (representante), Venda manual/livre.</text:span></text:span></text:h>
        </text:list-item>
        <text:list-item>
          <text:h text:style-name="P15" text:outline-level="3"><text:span text:style-name="Strong_20_Emphasis"><text:s/></text:span><text:span text:style-name="Strong_20_Emphasis"><text:span text:style-name="T21">VENDA_SITUACOES</text:span></text:span><text:span text:style-name="Strong_20_Emphasis"><text:span text:style-name="T41"><text:line-break/></text:span></text:span><text:span text:style-name="Strong_20_Emphasis"><text:span text:style-name="T42">Em aberto, Finalizada, </text:span></text:span><text:span text:style-name="T5">Cancelada, Pendente de pagamento.</text:span></text:h>
        </text:list-item>
        <text:list-item>
          <text:h text:style-name="P25" text:outline-level="3"><text:span text:style-name="Strong_20_Emphasis"><text:s/></text:span><text:span text:style-name="Strong_20_Emphasis"><text:span text:style-name="T21">PRE_VENDA_SITUACOES</text:span></text:span><text:span text:style-name="Strong_20_Emphasis"><text:span text:style-name="T41"><text:line-break/></text:span></text:span><text:span text:style-name="Strong_20_Emphasis"><text:span text:style-name="T42">Pendente, Finalizada, Cancelada, Devolvida Parcialmente</text:span></text:span><text:span text:style-name="Strong_20_Emphasis"><text:span text:style-name="T41">.</text:span></text:span></text:h>
        </text:list-item>
      </text:list>
      <text:p text:style-name="P26"><text:span text:style-name="Strong_20_Emphasis"/></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27">ID</text:p>
            </table:table-cell>
            <table:table-cell table:style-name="Tabela4.A1" office:value-type="string">
              <text:p text:style-name="P27">Descrição</text:p>
            </table:table-cell>
            <table:table-cell table:style-name="Tabela4.A1" office:value-type="string">
              <text:p text:style-name="P27">Quando usar</text:p>
            </table:table-cell>
          </table:table-row>
        </table:table-header-rows>
        <table:table-row>
          <table:table-cell table:style-name="Tabela4.A1" office:value-type="string">
            <text:p text:style-name="P28">1</text:p>
          </table:table-cell>
          <table:table-cell table:style-name="Tabela4.A1" office:value-type="string">
            <text:p text:style-name="P28">Aguardando retirada</text:p>
          </table:table-cell>
          <table:table-cell table:style-name="Tabela4.A1" office:value-type="string">
            <text:p text:style-name="P28">Pré-venda criada, mas cliente ainda <text:span text:style-name="Strong_20_Emphasis">não retirou</text:span> os itens</text:p>
          </table:table-cell>
        </table:table-row>
        <table:table-row>
          <table:table-cell table:style-name="Tabela4.A1" office:value-type="string">
            <text:p text:style-name="P28">2</text:p>
          </table:table-cell>
          <table:table-cell table:style-name="Tabela4.A1" office:value-type="string">
            <text:p text:style-name="P28">Em posse do cliente</text:p>
          </table:table-cell>
          <table:table-cell table:style-name="Tabela4.A1" office:value-type="string">
            <text:p text:style-name="P28">Cliente <text:span text:style-name="Strong_20_Emphasis">já retirou</text:span>, ainda sem devolução ou compra</text:p>
          </table:table-cell>
        </table:table-row>
        <table:table-row>
          <table:table-cell table:style-name="Tabela4.A1" office:value-type="string">
            <text:p text:style-name="P28">3</text:p>
          </table:table-cell>
          <table:table-cell table:style-name="Tabela4.A1" office:value-type="string">
            <text:p text:style-name="P28">Devolvida</text:p>
          </table:table-cell>
          <table:table-cell table:style-name="Tabela4.A1" office:value-type="string">
            <text:p text:style-name="P28">Cliente devolveu todos os itens</text:p>
          </table:table-cell>
        </table:table-row>
        <table:table-row>
          <table:table-cell table:style-name="Tabela4.A1" office:value-type="string">
            <text:p text:style-name="P28">4</text:p>
          </table:table-cell>
          <table:table-cell table:style-name="Tabela4.A1" office:value-type="string">
            <text:p text:style-name="P28">Parcialmente devolvida</text:p>
          </table:table-cell>
          <table:table-cell table:style-name="Tabela4.A1" office:value-type="string">
            <text:p text:style-name="P28">Devolveu apenas parte dos itens</text:p>
          </table:table-cell>
        </table:table-row>
        <table:table-row>
          <table:table-cell table:style-name="Tabela4.A1" office:value-type="string">
            <text:p text:style-name="P28">5</text:p>
          </table:table-cell>
          <table:table-cell table:style-name="Tabela4.A1" office:value-type="string">
            <text:p text:style-name="P28">Convertida em venda</text:p>
          </table:table-cell>
          <table:table-cell table:style-name="Tabela4.A1" office:value-type="string">
            <text:p text:style-name="P28">Todos os itens vendidos (virou venda efetiva)</text:p>
          </table:table-cell>
        </table:table-row>
        <table:table-row>
          <table:table-cell table:style-name="Tabela4.A1" office:value-type="string">
            <text:p text:style-name="P28">6</text:p>
          </table:table-cell>
          <table:table-cell table:style-name="Tabela4.A1" office:value-type="string">
            <text:p text:style-name="P28">Parcialmente convertida em venda</text:p>
          </table:table-cell>
          <table:table-cell table:style-name="Tabela4.A1" office:value-type="string">
            <text:p text:style-name="P28">Parte dos itens foi vendida, outra parte devolvida</text:p>
          </table:table-cell>
        </table:table-row>
        <table:table-row>
          <table:table-cell table:style-name="Tabela4.A1" office:value-type="string">
            <text:p text:style-name="P28">7</text:p>
          </table:table-cell>
          <table:table-cell table:style-name="Tabela4.A1" office:value-type="string">
            <text:p text:style-name="P28">Expirada</text:p>
          </table:table-cell>
          <table:table-cell table:style-name="Tabela4.A1" office:value-type="string">
            <text:p text:style-name="P28">Pré-venda abandonada ou prazo de devolução excedido</text:p>
          </table:table-cell>
        </table:table-row>
        <table:table-row>
          <table:table-cell table:style-name="Tabela4.A1" office:value-type="string">
            <text:p text:style-name="P28">8</text:p>
          </table:table-cell>
          <table:table-cell table:style-name="Tabela4.A1" office:value-type="string">
            <text:p text:style-name="P28">Cancelada</text:p>
          </table:table-cell>
          <table:table-cell table:style-name="Tabela4.A1" office:value-type="string">
            <text:p text:style-name="P28">Cancelada manualmente por operador</text:p>
          </table:table-cell>
        </table:table-row>
      </table:table>
      <text:p text:style-name="P26"><text:span text:style-name="Strong_20_Emphasis"/></text:p>
      <text:h text:style-name="Heading_20_2" text:outline-level="2"/>
      <text:h text:style-name="P16" text:outline-level="2">Módulo Financeiro</text:h>
      <text:h text:style-name="P29" text:outline-level="3"><text:span text:style-name="Strong_20_Emphasis"><text:span text:style-name="T5">À medida que o cliente efetua pagamentos, cada </text:span></text:span><text:span text:style-name="Strong_20_Emphasis"><text:span text:style-name="T35">entrada</text:span></text:span><text:span text:style-name="Strong_20_Emphasis"><text:span text:style-name="T5"> gera um registro em </text:span></text:span><text:span text:style-name="Strong_20_Emphasis"><text:span text:style-name="T43">RECEBIMENTOS</text:span></text:span><text:span text:style-name="Strong_20_Emphasis"><text:span text:style-name="T5">, diminuindo o saldo em aberto.</text:span></text:span></text:h>
      <text:list text:continue-numbering="true" text:style-name="L2">
        <text:list-item>
          <text:h text:style-name="P30" text:outline-level="3"><text:span text:style-name="Strong_20_Emphasis"><text:span text:style-name="T44">CREDITOS_RECEBER</text:span></text:span><text:span text:style-name="Strong_20_Emphasis"><text:line-break/></text:span><text:span text:style-name="T5">Registro </text:span><text:span text:style-name="T43">de </text:span><text:span text:style-name="T45">previsão</text:span><text:span text:style-name="T43"> </text:span><text:span text:style-name="T45">financeira</text:span><text:span text:style-name="T5"> gerado a partir de vendas </text:span><text:span text:style-name="T46">a</text:span><text:span text:style-name="T5"> prazo </text:span><text:span text:style-name="T47">(</text:span><text:span text:style-name="T5">crediário</text:span><text:span text:style-name="T47">)</text:span><text:span text:style-name="T5">. Representa um </text:span><text:span text:style-name="Strong_20_Emphasis">direito da loja de receber</text:span><text:span text:style-name="T5"> um valor. Cada registro representa um crédito vinculado a um cliente.</text:span></text:h>
        </text:list-item>
      </text:list>
      <text:h text:style-name="P31" text:outline-level="3"/>
      <table:table table:name="Tabela8" table:style-name="Tabela8">
        <table:table-column table:style-name="Tabela8.A"/>
        <table:table-column table:style-name="Tabela8.B"/>
        <table:table-header-rows>
          <table:table-row>
            <table:table-cell table:style-name="Tabela8.A1" office:value-type="string">
              <text:p text:style-name="P32">Campo</text:p>
            </table:table-cell>
            <table:table-cell table:style-name="Tabela8.A1" office:value-type="string">
              <text:p text:style-name="P32">Explicação</text:p>
            </table:table-cell>
          </table:table-row>
        </table:table-header-rows>
        <table:table-row>
          <table:table-cell table:style-name="Tabela8.A1" office:value-type="string">
            <text:p text:style-name="P33"><text:span text:style-name="Source_20_Text">FK_VENDA</text:span></text:p>
          </table:table-cell>
          <table:table-cell table:style-name="Tabela8.A1" office:value-type="string">
            <text:p text:style-name="P33">Relaciona com a venda de origem (tabela <text:span text:style-name="Source_20_Text">VENDAS</text:span>).</text:p>
          </table:table-cell>
        </table:table-row>
        <table:table-row>
          <table:table-cell table:style-name="Tabela8.A1" office:value-type="string">
            <text:p text:style-name="P33"><text:span text:style-name="Source_20_Text">FK_CLIENTE</text:span></text:p>
          </table:table-cell>
          <table:table-cell table:style-name="Tabela8.A1" office:value-type="string">
            <text:p text:style-name="P33">Cliente responsável pelo pagamento.</text:p>
          </table:table-cell>
        </table:table-row>
        <table:table-row>
          <table:table-cell table:style-name="Tabela8.A1" office:value-type="string">
            <text:p text:style-name="P33"><text:span text:style-name="Source_20_Text">FK_SITUACAO</text:span></text:p>
          </table:table-cell>
          <table:table-cell table:style-name="Tabela8.A1" office:value-type="string">
            <text:p text:style-name="P33">Situação do crédito: ex: Pendente, Pago, Atrasado, Renegociado.</text:p>
          </table:table-cell>
        </table:table-row>
        <table:table-row>
          <table:table-cell table:style-name="Tabela8.A1" office:value-type="string">
            <text:p text:style-name="P33"><text:span text:style-name="Source_20_Text">FK_FORMA_PAGAMENTO</text:span></text:p>
          </table:table-cell>
          <table:table-cell table:style-name="Tabela8.A1" office:value-type="string">
            <text:p text:style-name="P33">Forma de pagamento esperada: Dinheiro, Cartão, Pix, Boleto etc.</text:p>
          </table:table-cell>
        </table:table-row>
        <table:table-row>
          <table:table-cell table:style-name="Tabela8.A1" office:value-type="string">
            <text:p text:style-name="P33"><text:span text:style-name="Source_20_Text">VALOR_TOTAL</text:span></text:p>
          </table:table-cell>
          <table:table-cell table:style-name="Tabela8.A1" office:value-type="string">
            <text:p text:style-name="P33">Valor total a receber.</text:p>
          </table:table-cell>
        </table:table-row>
        <table:table-row>
          <table:table-cell table:style-name="Tabela8.A1" office:value-type="string">
            <text:p text:style-name="P33"><text:span text:style-name="Source_20_Text">VALOR_PAGO</text:span></text:p>
          </table:table-cell>
          <table:table-cell table:style-name="Tabela8.A1" office:value-type="string">
            <text:p text:style-name="P33">Valor já recebido. (Útil para saber se é parcial ou integral.)</text:p>
          </table:table-cell>
        </table:table-row>
        <table:table-row>
          <table:table-cell table:style-name="Tabela8.A1" office:value-type="string">
            <text:p text:style-name="P33"><text:span text:style-name="Source_20_Text">DATA_EMISSAO</text:span></text:p>
          </table:table-cell>
          <table:table-cell table:style-name="Tabela8.A1" office:value-type="string">
            <text:p text:style-name="P33">Quando foi gerado esse crédito.</text:p>
          </table:table-cell>
        </table:table-row>
        <table:table-row>
          <table:table-cell table:style-name="Tabela8.A1" office:value-type="string">
            <text:p text:style-name="P33"><text:span text:style-name="Source_20_Text">DATA_VENCIMENTO</text:span></text:p>
          </table:table-cell>
          <table:table-cell table:style-name="Tabela8.A1" office:value-type="string">
            <text:p text:style-name="P33">Quando vence a obrigação do cliente.</text:p>
          </table:table-cell>
        </table:table-row>
        <table:table-row>
          <table:table-cell table:style-name="Tabela8.A1" office:value-type="string">
            <text:p text:style-name="P33"><text:span text:style-name="Source_20_Text">DATA_PAGAMENTO</text:span></text:p>
          </table:table-cell>
          <table:table-cell table:style-name="Tabela8.A1" office:value-type="string">
            <text:p text:style-name="P33">Quando foi quitado. Pode ser nula até o pagamento.</text:p>
          </table:table-cell>
        </table:table-row>
        <table:table-row>
          <table:table-cell table:style-name="Tabela8.A1" office:value-type="string">
            <text:p text:style-name="P33"><text:span text:style-name="Source_20_Text">OBSERVACOES</text:span></text:p>
          </table:table-cell>
          <table:table-cell table:style-name="Tabela8.A1" office:value-type="string">
            <text:p text:style-name="P33">Campo livre para registrar acordos, renegociações, segunda via, etc.</text:p>
          </table:table-cell>
        </table:table-row>
      </table:table>
      <text:p text:style-name="P34"/>
      <text:list xml:id="list111254913650711" text:continue-numbering="true" text:style-name="L2">
        <text:list-item>
          <text:h text:style-name="P30" text:outline-level="3"><text:span text:style-name="Strong_20_Emphasis"><text:span text:style-name="T48">RECEBIMENTOS</text:span></text:span><text:span text:style-name="Strong_20_Emphasis"><text:line-break/></text:span><text:span text:style-name="Strong_20_Emphasis"><text:span text:style-name="T5">Registra um </text:span></text:span><text:span text:style-name="Strong_20_Emphasis">evento financeiro de entrada de dinheiro </text:span><text:span text:style-name="Strong_20_Emphasis"><text:span text:style-name="T5">relacionado a um crédito em aberto.</text:span></text:span></text:h>
        </text:list-item>
      </text:list>
      <text:h text:style-name="P35" text:outline-level="3"><text:span text:style-name="Strong_20_Emphasis"><text:span text:style-name="T43">Insights:</text:span></text:span></text:h>
      <text:list text:style-name="L3">
        <text:list-item>
          <text:h text:style-name="P36" text:outline-level="3"><text:span text:style-name="Strong_20_Emphasis"><text:span text:style-name="T5">Para pagamentos parciais, criar múltiplos registros vinculados ao mesmo </text:span></text:span><text:span text:style-name="Source_20_Text"><text:span text:style-name="T5">FK_CREDITO_RECEBER</text:span></text:span><text:span text:style-name="Strong_20_Emphasis"><text:span text:style-name="T5">.</text:span></text:span></text:h>
        </text:list-item>
        <text:list-item>
          <text:h text:style-name="P36" text:outline-level="3"><text:span text:style-name="T5">Atualizar </text:span><text:span text:style-name="Source_20_Text"><text:span text:style-name="T5">VALOR_PAGO</text:span></text:span><text:span text:style-name="T5"> e </text:span><text:span text:style-name="Source_20_Text"><text:span text:style-name="T5">DATA_PAGAMENTO</text:span></text:span><text:span text:style-name="T5"> na tabela </text:span><text:span text:style-name="Source_20_Text"><text:span text:style-name="T5">CREDITOS_RECEBER</text:span></text:span><text:span text:style-name="T5"> com base na soma dos recebimentos.</text:span></text:h>
        </text:list-item>
        <text:list-item>
          <text:h text:style-name="P36" text:outline-level="3"><text:span text:style-name="T5">Campo </text:span><text:span text:style-name="Source_20_Text"><text:span text:style-name="T5">OBSERVACOES</text:span></text:span><text:span text:style-name="T5"> pode ser preenchido automaticamente com modelos padronizados. </text:span><text:span text:style-name="Strong_20_Emphasis"><text:span text:style-name="T49">Exemplos</text:span></text:span><text:span text:style-name="Strong_20_Emphasis"><text:span text:style-name="T50">:</text:span></text:span></text:h>
        </text:list-item>
      </text:list>
      <table:table table:name="Tabela10" table:style-name="Tabela10">
        <table:table-column table:style-name="Tabela10.A"/>
        <table:table-column table:style-name="Tabela10.B"/>
        <table:table-header-rows>
          <table:table-row>
            <table:table-cell table:style-name="Tabela10.A1" office:value-type="string">
              <text:p text:style-name="P32"><text:span text:style-name="Strong_20_Emphasis">Cenário</text:span></text:p>
            </table:table-cell>
            <table:table-cell table:style-name="Tabela10.A1" office:value-type="string">
              <text:p text:style-name="P32"><text:span text:style-name="Strong_20_Emphasis">Exemplo de Observação</text:span></text:p>
            </table:table-cell>
          </table:table-row>
        </table:table-header-rows>
        <table:table-row>
          <table:table-cell table:style-name="Tabela10.A1" office:value-type="string">
            <text:p text:style-name="P33">Recebimento total em dinheiro</text:p>
          </table:table-cell>
          <table:table-cell table:style-name="Tabela10.A1" office:value-type="string">
            <text:p text:style-name="P33"><text:span text:style-name="Source_20_Text">PAGAMENTO À VISTA RECEBIDO EM DINHEIRO NO CAIXA 01.</text:span></text:p>
          </table:table-cell>
        </table:table-row>
        <table:table-row>
          <table:table-cell table:style-name="Tabela10.A1" office:value-type="string">
            <text:p text:style-name="P33">Recebimento parcial</text:p>
          </table:table-cell>
          <table:table-cell table:style-name="Tabela10.A1" office:value-type="string">
            <text:p text:style-name="P33"><text:span text:style-name="Source_20_Text">RECEBIDO R$ 50,00 DE R$ 100,00. RESTANTE ACORDADO PARA 15/08.</text:span></text:p>
          </table:table-cell>
        </table:table-row>
        <table:table-row>
          <table:table-cell table:style-name="Tabela10.A1" office:value-type="string">
            <text:p text:style-name="P33">Erro de valor ajustado</text:p>
          </table:table-cell>
          <table:table-cell table:style-name="Tabela10.A1" office:value-type="string">
            <text:p text:style-name="P33"><text:span text:style-name="Source_20_Text">CLIENTE PAGOU R$ 5,00 A MENOS. DIFERENÇA </text:span><text:soft-page-break/><text:span text:style-name="Source_20_Text">IGNORADA.</text:span></text:p>
          </table:table-cell>
        </table:table-row>
        <table:table-row>
          <table:table-cell table:style-name="Tabela10.A1" office:value-type="string">
            <text:p text:style-name="P33">Pagamento com desconto aplicado</text:p>
          </table:table-cell>
          <table:table-cell table:style-name="Tabela10.A1" office:value-type="string">
            <text:p text:style-name="P33"><text:span text:style-name="Source_20_Text">CLIENTE ANTECIPOU PAGAMENTO E OBTEVE 5% DE DESCONTO.</text:span></text:p>
          </table:table-cell>
        </table:table-row>
        <table:table-row>
          <table:table-cell table:style-name="Tabela10.A1" office:value-type="string">
            <text:p text:style-name="P33">Pagamento via PIX</text:p>
          </table:table-cell>
          <table:table-cell table:style-name="Tabela10.A1" office:value-type="string">
            <text:p text:style-name="P33"><text:span text:style-name="Source_20_Text">PIX REALIZADO POR JOÃO ÀS 14H21. REF. PEDIDO #1234.</text:span></text:p>
          </table:table-cell>
        </table:table-row>
        <table:table-row>
          <table:table-cell table:style-name="Tabela10.A1" office:value-type="string">
            <text:p text:style-name="P33">Recebimento via cartão</text:p>
          </table:table-cell>
          <table:table-cell table:style-name="Tabela10.A1" office:value-type="string">
            <text:p text:style-name="P33"><text:span text:style-name="Source_20_Text">RECEBIDO VIA CARTÃO DÉBITO - CIELO.</text:span></text:p>
          </table:table-cell>
        </table:table-row>
        <table:table-row>
          <table:table-cell table:style-name="Tabela10.A1" office:value-type="string">
            <text:p text:style-name="P33">Recebimento com troco</text:p>
          </table:table-cell>
          <table:table-cell table:style-name="Tabela10.A1" office:value-type="string">
            <text:p text:style-name="P33"><text:span text:style-name="Source_20_Text">PAGO COM R$ 100,00. TROCO DE R$ 12,00 ENTREGUE.</text:span></text:p>
          </table:table-cell>
        </table:table-row>
        <table:table-row>
          <table:table-cell table:style-name="Tabela10.A1" office:value-type="string">
            <text:p text:style-name="P33">Pagamento dividido (multiforma)</text:p>
          </table:table-cell>
          <table:table-cell table:style-name="Tabela10.A1" office:value-type="string">
            <text:p text:style-name="P33"><text:span text:style-name="Source_20_Text">R$ 70,00 EM DINHEIRO + R$ 30,00 VIA PIX.</text:span></text:p>
          </table:table-cell>
        </table:table-row>
        <table:table-row>
          <table:table-cell table:style-name="Tabela10.A1" office:value-type="string">
            <text:p text:style-name="P33">Recebimento agendado</text:p>
          </table:table-cell>
          <table:table-cell table:style-name="Tabela10.A1" office:value-type="string">
            <text:p text:style-name="P33"><text:span text:style-name="Source_20_Text">AGENDADO PARA RECEBER EM 20/08 CONFORME COMBINADO.</text:span></text:p>
          </table:table-cell>
        </table:table-row>
        <table:table-row>
          <table:table-cell table:style-name="Tabela10.A1" office:value-type="string">
            <text:p text:style-name="P33">Baixa manual</text:p>
          </table:table-cell>
          <table:table-cell table:style-name="Tabela10.A1" office:value-type="string">
            <text:p text:style-name="P33"><text:span text:style-name="Source_20_Text">RECEBIMENTO BAIXADO MANUALMENTE PARA AJUSTE DE CAIXA.</text:span></text:p>
          </table:table-cell>
        </table:table-row>
      </table:table>
      <text:p text:style-name="P34"><text:span text:style-name="Strong_20_Emphasis"/></text:p>
      <text:p text:style-name="P37"><text:span text:style-name="Strong_20_Emphasis"><text:span text:style-name="T49">À medida que a loja efetua pagamentos, cada </text:span></text:span><text:span text:style-name="Strong_20_Emphasis"><text:span text:style-name="T51">saída</text:span></text:span><text:span text:style-name="Strong_20_Emphasis"><text:span text:style-name="T49"> gera um registro em PAGAMENTOS, diminuindo o saldo em aberto.</text:span></text:span></text:p>
      <text:p text:style-name="P37"><text:span text:style-name="Strong_20_Emphasis"/></text:p>
      <text:h text:style-name="P38" text:outline-level="3"><text:span text:style-name="Strong_20_Emphasis"><text:span text:style-name="T49">Como funcionaria na prática:</text:span></text:span></text:h>
      <text:list text:style-name="L4">
        <text:list-item>
          <text:h text:style-name="P39" text:outline-level="3"><text:span text:style-name="Strong_20_Emphasis"><text:span text:style-name="T35">Venda à vista</text:span></text:span></text:h>
          <text:list>
            <text:list-item>
              <text:h text:style-name="P39" text:outline-level="3"><text:span text:style-name="T5">Gera um registro em </text:span><text:span text:style-name="Source_20_Text"><text:span text:style-name="T5">CREDITOS_RECEBER</text:span></text:span><text:span text:style-name="T5"> com valor total, forma de pagamento e situação </text:span><text:span text:style-name="Source_20_Text"><text:span text:style-name="T5">QUITADO</text:span></text:span><text:span text:style-name="T5">.</text:span></text:h>
            </text:list-item>
            <text:list-item>
              <text:h text:style-name="P39" text:outline-level="3"><text:span text:style-name="T5">Gera também um registro em </text:span><text:span text:style-name="Source_20_Text"><text:span text:style-name="T5">RECEBIMENTOS</text:span></text:span><text:span text:style-name="T5"> (data de pagamento = data da venda).</text:span></text:h>
            </text:list-item>
          </text:list>
        </text:list-item>
        <text:list-item>
          <text:h text:style-name="P39" text:outline-level="3"><text:span text:style-name="Strong_20_Emphasis"><text:span text:style-name="T35">Venda a prazo (crediário)</text:span></text:span></text:h>
          <text:list>
            <text:list-item>
              <text:h text:style-name="P39" text:outline-level="3"><text:span text:style-name="T5">Gera um registro em </text:span><text:span text:style-name="Source_20_Text"><text:span text:style-name="T5">CREDITOS_RECEBER</text:span></text:span><text:span text:style-name="T5"> com a data de vencimento e status </text:span><text:span text:style-name="Source_20_Text"><text:span text:style-name="T5">EM ABERTO</text:span></text:span><text:span text:style-name="T5">.</text:span></text:h>
            </text:list-item>
            <text:list-item>
              <text:h text:style-name="P39" text:outline-level="3"><text:span text:style-name="T5">Cada pagamento recebido (total ou parcial) gera um registro em </text:span><text:span text:style-name="Source_20_Text"><text:span text:style-name="T5">RECEBIMENTOS</text:span></text:span><text:span text:style-name="T5">.</text:span></text:h>
            </text:list-item>
          </text:list>
        </text:list-item>
      </text:list>
      <text:p text:style-name="P37"><text:span text:style-name="Strong_20_Emphasis"/></text:p>
      <text:list xml:id="list111254951370788" text:continue-list="list111254913650711" text:style-name="L2">
        <text:list-item>
          <text:h text:style-name="P40" text:outline-level="3"><text:span text:style-name="Strong_20_Emphasis"><text:span text:style-name="T52">OBRIGACOES_FINANCEIRAS</text:span></text:span><text:span text:style-name="Strong_20_Emphasis"><text:line-break/></text:span><text:span text:style-name="Strong_20_Emphasis"><text:span text:style-name="T47">Representa </text:span></text:span><text:span text:style-name="Strong_20_Emphasis"><text:span text:style-name="T53">contas a pagar</text:span></text:span><text:span text:style-name="Strong_20_Emphasis"><text:span text:style-name="T47"> da empresa, associadas a fornecedores e compromissos financeiros (compra de mercadorias, serviços, despesas fixas etc.).</text:span></text:span></text:h>
        </text:list-item>
      </text:list>
      <table:table table:name="Tabela9" table:style-name="Tabela9">
        <table:table-column table:style-name="Tabela9.A"/>
        <table:table-column table:style-name="Tabela9.B"/>
        <table:table-header-rows>
          <table:table-row>
            <table:table-cell table:style-name="Tabela9.A1" office:value-type="string">
              <text:p text:style-name="P41">Campo</text:p>
            </table:table-cell>
            <table:table-cell table:style-name="Tabela9.A1" office:value-type="string">
              <text:p text:style-name="P41">Explicação</text:p>
            </table:table-cell>
          </table:table-row>
        </table:table-header-rows>
        <table:table-row>
          <table:table-cell table:style-name="Tabela9.A1" office:value-type="string">
            <text:p text:style-name="P42"><text:span text:style-name="Source_20_Text">FK_FORNECEDOR</text:span></text:p>
          </table:table-cell>
          <table:table-cell table:style-name="Tabela9.A1" office:value-type="string">
            <text:p text:style-name="P42">Para quem será feito o pagamento.</text:p>
          </table:table-cell>
        </table:table-row>
        <table:table-row>
          <table:table-cell table:style-name="Tabela9.A1" office:value-type="string">
            <text:p text:style-name="P42"><text:span text:style-name="Source_20_Text">VALOR_TOTAL</text:span></text:p>
          </table:table-cell>
          <table:table-cell table:style-name="Tabela9.A1" office:value-type="string">
            <text:p text:style-name="P42">Valor da obrigação.</text:p>
          </table:table-cell>
        </table:table-row>
        <table:table-row>
          <table:table-cell table:style-name="Tabela9.A1" office:value-type="string">
            <text:p text:style-name="P42"><text:span text:style-name="Source_20_Text">VALOR_PAGO</text:span></text:p>
          </table:table-cell>
          <table:table-cell table:style-name="Tabela9.A1" office:value-type="string">
            <text:p text:style-name="P42">Total já pago.</text:p>
          </table:table-cell>
        </table:table-row>
        <table:table-row>
          <table:table-cell table:style-name="Tabela9.A1" office:value-type="string">
            <text:p text:style-name="P42"><text:span text:style-name="Source_20_Text">DATA_EMISSAO</text:span></text:p>
          </table:table-cell>
          <table:table-cell table:style-name="Tabela9.A1" office:value-type="string">
            <text:p text:style-name="P42">Quando a obrigação foi registrada.</text:p>
          </table:table-cell>
        </table:table-row>
        <table:table-row>
          <table:table-cell table:style-name="Tabela9.A1" office:value-type="string">
            <text:p text:style-name="P42"><text:span text:style-name="Source_20_Text">DATA_VENCIMENTO</text:span></text:p>
          </table:table-cell>
          <table:table-cell table:style-name="Tabela9.A1" office:value-type="string">
            <text:p text:style-name="P42">Quando vence o pagamento.</text:p>
          </table:table-cell>
        </table:table-row>
        <table:table-row>
          <table:table-cell table:style-name="Tabela9.A1" office:value-type="string">
            <text:p text:style-name="P42"><text:span text:style-name="Source_20_Text">DATA_PAGAMENTO</text:span></text:p>
          </table:table-cell>
          <table:table-cell table:style-name="Tabela9.A1" office:value-type="string">
            <text:p text:style-name="P42">Quando foi efetivamente pago.</text:p>
          </table:table-cell>
        </table:table-row>
        <table:table-row>
          <table:table-cell table:style-name="Tabela9.A1" office:value-type="string">
            <text:p text:style-name="P42"><text:span text:style-name="Source_20_Text">FK_SITUACAO</text:span></text:p>
          </table:table-cell>
          <table:table-cell table:style-name="Tabela9.A1" office:value-type="string">
            <text:p text:style-name="P42">Situação: Em aberto, Pago, Atrasado.</text:p>
          </table:table-cell>
        </table:table-row>
        <text:soft-page-break/>
        <table:table-row>
          <table:table-cell table:style-name="Tabela9.A1" office:value-type="string">
            <text:p text:style-name="P42"><text:span text:style-name="Source_20_Text">FK_CATEGORIA_FINANCEIRA</text:span></text:p>
          </table:table-cell>
          <table:table-cell table:style-name="Tabela9.A1" office:value-type="string">
            <text:p text:style-name="P42">Classificação do tipo de gasto (ex: <text:span text:style-name="T52">crediário, pix, </text:span>água, aluguel, compra de mercadoria).</text:p>
          </table:table-cell>
        </table:table-row>
        <table:table-row>
          <table:table-cell table:style-name="Tabela9.A1" office:value-type="string">
            <text:p text:style-name="P42"><text:span text:style-name="Source_20_Text">OBSERVACOES</text:span></text:p>
          </table:table-cell>
          <table:table-cell table:style-name="Tabela9.A1" office:value-type="string">
            <text:p text:style-name="P42">Campo para detalhamento de acordos, descontos ou atrasos.</text:p>
          </table:table-cell>
        </table:table-row>
      </table:table>
      <text:h text:style-name="P43" text:outline-level="3"><text:span text:style-name="Strong_20_Emphasis"><text:span text:style-name="T47">Boas práticas:</text:span></text:span></text:h>
      <text:list text:style-name="L5">
        <text:list-item>
          <text:h text:style-name="P44" text:outline-level="3"><text:span text:style-name="T5">Atualizar </text:span><text:span text:style-name="Source_20_Text"><text:span text:style-name="T5">VALOR_PAGO</text:span></text:span><text:span text:style-name="T5"> conforme os lançamentos em </text:span><text:span text:style-name="Source_20_Text"><text:span text:style-name="T5">PAGAMENTOS</text:span></text:span><text:span text:style-name="T5">.</text:span></text:h>
        </text:list-item>
        <text:list-item>
          <text:h text:style-name="P44" text:outline-level="3"><text:span text:style-name="T5">Usar </text:span><text:span text:style-name="Source_20_Text"><text:span text:style-name="T5">FK_CATEGORIA_FINANCEIRA</text:span></text:span><text:span text:style-name="T5"> para gerar relatórios por tipo de despesa.</text:span></text:h>
        </text:list-item>
        <text:list-item>
          <text:h text:style-name="P44" text:outline-level="3"><text:span text:style-name="T5">Armazenar </text:span><text:span text:style-name="Source_20_Text"><text:span text:style-name="T5">OBSERVACOES</text:span></text:span><text:span text:style-name="T5"> sobre renegociações, adiantamentos e prazos.</text:span></text:h>
        </text:list-item>
      </text:list>
      <text:p text:style-name="P45"/>
      <text:list text:continue-list="list111254951370788" text:style-name="L2">
        <text:list-item>
          <text:h text:style-name="P46" text:outline-level="3"><text:span text:style-name="Strong_20_Emphasis"><text:span text:style-name="T52">PAGAMENTOS</text:span></text:span><text:span text:style-name="Strong_20_Emphasis"><text:line-break/></text:span><text:span text:style-name="Strong_20_Emphasis"><text:span text:style-name="T5">Registra os </text:span></text:span><text:span text:style-name="Strong_20_Emphasis"><text:span text:style-name="T35">eventos de saída de dinheiro</text:span></text:span><text:span text:style-name="Strong_20_Emphasis"><text:span text:style-name="T5">, vinculados a obrigações financeiras.</text:span></text:span></text:h>
        </text:list-item>
      </text:list>
      <text:h text:style-name="P47" text:outline-level="3"><text:span text:style-name="Strong_20_Emphasis">Exemplos de OBSERVACOES </text:span><text:span text:style-name="Strong_20_Emphasis"><text:span text:style-name="T54">(</text:span></text:span><text:span text:style-name="Strong_20_Emphasis"><text:span text:style-name="T52">em </text:span></text:span><text:span text:style-name="Strong_20_Emphasis"><text:span text:style-name="T54">pagamentos)</text:span></text:span></text:h>
      <table:table table:name="Tabela11" table:style-name="Tabela11">
        <table:table-column table:style-name="Tabela11.A"/>
        <table:table-column table:style-name="Tabela11.B"/>
        <table:table-header-rows>
          <table:table-row>
            <table:table-cell table:style-name="Tabela11.A1" office:value-type="string">
              <text:p text:style-name="P48"><text:span text:style-name="Strong_20_Emphasis">Cenário</text:span></text:p>
            </table:table-cell>
            <table:table-cell table:style-name="Tabela11.A1" office:value-type="string">
              <text:p text:style-name="P48"><text:span text:style-name="Strong_20_Emphasis">Exemplo de Observação</text:span></text:p>
            </table:table-cell>
          </table:table-row>
        </table:table-header-rows>
        <table:table-row>
          <table:table-cell table:style-name="Tabela11.A1" office:value-type="string">
            <text:p text:style-name="P49">Pagamento total à vista</text:p>
          </table:table-cell>
          <table:table-cell table:style-name="Tabela11.A1" office:value-type="string">
            <text:p text:style-name="P49"><text:span text:style-name="Source_20_Text">PAGAMENTO INTEGRAL VIA TRANSFERÊNCIA BANCÁRIA.</text:span></text:p>
          </table:table-cell>
        </table:table-row>
        <table:table-row>
          <table:table-cell table:style-name="Tabela11.A1" office:value-type="string">
            <text:p text:style-name="P49">Pagamento parcial</text:p>
          </table:table-cell>
          <table:table-cell table:style-name="Tabela11.A1" office:value-type="string">
            <text:p text:style-name="P49"><text:span text:style-name="Source_20_Text">PAGO R$ 300,00 DA FATURA TOTAL DE R$ 500,00.</text:span></text:p>
          </table:table-cell>
        </table:table-row>
        <table:table-row>
          <table:table-cell table:style-name="Tabela11.A1" office:value-type="string">
            <text:p text:style-name="P49">Desconto negociado com fornecedor</text:p>
          </table:table-cell>
          <table:table-cell table:style-name="Tabela11.A1" office:value-type="string">
            <text:p text:style-name="P49"><text:span text:style-name="Source_20_Text">FORNECEDOR CONCEDEU 10% DE DESCONTO POR PAGAMENTO ADIANTADO.</text:span></text:p>
          </table:table-cell>
        </table:table-row>
        <table:table-row>
          <table:table-cell table:style-name="Tabela11.A1" office:value-type="string">
            <text:p text:style-name="P49">Juros por atraso</text:p>
          </table:table-cell>
          <table:table-cell table:style-name="Tabela11.A1" office:value-type="string">
            <text:p text:style-name="P49"><text:span text:style-name="Source_20_Text">PAGAMENTO COM ACRÉSCIMO DE R$ 15,00 POR ATRASO.</text:span></text:p>
          </table:table-cell>
        </table:table-row>
        <table:table-row>
          <table:table-cell table:style-name="Tabela11.A1" office:value-type="string">
            <text:p text:style-name="P49">Pagamento por PIX</text:p>
          </table:table-cell>
          <table:table-cell table:style-name="Tabela11.A1" office:value-type="string">
            <text:p text:style-name="P49"><text:span text:style-name="Source_20_Text">PIX ENVIADO PARA FORNECEDOR XYZ ÀS 10H12.</text:span></text:p>
          </table:table-cell>
        </table:table-row>
        <table:table-row>
          <table:table-cell table:style-name="Tabela11.A1" office:value-type="string">
            <text:p text:style-name="P49">Despesa paga com troco de venda</text:p>
          </table:table-cell>
          <table:table-cell table:style-name="Tabela11.A1" office:value-type="string">
            <text:p text:style-name="P49"><text:span text:style-name="Source_20_Text">PAGO COM VALOR ARRECADADO DA VENDA #9987.</text:span></text:p>
          </table:table-cell>
        </table:table-row>
        <table:table-row>
          <table:table-cell table:style-name="Tabela11.A1" office:value-type="string">
            <text:p text:style-name="P49">Pagamento agendado</text:p>
          </table:table-cell>
          <table:table-cell table:style-name="Tabela11.A1" office:value-type="string">
            <text:p text:style-name="P49"><text:span text:style-name="Source_20_Text">TRANSFERÊNCIA PROGRAMADA PARA 05/09.</text:span></text:p>
          </table:table-cell>
        </table:table-row>
        <table:table-row>
          <table:table-cell table:style-name="Tabela11.A1" office:value-type="string">
            <text:p text:style-name="P49">Reembolso de cliente</text:p>
          </table:table-cell>
          <table:table-cell table:style-name="Tabela11.A1" office:value-type="string">
            <text:p text:style-name="P49"><text:span text:style-name="Source_20_Text">DEVOLUÇÃO VIA PIX REFERENTE À COMPRA #123.</text:span></text:p>
          </table:table-cell>
        </table:table-row>
        <table:table-row>
          <table:table-cell table:style-name="Tabela11.A1" office:value-type="string">
            <text:p text:style-name="P49">Pagamento parcelado</text:p>
          </table:table-cell>
          <table:table-cell table:style-name="Tabela11.A1" office:value-type="string">
            <text:p text:style-name="P49"><text:span text:style-name="Source_20_Text">1ª PARCELA DE 3 - R$ 200,00.</text:span></text:p>
          </table:table-cell>
        </table:table-row>
        <table:table-row>
          <table:table-cell table:style-name="Tabela11.A1" office:value-type="string">
            <text:p text:style-name="P49">Baixa manual</text:p>
          </table:table-cell>
          <table:table-cell table:style-name="Tabela11.A1" office:value-type="string">
            <text:p text:style-name="P49"><text:span text:style-name="Source_20_Text">PAGAMENTO REGISTRADO MANUALMENTE PELO USUÁRIO ADMIN.</text:span></text:p>
          </table:table-cell>
        </table:table-row>
      </table:table>
      <text:p text:style-name="P50"><text:span text:style-name="Strong_20_Emphasis"><text:span text:style-name="T55"/></text:span></text:p>
      <text:h text:style-name="P47" text:outline-level="3"><text:span text:style-name="Strong_20_Emphasis">Explicação de Tabelas para geração de relatórios de<text:line-break/>inadimplência, fluxo de caixa real, e baixa parcial de valores.</text:span></text:h>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48">Conceito</text:p>
            </table:table-cell>
            <table:table-cell table:style-name="Tabela2.A1" office:value-type="string">
              <text:p text:style-name="P48">Função</text:p>
            </table:table-cell>
            <table:table-cell table:style-name="Tabela2.A1" office:value-type="string">
              <text:p text:style-name="P48">Depende de</text:p>
            </table:table-cell>
          </table:table-row>
        </table:table-header-rows>
        <table:table-row>
          <table:table-cell table:style-name="Tabela2.A1" office:value-type="string">
            <text:p text:style-name="P49"><text:span text:style-name="Source_20_Text"><text:span text:style-name="T54">creditos_receber</text:span></text:span></text:p>
          </table:table-cell>
          <table:table-cell table:style-name="Tabela2.A1" office:value-type="string">
            <text:p text:style-name="P49">Registrar o <text:span text:style-name="Strong_20_Emphasis">que deve ser recebido</text:span></text:p>
          </table:table-cell>
          <table:table-cell table:style-name="Tabela2.A1" office:value-type="string">
            <text:p text:style-name="P49">venda / cliente</text:p>
          </table:table-cell>
        </table:table-row>
        <table:table-row>
          <table:table-cell table:style-name="Tabela2.A1" office:value-type="string">
            <text:p text:style-name="P49"><text:span text:style-name="Source_20_Text">recebimento</text:span><text:span text:style-name="Source_20_Text"><text:span text:style-name="T54">s</text:span></text:span></text:p>
          </table:table-cell>
          <table:table-cell table:style-name="Tabela2.A1" office:value-type="string">
            <text:p text:style-name="P49">Registrar o <text:span text:style-name="Strong_20_Emphasis">que foi de fato recebido</text:span></text:p>
          </table:table-cell>
          <table:table-cell table:style-name="Tabela2.A1" office:value-type="string">
            <text:p text:style-name="P49"><text:span text:style-name="Source_20_Text"><text:span text:style-name="T54">creditos_receber</text:span></text:span></text:p>
          </table:table-cell>
        </table:table-row>
        <table:table-row>
          <table:table-cell table:style-name="Tabela2.A1" office:value-type="string">
            <text:p text:style-name="P49"><text:span text:style-name="Source_20_Text"><text:span text:style-name="T54">Obrigacoes_<text:line-break/>financeiras</text:span></text:span></text:p>
          </table:table-cell>
          <table:table-cell table:style-name="Tabela2.A1" office:value-type="string">
            <text:p text:style-name="P49">Registrar o <text:span text:style-name="Strong_20_Emphasis">que deve ser pago</text:span></text:p>
          </table:table-cell>
          <table:table-cell table:style-name="Tabela2.A1" office:value-type="string">
            <text:p text:style-name="P49">compra / despesa</text:p>
          </table:table-cell>
        </table:table-row>
        <table:table-row>
          <table:table-cell table:style-name="Tabela2.A1" office:value-type="string">
            <text:p text:style-name="P49"><text:span text:style-name="Source_20_Text">pagamento</text:span><text:span text:style-name="Source_20_Text"><text:span text:style-name="T54">s</text:span></text:span></text:p>
          </table:table-cell>
          <table:table-cell table:style-name="Tabela2.A1" office:value-type="string">
            <text:p text:style-name="P49">Registrar o <text:span text:style-name="Strong_20_Emphasis">que foi de fato pago</text:span></text:p>
          </table:table-cell>
          <table:table-cell table:style-name="Tabela2.A1" office:value-type="string">
            <text:p text:style-name="P49"><text:span text:style-name="Source_20_Text"><text:span text:style-name="T54">Obrigacoes_<text:line-break/>financeiras</text:span></text:span></text:p>
          </table:table-cell>
        </table:table-row>
      </table:table>
      <text:h text:style-name="P51" text:outline-level="4"><text:soft-page-break/><text:span text:style-name="Strong_20_Emphasis"><text:span text:style-name="T56">Nota: </text:span></text:span><text:span text:style-name="Strong_20_Emphasis"><text:span text:style-name="T38">Fatura</text:span></text:span><text:span text:style-name="T38"> (opcional, </text:span><text:span text:style-name="T57">talvez no futuro</text:span><text:span text:style-name="T38">): Em vez de gerar uma cobrança individual para cada venda, o sistema </text:span><text:span text:style-name="Strong_20_Emphasis"><text:span text:style-name="T38">agruparia todas as compras feitas por um cliente dentro de um período (geralmente um mês)</text:span></text:span><text:span text:style-name="T38"> em uma </text:span><text:span text:style-name="Strong_20_Emphasis"><text:span text:style-name="T38">única fatura</text:span></text:span><text:span text:style-name="T38">. Representa um </text:span><text:span text:style-name="Strong_20_Emphasis"><text:span text:style-name="T38">documento fiscal consolidado</text:span></text:span><text:span text:style-name="T38">, podendo agrupar diversas contas ou servir apenas como agrupador lógico. Se no futuro quiser </text:span><text:span text:style-name="Strong_20_Emphasis"><text:span text:style-name="T38">agrupar parcelas por fatura.</text:span></text:span></text:h>
      <text:list text:continue-numbering="true" text:style-name="L2">
        <text:list-item>
          <text:h text:style-name="P46" text:outline-level="3"><text:span text:style-name="Strong_20_Emphasis"><text:s/></text:span><text:span text:style-name="Strong_20_Emphasis"><text:span text:style-name="T52">FORMAS_PAGAMENTO</text:span></text:span><text:span text:style-name="Strong_20_Emphasis"><text:span text:style-name="T41"><text:line-break/></text:span></text:span><text:span text:style-name="Strong_20_Emphasis"><text:span text:style-name="T42">Armazena métodos de liquidação: dinheiro, PIX, crediario, cartão, boleto, doação.</text:span></text:span></text:h>
        </text:list-item>
        <text:list-item>
          <text:h text:style-name="P46" text:outline-level="3"><text:span text:style-name="Strong_20_Emphasis"><text:span text:style-name="T58">S</text:span></text:span><text:span text:style-name="Strong_20_Emphasis"><text:span text:style-name="T55">I</text:span></text:span><text:span text:style-name="Strong_20_Emphasis"><text:span text:style-name="T58">TUACOES_FINANCEIRAS</text:span></text:span><text:span text:style-name="Strong_20_Emphasis"><text:span text:style-name="T55"><text:line-break/>Relacionada com tabelas </text:span></text:span><text:span text:style-name="Strong_20_Emphasis"><text:span text:style-name="T58">creditos_receber</text:span></text:span><text:span text:style-name="Strong_20_Emphasis"><text:span text:style-name="T55"> e </text:span></text:span><text:span text:style-name="Strong_20_Emphasis"><text:span text:style-name="T58">obrigacoes_financeiras. Exemplo de registros: </text:span></text:span><text:span text:style-name="Strong_20_Emphasis"><text:span text:style-name="T55">Aberta, paga, atrasada, </text:span></text:span><text:span text:style-name="Strong_20_Emphasis"><text:span text:style-name="T20">antecipada</text:span></text:span><text:span text:style-name="Strong_20_Emphasis"><text:span text:style-name="T55">.</text:span></text:span></text:h>
        </text:list-item>
        <text:list-item>
          <text:h text:style-name="P46" text:outline-level="3"><text:span text:style-name="T59">NATUREZAS_FINANCEIRAS</text:span><text:span text:style-name="T60"><text:line-break/></text:span><text:span text:style-name="T55">Receita, despesa, estorno, transferencia, investimento, </text:span><text:span text:style-name="T20">empréstimo.</text:span></text:h>
        </text:list-item>
        <text:list-item>
          <text:h text:style-name="P46" text:outline-level="3"><text:span text:style-name="Strong_20_Emphasis"><text:span text:style-name="T19">CATEGORIAS_FINANCEIRAS</text:span></text:span><text:span text:style-name="Strong_20_Emphasis"><text:line-break/></text:span><text:span text:style-name="Strong_20_Emphasis"><text:span text:style-name="T5">Classifica o tipo de receita ou despesa (ex: “Venda à vista”, “</text:span></text:span><text:span text:style-name="Strong_20_Emphasis"><text:span text:style-name="T34">parcelado</text:span></text:span><text:span text:style-name="Strong_20_Emphasis"><text:span text:style-name="T5">”, “Compra de estoque”). Serve </text:span></text:span><text:span text:style-name="Strong_20_Emphasis"><text:span text:style-name="T20">p</text:span></text:span><text:span text:style-name="Strong_20_Emphasis"><text:span text:style-name="T5">ara </text:span></text:span><text:span text:style-name="Strong_20_Emphasis"><text:span text:style-name="T20">a</text:span></text:span><text:span text:style-name="Strong_20_Emphasis"><text:span text:style-name="T5">grupar </text:span></text:span><text:span text:style-name="Strong_20_Emphasis"><text:span text:style-name="T20">o</text:span></text:span><text:span text:style-name="Strong_20_Emphasis"><text:span text:style-name="T5"> </text:span></text:span><text:span text:style-name="Strong_20_Emphasis"><text:span text:style-name="T20">m</text:span></text:span><text:span text:style-name="Strong_20_Emphasis"><text:span text:style-name="T5">otivo </text:span></text:span><text:span text:style-name="Strong_20_Emphasis"><text:span text:style-name="T20">o</text:span></text:span><text:span text:style-name="Strong_20_Emphasis"><text:span text:style-name="T5">u </text:span></text:span><text:span text:style-name="Strong_20_Emphasis"><text:span text:style-name="T20">f</text:span></text:span><text:span text:style-name="Strong_20_Emphasis"><text:span text:style-name="T5">luxo </text:span></text:span><text:span text:style-name="Strong_20_Emphasis"><text:span text:style-name="T20">d</text:span></text:span><text:span text:style-name="Strong_20_Emphasis"><text:span text:style-name="T5">e </text:span></text:span><text:span text:style-name="Strong_20_Emphasis"><text:span text:style-name="T20">r</text:span></text:span><text:span text:style-name="Strong_20_Emphasis"><text:span text:style-name="T5">eceita.</text:span></text:span></text:h>
        </text:list-item>
      </text:list>
      <text:h text:style-name="Heading_20_2" text:outline-level="2"><text:span text:style-name="Strong_20_Emphasis"><text:span text:style-name="T19">Módulo </text:span></text:span><text:span text:style-name="Strong_20_Emphasis"><text:span text:style-name="T61">Sistema</text:span></text:span></text:h>
      <text:list text:continue-numbering="true" text:style-name="L2">
        <text:list-item>
          <text:h text:style-name="P46" text:outline-level="3"><text:span text:style-name="Strong_20_Emphasis"><text:span text:style-name="T62">LOGS<text:line-break/></text:span></text:span><text:span text:style-name="Strong_20_Emphasis"><text:span text:style-name="T63">Registra cada ação no sistema e permite</text:span></text:span><text:span text:style-name="Strong_20_Emphasis"><text:span text:style-name="T64"> sistema, </text:span></text:span><text:span text:style-name="Strong_20_Emphasis"><text:span text:style-name="T63">guardando logs dos </text:span></text:span><text:span text:style-name="Strong_20_Emphasis"><text:span text:style-name="T64">eventos importantes do sistema, como: login, logout, alterações de dados, erros e acessos.</text:span></text:span></text:h>
        </text:list-item>
        <text:list-item>
          <text:h text:style-name="P46" text:outline-level="3"><text:span text:style-name="Strong_20_Emphasis"><text:span text:style-name="T22">CONFIGURACOES</text:span></text:span><text:span text:style-name="Strong_20_Emphasis"><text:span text:style-name="T65"><text:line-break/></text:span></text:span><text:span text:style-name="Strong_20_Emphasis"><text:span text:style-name="T17">Centraliza todos os ajustes e definições globais que impactam o comportamento do sistema, sem a necessidade de alterar código </text:span></text:span><text:span text:style-name="Strong_20_Emphasis"><text:span text:style-name="T66">c</text:span></text:span><text:span text:style-name="Strong_20_Emphasis"><text:span text:style-name="T17">omo, por exemplo, </text:span></text:span><text:span text:style-name="Strong_20_Emphasis"><text:span text:style-name="T67">d</text:span></text:span><text:span text:style-name="Strong_20_Emphasis"><text:span text:style-name="T17">ados da empresa </text:span></text:span><text:span text:style-name="Strong_20_Emphasis"><text:span text:style-name="T67">ou p</text:span></text:span><text:span text:style-name="Strong_20_Emphasis"><text:span text:style-name="T17">arâmetros de sistema (ex: taxas padrão, mensagens automáticas, formatos de etiqueta).<text:line-break/>Em produção, é comum fazer cache dessas configurações após o primeiro carregamento para melhorar desempenho.</text:span></text:span></text:h>
        </text:list-item>
      </text:list>
      <text:h text:style-name="Heading_20_2" text:outline-level="2"/>
      <text:h text:style-name="P16" text:outline-level="2">Módulo Segurança</text:h>
      <text:h text:style-name="P22" text:outline-level="3">Acesso</text:h>
      <text:list text:continue-numbering="true" text:style-name="L2">
        <text:list-item>
          <text:h text:style-name="P46" text:outline-level="3"><text:span text:style-name="Strong_20_Emphasis"><text:span text:style-name="T19">USUARIOS</text:span></text:span><text:span text:style-name="Strong_20_Emphasis"><text:line-break/></text:span><text:span text:style-name="T5">Representa os funcionários que acessam o sistema. </text:span><text:span text:style-name="Strong_20_Emphasis"><text:span text:style-name="T64">Contém dados de autenticação e identificação. </text:span></text:span><text:span text:style-name="T5">Pode</text:span><text:span text:style-name="T66">m</text:span><text:span text:style-name="T5"> ter papéis distintos </text:span><text:span text:style-name="T66">com vários níveis de acesso e privilégios</text:span><text:span text:style-name="T5"> (ex: vendedor, administrador, financeiro </text:span><text:span text:style-name="T20">etc</text:span><text:span text:style-name="T5">).</text:span></text:h>
        </text:list-item>
        <text:list-item>
          <text:h text:style-name="P52" text:outline-level="3"><text:span text:style-name="Strong_20_Emphasis"><text:span text:style-name="T62">PERFIS<text:line-break/></text:span></text:span><text:span text:style-name="Strong_20_Emphasis"><text:span text:style-name="T64">Representam papéis de pessoas no sistema </text:span></text:span><text:span text:style-name="Strong_20_Emphasis"><text:span text:style-name="T68">para controlar </text:span></text:span><text:span text:style-name="Strong_20_Emphasis"><text:span text:style-name="T64">níveis de acesso. Ex: </text:span></text:span><text:span text:style-name="Strong_20_Emphasis"><text:span text:style-name="T69">Vendedor, administrador, Financeiro</text:span></text:span><text:span text:style-name="Strong_20_Emphasis"><text:span text:style-name="T64">. </text:span></text:span><text:span text:style-name="Strong_20_Emphasis"><text:span text:style-name="T68">Sua função é definir</text:span></text:span><text:span text:style-name="Strong_20_Emphasis"><text:span text:style-name="T64"> </text:span></text:span><text:span text:style-name="Strong_20_Emphasis"><text:span text:style-name="T64">o que cada tipo de usuário pode fazer</text:span></text:span><text:span text:style-name="Strong_20_Emphasis"><text:span text:style-name="T64"> (permissões). </text:span></text:span></text:h>
        </text:list-item>
        <text:list-item>
          <text:h text:style-name="P53" text:outline-level="3"><text:span text:style-name="Strong_20_Emphasis"><text:span text:style-name="T22">USUARIOS_PERFIS</text:span></text:span><text:span text:style-name="Strong_20_Emphasis"><text:span text:style-name="T70"><text:line-break/></text:span></text:span><text:span text:style-name="Strong_20_Emphasis"><text:span text:style-name="T64">Relaciona usuários </text:span></text:span><text:span text:style-name="Strong_20_Emphasis"><text:span text:style-name="T71">a</text:span></text:span><text:span text:style-name="Strong_20_Emphasis"><text:span text:style-name="T64"> múltiplos perfis. Um usuário pode ter vários perfis. </text:span></text:span></text:h>
        </text:list-item>
        <text:list-item>
          <text:h text:style-name="P46" text:outline-level="3"><text:span text:style-name="Strong_20_Emphasis"><text:span text:style-name="T62">APLICACOES<text:line-break/></text:span></text:span><text:span text:style-name="Strong_20_Emphasis"><text:span text:style-name="T64">Cadastro das aplicações, funcionalidades ou telas.</text:span></text:span></text:h>
        </text:list-item>
        <text:list-item>
          <text:h text:style-name="P46" text:outline-level="3"><text:span text:style-name="Strong_20_Emphasis"><text:span text:style-name="T62">PERMISSOES<text:line-break/></text:span></text:span><text:span text:style-name="Strong_20_Emphasis"><text:span text:style-name="T72">Relaciona </text:span></text:span><text:span text:style-name="Strong_20_Emphasis"><text:span text:style-name="T71">perfis a aplicações</text:span></text:span><text:span text:style-name="Strong_20_Emphasis"><text:span text:style-name="T72"> </text:span></text:span><text:span text:style-name="Strong_20_Emphasis"><text:span text:style-name="T71">e</text:span></text:span><text:span text:style-name="Strong_20_Emphasis"><text:span text:style-name="T29"> </text:span></text:span><text:span text:style-name="Strong_20_Emphasis"><text:span text:style-name="T72">define</text:span></text:span><text:span text:style-name="Strong_20_Emphasis"><text:span text:style-name="T64"> </text:span></text:span><text:span text:style-name="Strong_20_Emphasis"><text:span text:style-name="T71">suas </text:span></text:span><text:span text:style-name="Strong_20_Emphasis"><text:span text:style-name="T64">funcionalidade</text:span></text:span><text:span text:style-name="Strong_20_Emphasis"><text:span text:style-name="T29">s</text:span></text:span><text:span text:style-name="Strong_20_Emphasis"><text:span text:style-name="T72">, como </text:span></text:span><text:span text:style-name="Strong_20_Emphasis"><text:span text:style-name="T71">os privilégios de</text:span></text:span><text:span text:style-name="Strong_20_Emphasis"><text:span text:style-name="T72">: acessar, inserir, atualizar, excluir, exportar, imprimir. </text:span></text:span><text:span text:style-name="Strong_20_Emphasis"><text:span text:style-name="T71">Ou seja, qual perfil pode fazer o quê em cada aplicação. </text:span></text:span></text:h>
        </text:list-item>
        <text:list-item>
          <text:h text:style-name="P53" text:outline-level="3"><text:span text:style-name="Strong_20_Emphasis"><text:span text:style-name="T73">MOD</text:span></text:span><text:span text:style-name="Strong_20_Emphasis"><text:span text:style-name="T74">ULOS</text:span></text:span><text:span text:style-name="Strong_20_Emphasis"><text:span text:style-name="T75"><text:line-break/></text:span></text:span><text:span text:style-name="Strong_20_Emphasis"><text:span text:style-name="T76">Cadastro de módulos para formar conjuntos de aplicações que se diferenciam pelo seu escopo no sistema. </text:span></text:span><text:span text:style-name="Strong_20_Emphasis"><text:span text:style-name="T77">Sã</text:span></text:span><text:span text:style-name="Strong_20_Emphasis"><text:span text:style-name="T78">o opcionais</text:span></text:span><text:span text:style-name="Strong_20_Emphasis"><text:span text:style-name="T76">, mas recomendados quando o sistema ficar grande e precisar de organização.</text:span></text:span></text:h>
        </text:list-item>
        <text:list-item>
          <text:h text:style-name="P46" text:outline-level="3"><text:span text:style-name="Strong_20_Emphasis"><text:span text:style-name="T79">APLICACOES</text:span></text:span><text:span text:style-name="Strong_20_Emphasis"><text:span text:style-name="T78">_MODULOS</text:span></text:span><text:span text:style-name="Strong_20_Emphasis"><text:span text:style-name="T79"><text:line-break/></text:span></text:span><text:span text:style-name="Strong_20_Emphasis"><text:span text:style-name="T76">Relaciona cada aplicação a algum módulo</text:span></text:span><text:span text:style-name="Strong_20_Emphasis"><text:span text:style-name="T80"> para formar conjuntos de aplicações.</text:span></text:span><text:span text:style-name="Strong_20_Emphasis"><text:span text:style-name="T72"> </text:span></text:span></text:h>
        </text:list-item>
      </text:list>
      <text:h text:style-name="P54" text:outline-level="3"><text:span text:style-name="Strong_20_Emphasis"><text:span text:style-name="T81">Autenticação</text:span></text:span></text:h>
      <text:list text:continue-numbering="true" text:style-name="L2">
        <text:list-item>
          <text:h text:style-name="P53" text:outline-level="3"><text:span text:style-name="Strong_20_Emphasis"><text:span text:style-name="T4">U</text:span></text:span><text:span text:style-name="Strong_20_Emphasis"><text:span text:style-name="T82">SUARIOS_SESSOES<text:line-break/></text:span></text:span><text:span text:style-name="Strong_20_Emphasis"><text:span text:style-name="T63">Útil para </text:span></text:span><text:span text:style-name="Strong_20_Emphasis"><text:span text:style-name="T29">auditar acessos, </text:span></text:span><text:span text:style-name="Strong_20_Emphasis"><text:span text:style-name="T63">r</text:span></text:span><text:span text:style-name="Strong_20_Emphasis"><text:span text:style-name="T29">astre</text:span></text:span><text:span text:style-name="Strong_20_Emphasis"><text:span text:style-name="T63">ia</text:span></text:span><text:span text:style-name="Strong_20_Emphasis"><text:span text:style-name="T29"> sessões ativas, controla e limita logins simultâneos, </text:span></text:span><text:span text:style-name="Strong_20_Emphasis"><text:span text:style-name="T63">permite</text:span></text:span><text:span text:style-name="Strong_20_Emphasis"><text:span text:style-name="T29"> logout forçado </text:span></text:span><text:span text:style-name="Strong_20_Emphasis"><text:span text:style-name="T63">remotamente.</text:span></text:span></text:h>
        </text:list-item>
        <text:list-item>
          <text:h text:style-name="P53" text:outline-level="3"><text:span text:style-name="Strong_20_Emphasis"><text:span text:style-name="T35">USUARIOS_TENTATIVAS_LOGIN</text:span></text:span><text:span text:style-name="Strong_20_Emphasis"><text:span text:style-name="T5"> <text:line-break/></text:span></text:span><text:span text:style-name="Strong_20_Emphasis"><text:span text:style-name="T83">R</text:span></text:span><text:span text:style-name="Strong_20_Emphasis"><text:span text:style-name="T5">egistra todo e qualquer evento de tentativa de login, seja ele bem-sucedido ou malsucedido, para fins de segurança, rastreamento e controle de acesso. Detecção de padrões suspeitos, como ataques de força bruta ou uso de senhas repetidas. Base para políticas de segurança, como bloqueio automátic</text:span></text:span><text:span text:style-name="Strong_20_Emphasis"><text:span text:style-name="T49">o de contas após múltiplas falhas.</text:span></text:span></text:h>
        </text:list-item>
      </text:list>
      <text:h text:style-name="P22" text:outline-level="3"><text:soft-page-break/><text:span text:style-name="Strong_20_Emphasis"><text:span text:style-name="T51">Cenário em que a procedure <text:line-break/>SP_VERIFICA_BLOQUEIO_TENTATIVAS é chamada:</text:span></text:span></text:h>
      <text:h text:style-name="P55" text:outline-level="3"><text:span text:style-name="Strong_20_Emphasis"><text:span text:style-name="T49">Se o login falhar e o usuário existir, </text:span></text:span><text:span text:style-name="Strong_20_Emphasis"><text:span text:style-name="T84">então a</text:span></text:span><text:span text:style-name="Strong_20_Emphasis"><text:span text:style-name="T49"> procedure verifica se há 5 ou mais falhas nas últimas 15min; </text:span></text:span><text:span text:style-name="Strong_20_Emphasis"><text:span text:style-name="T84">s</text:span></text:span><text:span text:style-name="Strong_20_Emphasis"><text:span text:style-name="T49">e sim, o usuário é bloqueado automaticamente com origem "Tentativas Falhas"</text:span></text:span></text:h>
      <text:list text:continue-numbering="true" text:style-name="L2">
        <text:list-item>
          <text:h text:style-name="P53" text:outline-level="3"><text:span text:style-name="Strong_20_Emphasis"><text:span text:style-name="T70">USUARIOS_BLOQUEIOS </text:span></text:span><text:span text:style-name="Strong_20_Emphasis"><text:span text:style-name="T29"><text:line-break/>Armazena informações sobre usuários que foram temporária ou permanentemente bloqueados, seja por tentativa excessiva de login, violação de regras ou bloqueio manual por um administrador. Suporta desbloqueio automático com base em </text:span></text:span><text:span text:style-name="Strong_20_Emphasis"><text:span text:style-name="Source_20_Text"><text:span text:style-name="T85">DATA_EXPIRACAO</text:span></text:span></text:span><text:span text:style-name="Strong_20_Emphasis"><text:span text:style-name="T29">. </text:span></text:span><text:span text:style-name="T5">Permite auditoria de quem bloqueou e </text:span><text:span text:style-name="T86">motivo</text:span><text:span text:style-name="T5">.</text:span></text:h>
        </text:list-item>
        <text:list-item>
          <text:h text:style-name="P53" text:outline-level="3"><text:span text:style-name="Strong_20_Emphasis">RECUPERACAO_SENHA <text:line-break/></text:span><text:span text:style-name="Strong_20_Emphasis"><text:span text:style-name="T5">Gerencia os tokens temporários de recuperação de senha enviados ao usuário </text:span></text:span><text:span text:style-name="Strong_20_Emphasis"><text:span text:style-name="T87">e sua</text:span></text:span><text:span text:style-name="Strong_20_Emphasis"><text:span text:style-name="T5"> validade, </text:span></text:span><text:span text:style-name="Strong_20_Emphasis"><text:span text:style-name="T86">permite gerar</text:span></text:span><text:span text:style-name="Strong_20_Emphasis"><text:span text:style-name="T5"> link de recuperação contendo o </text:span></text:span><text:span text:style-name="Strong_20_Emphasis"><text:span text:style-name="Source_20_Text"><text:span text:style-name="T5">TOKEN</text:span></text:span></text:span><text:span text:style-name="Strong_20_Emphasis"><text:span text:style-name="T5">. </text:span></text:span><text:span text:style-name="T5">Limita tentativas ou uso após expiração.</text:span></text:h>
        </text:list-item>
      </text:list>
      <text:h text:style-name="P56" text:outline-level="1">Relações entre as entidades (visão geral)</text:h>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Table_20_Heading">Entidade A</text:p>
            </table:table-cell>
            <table:table-cell table:style-name="Tabela1.A1" office:value-type="string">
              <text:p text:style-name="Table_20_Heading">Relação</text:p>
            </table:table-cell>
            <table:table-cell table:style-name="Tabela1.A1" office:value-type="string">
              <text:p text:style-name="Table_20_Heading">Entidade B</text:p>
            </table:table-cell>
            <table:table-cell table:style-name="Tabela1.A1" office:value-type="string">
              <text:p text:style-name="Table_20_Heading">Observação</text:p>
            </table:table-cell>
          </table:table-row>
        </table:table-header-rows>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Um produto pode estar em várias venda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é-reserva de produto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Movimentações Estoque</text:p>
          </table:table-cell>
          <table:table-cell table:style-name="Tabela1.A1" office:value-type="string">
            <text:p text:style-name="Table_20_Contents">Entradas e saídas</text:p>
          </table:table-cell>
        </table:table-row>
        <table:table-row>
          <table:table-cell table:style-name="Tabela1.A1" office:value-type="string">
            <text:p text:style-name="Table_20_Contents">Venda</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Detalhamento</text:p>
          </table:table-cell>
        </table:table-row>
        <table:table-row>
          <table:table-cell table:style-name="Tabela1.A1" office:value-type="string">
            <text:p text:style-name="Table_20_Contents">Pré-venda</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odutos separado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Vendas</text:p>
          </table:table-cell>
          <table:table-cell table:style-name="Tabela1.A1" office:value-type="string">
            <text:p text:style-name="Table_20_Contents">Histórico de ven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Pré-vendas</text:p>
          </table:table-cell>
          <table:table-cell table:style-name="Tabela1.A1" office:value-type="string">
            <text:p text:style-name="Table_20_Contents">Histórico de retira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Contas a Receber</text:p>
          </table:table-cell>
          <table:table-cell table:style-name="Tabela1.A1" office:value-type="string">
            <text:p text:style-name="Table_20_Contents">Controle de crediário</text:p>
          </table:table-cell>
        </table:table-row>
        <table:table-row>
          <table:table-cell table:style-name="Tabela1.A1" office:value-type="string">
            <text:p text:style-name="Table_20_Contents">Fornecedor</text:p>
          </table:table-cell>
          <table:table-cell table:style-name="Tabela1.A1" office:value-type="string">
            <text:p text:style-name="Table_20_Contents">tem muitos</text:p>
          </table:table-cell>
          <table:table-cell table:style-name="Tabela1.A1" office:value-type="string">
            <text:p text:style-name="Table_20_Contents">Produtos ou Movimentações</text:p>
          </table:table-cell>
          <table:table-cell table:style-name="Tabela1.A1" office:value-type="string">
            <text:p text:style-name="Table_20_Contents">Entrada por compra</text:p>
          </table:table-cell>
        </table:table-row>
        <table:table-row>
          <table:table-cell table:style-name="Tabela1.A1" office:value-type="string">
            <text:p text:style-name="Table_20_Contents">Usuário</text:p>
          </table:table-cell>
          <table:table-cell table:style-name="Tabela1.A1" office:value-type="string">
            <text:p text:style-name="P57">tem muitos</text:p>
          </table:table-cell>
          <table:table-cell table:style-name="Tabela1.A1" office:value-type="string">
            <text:p text:style-name="P58">Perfil</text:p>
          </table:table-cell>
          <table:table-cell table:style-name="Tabela1.A1" office:value-type="string">
            <text:p text:style-name="P59">Vendedor, <text:span text:style-name="T88">Admin, Financeiro</text:span></text:p>
          </table:table-cell>
        </table:table-row>
      </table:table>
      <text:h text:style-name="P60" text:outline-level="1"><text:span text:style-name="Strong_20_Emphasis">Features</text:span></text:h>
      <text:p text:style-name="P61">Gera<text:span text:style-name="T89">r</text:span> relatórios como:</text:p>
      <text:list text:style-name="L6">
        <text:list-item>
          <text:p text:style-name="P62">“Pré-vendas pendentes de devolução há mais de 3 dias”</text:p>
        </text:list-item>
        <text:list-item>
          <text:p text:style-name="P62">“Tempo médio entre retirada e devolução”</text:p>
        </text:list-item>
        <text:list-item>
          <text:p text:style-name="P62">“Percentual de pré-vendas que viraram vendas”</text:p>
        </text:list-item>
        <text:list-item>
          <text:p text:style-name="P63"><text:span text:style-name="Emphasis"><text:span text:style-name="T90">Total vendido</text:span></text:span><text:span text:style-name="T90">, </text:span><text:span text:style-name="Emphasis"><text:span text:style-name="T90">inadimplência</text:span></text:span><text:span text:style-name="T90">, </text:span><text:span text:style-name="Emphasis"><text:span text:style-name="T90">parcelas em aberto</text:span></text:span><text:span text:style-name="T90">, </text:span><text:span text:style-name="Emphasis"><text:span text:style-name="T90">faturamento diário/mensal</text:span></text:span><text:span text:style-name="T90"> </text:span></text:p>
        </text:list-item>
        <text:list-item>
          <text:p text:style-name="P63"><text:span text:style-name="Strong_20_Emphasis"><text:span text:style-name="T91">Relatórios futuros</text:span></text:span><text:span text:style-name="T91">: id</text:span><text:span text:style-name="T90">entificar clientes que frequentemente reservam e não compram, por exemplo. </text:span></text:p>
        </text:list-item>
      </text:list>
      <text:h text:style-name="P64" text:outline-level="1"><text:span text:style-name="Strong_20_Emphasis">Fluxo de Login</text:span></text:h>
      <text:h text:style-name="P65" text:outline-level="2"><text:span text:style-name="Strong_20_Emphasis"><text:span text:style-name="T92">Autenticação: </text:span></text:span><text:span text:style-name="Strong_20_Emphasis">confirmar quem é </text:span></text:h>
      <text:list text:style-name="L7">
        <text:list-item>
          <text:p text:style-name="P66"><text:span text:style-name="T93">Usuário acessa </text:span><text:span text:style-name="Source_20_Text"><text:span text:style-name="T93">/login.php</text:span></text:span><text:span text:style-name="T93">.</text:span></text:p>
        </text:list-item>
        <text:list-item>
          <text:p text:style-name="P67">Digita login e senha.</text:p>
        </text:list-item>
        <text:list-item>
          <text:p text:style-name="P67"><text:span text:style-name="T94">Ação do </text:span>Script:</text:p>
          <text:list>
            <text:list-item>
              <text:p text:style-name="P66"><text:span text:style-name="T93">Busca usuário por </text:span><text:span text:style-name="Source_20_Text"><text:span text:style-name="T93">LOGIN</text:span></text:span><text:span text:style-name="T93">.</text:span></text:p>
            </text:list-item>
            <text:list-item>
              <text:p text:style-name="P66"><text:span text:style-name="T93">Se não existir → registra tentativa falha em </text:span><text:span text:style-name="Source_20_Text"><text:span text:style-name="T93">USUARIOS_TENTATIVAS_LOGIN</text:span></text:span><text:span text:style-name="T93">.</text:span></text:p>
            </text:list-item>
            <text:list-item>
              <text:p text:style-name="P67">Se existir:</text:p>
              <text:list>
                <text:list-item>
                  <text:p text:style-name="P66"><text:span text:style-name="T93">Verifica se está bloqueado (</text:span><text:span text:style-name="Source_20_Text"><text:span text:style-name="T93">USUARIOS_BLOQUEIOS</text:span></text:span><text:span text:style-name="T93">).</text:span></text:p>
                </text:list-item>
                <text:list-item>
                  <text:p text:style-name="P66"><text:span text:style-name="T93">Se não bloqueado → valida senha (</text:span><text:span text:style-name="Source_20_Text"><text:span text:style-name="T93">password_verify</text:span></text:span><text:span text:style-name="T93">).</text:span></text:p>
                  <text:list>
                    <text:list-item>
                      <text:p text:style-name="P66"><text:span text:style-name="T93">Se correta → cria sessão (</text:span><text:span text:style-name="Source_20_Text"><text:span text:style-name="T93">USUARIOS_SESSOES</text:span></text:span><text:span text:style-name="T93">), redireciona para </text:span><text:span text:style-name="Source_20_Text"><text:span text:style-name="T93">/menu.php</text:span></text:span><text:span text:style-name="T93">.</text:span></text:p>
                    </text:list-item>
                    <text:list-item>
                      <text:p text:style-name="P67">Se incorreta → registra tentativa falha.</text:p>
                    </text:list-item>
                  </text:list>
                </text:list-item>
              </text:list>
            </text:list-item>
          </text:list>
        </text:list-item>
        <text:list-item>
          <text:p text:style-name="P67">Caso limite de tentativas seja atingido → insere bloqueio temporário.</text:p>
        </text:list-item>
      </text:list>
      <text:h text:style-name="P65" text:outline-level="2"><text:span text:style-name="T92">Autorização: </text:span>confirmar o que pode fazer</text:h>
      <text:list text:style-name="L8">
        <text:list-item>
          <text:p text:style-name="P68"><text:span text:style-name="T95">Carrega todos os perfis do usuário (</text:span><text:span text:style-name="Source_20_Text"><text:span text:style-name="T95">USUARIOS_PERFIS</text:span></text:span><text:span text:style-name="T95">).</text:span></text:p>
        </text:list-item>
        <text:list-item>
          <text:p text:style-name="P68"><text:span text:style-name="T95">A partir dos perfis, busca todas as permissões em </text:span><text:span text:style-name="Source_20_Text"><text:span text:style-name="T95">PERMISSOES</text:span></text:span><text:span text:style-name="T95">.</text:span></text:p>
        </text:list-item>
        <text:list-item>
          <text:p text:style-name="P68"><text:span text:style-name="T95">Isso gera uma </text:span><text:span text:style-name="Strong_20_Emphasis"><text:span text:style-name="T95">lista de privilégios</text:span></text:span><text:span text:style-name="T95"> que o sistema guarda em sessão.</text:span></text:p>
        </text:list-item>
      </text:list>
      <text:p text:style-name="P69">Exemplo em pseudocódigo:</text:p>
      <text:p text:style-name="P70"><text:span text:style-name="T96">$usuario</text:span><text:span text:style-name="T97"> = </text:span><text:span text:style-name="T98">buscarUsuario</text:span><text:span text:style-name="T97">(</text:span><text:span text:style-name="T96">$login</text:span><text:span text:style-name="T97">, </text:span><text:span text:style-name="T96">$senhaHash</text:span><text:span text:style-name="T97">);<text:tab/></text:span></text:p>
      <text:p text:style-name="P71"><text:span text:style-name="T96">$perfis</text:span><text:span text:style-name="T97"> = </text:span><text:span text:style-name="T98">buscarPerfisDoUsuario</text:span><text:span text:style-name="T97">(</text:span><text:span text:style-name="T96">$usuario</text:span><text:span text:style-name="T97">→i</text:span><text:span text:style-name="T96">d)</text:span><text:span text:style-name="T97">;<text:tab/></text:span></text:p>
      <text:p text:style-name="P71"><text:span text:style-name="T96">$permissoes</text:span><text:span text:style-name="T97"> = </text:span><text:span text:style-name="T98">buscarPermissoes</text:span><text:span text:style-name="T97">(</text:span><text:span text:style-name="T96">$perfis</text:span><text:span text:style-name="T97">);<text:tab/><text:tab/></text:span></text:p>
      <text:p text:style-name="P72"><text:span text:style-name="T99"><text:tab/><text:tab/><text:tab/><text:tab/><text:tab/><text:tab/><text:tab/><text:tab/><text:tab/></text:span></text:p>
      <text:p text:style-name="P71"><text:span text:style-name="T96">$_SESSION</text:span><text:span text:style-name="T97">[</text:span><text:span text:style-name="T100">'usuario'</text:span><text:span text:style-name="T97">] = </text:span><text:span text:style-name="T96">$usuario</text:span><text:span text:style-name="T97">;<text:tab/><text:tab/><text:tab/><text:tab/></text:span></text:p>
      <text:p text:style-name="P71"><text:span text:style-name="T96">$_SESSION</text:span><text:span text:style-name="T97">[</text:span><text:span text:style-name="T100">'perfis'</text:span><text:span text:style-name="T97">] = </text:span><text:span text:style-name="T96">$perfis</text:span><text:span text:style-name="T97">;<text:tab/><text:tab/><text:tab/><text:tab/></text:span></text:p>
      <text:p text:style-name="P71"><text:span text:style-name="T96">$_SESSION</text:span><text:span text:style-name="T97">[</text:span><text:span text:style-name="T100">'permissoes'</text:span><text:span text:style-name="T97">] = </text:span><text:span text:style-name="T96">$permissoes</text:span><text:span text:style-name="T97">;<text:tab/><text:tab/></text:span></text:p>
      <text:p text:style-name="P69"/>
      <text:p text:style-name="P69"/>
      <text:h text:style-name="P64" text:outline-level="1">Sessões</text:h>
      <text:h text:style-name="P73" text:outline-level="3"><text:span text:style-name="T93">O que temos no </text:span><text:span text:style-name="T101">processo de</text:span><text:span text:style-name="T93"> </text:span><text:span text:style-name="Strong_20_Emphasis"><text:span text:style-name="T93">login</text:span></text:span><text:span text:style-name="T93">:</text:span></text:h>
      <text:list text:style-name="L9">
        <text:list-item>
          <text:p text:style-name="P74"><text:span text:style-name="T93">Um token </text:span><text:span text:style-name="Strong_20_Emphasis"><text:span text:style-name="T93">puro</text:span></text:span><text:span text:style-name="T93"> (</text:span><text:span text:style-name="Source_20_Text"><text:span text:style-name="T93">$rawToken</text:span></text:span><text:span text:style-name="T93">) vai para o </text:span><text:span text:style-name="Strong_20_Emphasis"><text:span text:style-name="T93">cookie</text:span></text:span><text:span text:style-name="T93"> do navegador.</text:span></text:p>
        </text:list-item>
        <text:list-item>
          <text:p text:style-name="P74"><text:span text:style-name="T93">Um </text:span><text:span text:style-name="Strong_20_Emphasis"><text:span text:style-name="T93">hash sha256</text:span></text:span><text:span text:style-name="T93"> do token (</text:span><text:span text:style-name="Source_20_Text"><text:span text:style-name="T93">$tokenHash</text:span></text:span><text:span text:style-name="T93">) vai para o </text:span><text:span text:style-name="Strong_20_Emphasis"><text:span text:style-name="T93">banco</text:span></text:span><text:span text:style-name="T93"> (</text:span><text:span text:style-name="Source_20_Text"><text:span text:style-name="T93">USUARIOS_SESSOES.TOKEN_HASH</text:span></text:span><text:span text:style-name="T93">).</text:span></text:p>
        </text:list-item>
        <text:list-item>
          <text:p text:style-name="P75">Cookie tem tempo de vida configurável.</text:p>
        </text:list-item>
        <text:list-item>
          <text:p text:style-name="P74"><text:span text:style-name="T93">Banco tem </text:span><text:span text:style-name="Source_20_Text"><text:span text:style-name="T93">DATA_EXPIRACAO</text:span></text:span><text:span text:style-name="T93"> e </text:span><text:span text:style-name="Source_20_Text"><text:span text:style-name="T93">DATA_LOGIN</text:span></text:span><text:span text:style-name="T93">.</text:span></text:p>
        </text:list-item>
      </text:list>
      <text:h text:style-name="P73" text:outline-level="3"><text:span text:style-name="T93">Então, no </text:span><text:span text:style-name="Strong_20_Emphasis"><text:span text:style-name="T93">logout</text:span></text:span><text:span text:style-name="T93"> precisamos:</text:span></text:h>
      <text:list text:style-name="L10">
        <text:list-item>
          <text:p text:style-name="P76"><text:span text:style-name="T93">Ler o cookie </text:span><text:span text:style-name="Source_20_Text"><text:span text:style-name="T93">$rawToken</text:span></text:span><text:span text:style-name="T93">.</text:span></text:p>
        </text:list-item>
        <text:list-item>
          <text:p text:style-name="P76"><text:span text:style-name="T93">Gerar o hash SHA-256 dele (</text:span><text:span text:style-name="Source_20_Text"><text:span text:style-name="T93">$tokenHash</text:span></text:span><text:span text:style-name="T93">).</text:span></text:p>
        </text:list-item>
        <text:list-item>
          <text:p text:style-name="P76"><text:span text:style-name="T93">Dar update em </text:span><text:span text:style-name="Source_20_Text"><text:span text:style-name="T93">USUARIOS_SESSOES</text:span></text:span><text:span text:style-name="T93"> → setar </text:span><text:span text:style-name="Source_20_Text"><text:span text:style-name="T93">DATA_LOGOUT = NOW()</text:span></text:span><text:span text:style-name="T93"> apenas para </text:span><text:span text:style-name="Strong_20_Emphasis"><text:span text:style-name="T93">aquela sessão</text:span></text:span><text:span text:style-name="T93">.</text:span></text:p>
        </text:list-item>
        <text:list-item>
          <text:p text:style-name="P76"><text:span text:style-name="T93">Limpar sessão PHP (</text:span><text:span text:style-name="Source_20_Text"><text:span text:style-name="T93">session_destroy</text:span></text:span><text:span text:style-name="T93"> ou </text:span><text:span text:style-name="Source_20_Text"><text:span text:style-name="T93">clearSession()</text:span></text:span><text:span text:style-name="T93"> do Scriptcase).</text:span></text:p>
        </text:list-item>
        <text:list-item>
          <text:p text:style-name="P76"><text:span text:style-name="T93">Invalidar cookie no navegador (</text:span><text:span text:style-name="Source_20_Text"><text:span text:style-name="T93">setcookie(..., time() - 3600)</text:span></text:span><text:span text:style-name="T93">).</text:span></text:p>
        </text:list-item>
        <text:list-item>
          <text:p text:style-name="P77">Redirecionar para tela de login.</text:p>
        </text:list-item>
      </text:list>
      <text:p text:style-name="P78"/>
      <text:h text:style-name="P79" text:outline-level="1">Simulação de Cenários</text:h>
      <text:p text:style-name="P80"><text:span text:style-name="T93">Simular um flu</text:span><text:span text:style-name="T38">xo </text:span><text:span text:style-name="Strong_20_Emphasis"><text:span text:style-name="T38">completo de venda a prazo</text:span></text:span><text:span text:style-name="T38">, env</text:span><text:span text:style-name="T93">olvendo:</text:span></text:p>
      <text:list text:style-name="L11">
        <text:list-item>
          <text:p text:style-name="P81"><text:span text:style-name="T93">Cadastro de um </text:span><text:span text:style-name="Strong_20_Emphasis"><text:span text:style-name="T93">cliente</text:span></text:span><text:span text:style-name="T93">.</text:span></text:p>
        </text:list-item>
        <text:list-item>
          <text:p text:style-name="P81"><text:span text:style-name="T93">Cadastro de um </text:span><text:span text:style-name="Strong_20_Emphasis"><text:span text:style-name="T93">usuário</text:span></text:span><text:span text:style-name="T93"> com perfil de </text:span><text:span text:style-name="Strong_20_Emphasis"><text:span text:style-name="T93">vendedor</text:span></text:span><text:span text:style-name="T93">.</text:span></text:p>
        </text:list-item>
        <text:list-item>
          <text:p text:style-name="P81"><text:span text:style-name="T93">Realização de uma </text:span><text:span text:style-name="Strong_20_Emphasis"><text:span text:style-name="T93">venda</text:span></text:span><text:span text:style-name="T93"> com produtos.</text:span></text:p>
        </text:list-item>
        <text:list-item>
          <text:p text:style-name="P81"><text:span text:style-name="T93">Geração de </text:span><text:span text:style-name="Strong_20_Emphasis"><text:span text:style-name="T93">contas a receber</text:span></text:span><text:span text:style-name="T93"> associadas à venda.</text:span></text:p>
        </text:list-item>
        <text:list-item>
          <text:p text:style-name="P81"><text:span text:style-name="T93">Definição da </text:span><text:span text:style-name="Strong_20_Emphasis"><text:span text:style-name="T93">forma de pagamento</text:span></text:span><text:span text:style-name="T93"> e da </text:span><text:span text:style-name="Strong_20_Emphasis"><text:span text:style-name="T93">situação financeira</text:span></text:span><text:span text:style-name="T93">.</text:span></text:p>
        </text:list-item>
      </text:list>
      <text:p text:style-name="P82"/>
      <text:p text:style-name="P82"/>
      <text:h text:style-name="P83" text:outline-level="1">Sugestões de melhoria e próximos passos </text:h>
      <text:list xml:id="list3588995902" text:style-name="L12">
        <text:list-item>
          <text:h text:style-name="P84" text:outline-level="2"><text:span text:style-name="Strong_20_Emphasis"><text:span text:style-name="T102">Documentar o dicionário de dados<text:line-break/></text:span></text:span><text:span text:style-name="T103">Após a</text:span><text:span text:style-name="T38"> descrição funcional dos campos, </text:span><text:span text:style-name="T103">g</text:span><text:span text:style-name="T38">erar uma versão formal com: Nome da tabela, Nome do campo, Tipo e tamanho (ex: </text:span><text:span text:style-name="Source_20_Text"><text:span text:style-name="T38">VARCHAR(100)</text:span></text:span><text:span text:style-name="T38">), </text:span><text:span text:style-name="T103">constraints como </text:span><text:span text:style-name="Source_20_Text"><text:span text:style-name="T38">NOT NULL</text:span></text:span><text:span text:style-name="T38">, </text:span><text:span text:style-name="Source_20_Text"><text:span text:style-name="T38">DEFAULT</text:span></text:span><text:span text:style-name="T38">, etc., Descrição técnica. Isso ajuda a automatizar geração de scripts, ORMs, e documentação técnica no futuro.</text:span></text:h>
        </text:list-item>
        <text:list-item>
          <text:h text:style-name="P84" text:outline-level="2"><text:span text:style-name="Strong_20_Emphasis"><text:span text:style-name="T102">Pensar no versionamento e deploy<text:line-break/></text:span></text:span><text:span text:style-name="Strong_20_Emphasis"><text:span text:style-name="T103">Co</text:span></text:span><text:span text:style-name="Strong_20_Emphasis"><text:span text:style-name="T38">mo o projeto é SaaS:</text:span></text:span></text:h>
        </text:list-item>
      </text:list>
      <text:list text:style-name="L13">
        <text:list-item>
          <text:p text:style-name="P85"><text:span text:style-name="Strong_20_Emphasis"><text:span text:style-name="T104">Cri</text:span></text:span><text:span text:style-name="Strong_20_Emphasis"><text:span text:style-name="T105">ar</text:span></text:span><text:span text:style-name="Strong_20_Emphasis"><text:span text:style-name="T104"> um script SQL incremental de criação e atualização de estrutura</text:span></text:span></text:p>
        </text:list-item>
        <text:list-item>
          <text:p text:style-name="P85"><text:span text:style-name="T38">Us</text:span><text:span text:style-name="T103">ar</text:span><text:span text:style-name="T38"> </text:span><text:span text:style-name="Strong_20_Emphasis"><text:span text:style-name="T38">Git</text:span></text:span><text:span text:style-name="T38"> para versionar código + estrutura (DDL)</text:span></text:p>
        </text:list-item>
        <text:list-item>
          <text:p text:style-name="P85"><text:span text:style-name="Strong_20_Emphasis"><text:span text:style-name="T38">Avali</text:span></text:span><text:span text:style-name="Strong_20_Emphasis"><text:span text:style-name="T103">ar</text:span></text:span><text:span text:style-name="Strong_20_Emphasis"><text:span text:style-name="T38"> o uso de migrations no PHP (ex: </text:span></text:span><text:a xlink:type="simple" xlink:href="https://phinx.org/" text:style-name="Internet_20_link" text:visited-style-name="Visited_20_Internet_20_Link"><text:span text:style-name="Strong_20_Emphasis"><text:span text:style-name="T38">Phinx</text:span></text:span></text:a><text:span text:style-name="Strong_20_Emphasis"><text:span text:style-name="T38"> ou Laravel Migrations mesmo em projeto fora do Laravel)</text:span></text:span></text:p>
        </text:list-item>
      </text:list>
      <text:list text:continue-list="list3588995902" text:style-name="L12">
        <text:list-item>
          <text:h text:style-name="P84" text:outline-level="2"><text:span text:style-name="Strong_20_Emphasis">Relacionamento com arquivos (imagens, etiquetas)<text:line-break/></text:span><text:span text:style-name="Strong_20_Emphasis"><text:span text:style-name="T103">Considerando</text:span></text:span><text:span text:style-name="Strong_20_Emphasis"><text:span text:style-name="T38"> etiquetas e código de barras, pode valer adicionar </text:span></text:span><text:span text:style-name="Strong_20_Emphasis"><text:span text:style-name="T103">tabela de imagens de prod</text:span></text:span><text:span text:style-name="Strong_20_Emphasis"><text:span text:style-name="T106">utos e controle de etiquetas (com histórico de impressão se desejar rastrear).</text:span></text:span></text:h>
        </text:list-item>
        <text:list-item>
          <text:h text:style-name="P84" text:outline-level="2"><text:span text:style-name="Strong_20_Emphasis"><text:span text:style-name="T107">I</text:span></text:span><text:span text:style-name="Strong_20_Emphasis">ntegrações futuras<text:line-break/></text:span><text:span text:style-name="Strong_20_Emphasis"><text:span text:style-name="T108">Implementar:</text:span></text:span></text:h>
        </text:list-item>
      </text:list>
      <text:list text:style-name="L14">
        <text:list-item>
          <text:p text:style-name="P86"><text:span text:style-name="Strong_20_Emphasis"><text:span text:style-name="T38">Envio de mensagens via WhatsApp</text:span></text:span><text:span text:style-name="T38"> (cobrança, confirmação, etc.)</text:span></text:p>
        </text:list-item>
        <text:list-item>
          <text:p text:style-name="P86"><text:span text:style-name="Strong_20_Emphasis"><text:span text:style-name="T38">Gateway de pagamento</text:span></text:span><text:span text:style-name="T38"> (integração com API para PIX, boleto)</text:span></text:p>
        </text:list-item>
        <text:list-item>
          <text:p text:style-name="P86"><text:span text:style-name="Strong_20_Emphasis"><text:span text:style-name="T38">API REST</text:span></text:span><text:span text:style-name="T38"> para acesso externo</text:span></text:p>
        </text:list-item>
        <text:list-item>
          <text:p text:style-name="P86"><text:span text:style-name="Strong_20_Emphasis"><text:span text:style-name="T38">Painel PWA ou mobile no futuro</text:span></text:span></text:p>
        </text:list-item>
      </text:list>
      <text:h text:style-name="P87" text:outline-level="1"/>
      <text:h text:style-name="P88" text:outline-level="1">Infraestrutura recomendada</text:h>
      <text:p text:style-name="Text_20_body"><text:span text:style-name="T109">Considerando que</text:span><text:span text:style-name="T93"> é um projeto pessoal/SaaS MVP </text:span><text:span text:style-name="T109">+</text:span><text:span text:style-name="T93"> uso do </text:span><text:span text:style-name="Strong_20_Emphasis"><text:span text:style-name="T93">Scriptcase + PHP</text:span></text:span><text:span text:style-name="T93">, o cPanel ainda pode ser útil, mas com ressalvas.</text:span></text:p>
      <table:table table:name="Tabela14" table:style-name="Tabela14">
        <table:table-column table:style-name="Tabela14.A"/>
        <table:table-column table:style-name="Tabela14.B"/>
        <table:table-header-rows>
          <table:table-row>
            <table:table-cell table:style-name="Tabela14.A1" office:value-type="string">
              <text:p text:style-name="P89">Item</text:p>
            </table:table-cell>
            <table:table-cell table:style-name="Tabela14.A1" office:value-type="string">
              <text:p text:style-name="P89">Recomendação</text:p>
            </table:table-cell>
          </table:table-row>
        </table:table-header-rows>
        <table:table-row>
          <table:table-cell table:style-name="Tabela14.A1" office:value-type="string">
            <text:p text:style-name="P90">Hospedagem</text:p>
          </table:table-cell>
          <table:table-cell table:style-name="Tabela14.A1" office:value-type="string">
            <text:p text:style-name="P90">VPS com acesso root (mesmo via cPanel) ou servidores como DigitalOcean, HostGator VPS</text:p>
          </table:table-cell>
        </table:table-row>
        <table:table-row>
          <table:table-cell table:style-name="Tabela14.A1" office:value-type="string">
            <text:p text:style-name="P90">Banco de Dados</text:p>
          </table:table-cell>
          <table:table-cell table:style-name="Tabela14.A1" office:value-type="string">
            <text:p text:style-name="Table_20_Contents"><text:span text:style-name="Strong_20_Emphasis"><text:span text:style-name="T93">MySQL/MariaDB</text:span></text:span><text:span text:style-name="T93"> (caso já use no Scriptcase)</text:span></text:p>
          </table:table-cell>
        </table:table-row>
        <table:table-row>
          <table:table-cell table:style-name="Tabela14.A1" office:value-type="string">
            <text:p text:style-name="P90">Backup</text:p>
          </table:table-cell>
          <table:table-cell table:style-name="Tabela14.A1" office:value-type="string">
            <text:p text:style-name="P90">Scripts de backup automatizados com cron</text:p>
          </table:table-cell>
        </table:table-row>
        <table:table-row>
          <table:table-cell table:style-name="Tabela14.A1" office:value-type="string">
            <text:p text:style-name="P90">Deploy</text:p>
          </table:table-cell>
          <table:table-cell table:style-name="Tabela14.A1" office:value-type="string">
            <text:p text:style-name="P90">Manual ou com GIT via cPanel (Git Version Control)</text:p>
          </table:table-cell>
        </table:table-row>
      </table:table>
      <text:p text:style-name="Text_20_body"><text:span text:style-name="T93">Caso queira migrar para algo mais moderno depois, pode considerar </text:span><text:span text:style-name="Strong_20_Emphasis"><text:span text:style-name="T93">Docker</text:span></text:span><text:span text:style-name="T93">, </text:span><text:span text:style-name="Strong_20_Emphasis"><text:span text:style-name="T93">CapRover</text:span></text:span><text:span text:style-name="T93"> ou </text:span><text:span text:style-name="Strong_20_Emphasis"><text:span text:style-name="T93">CloudPanel</text:span></text:span><text:span text:style-name="T93"> para deploy contínuo.</text:span></text:p>
      <text:h text:style-name="P56" text:outline-level="1"><text:span text:style-name="Strong_20_Emphasis"><text:span text:style-name="T102">Checklist de Implantação e <text:line-break/>Publicação de Sistema</text:span></text:span></text:h>
      <text:h text:style-name="Heading_20_3" text:outline-level="3"><text:span text:style-name="Strong_20_Emphasis"><text:span text:style-name="T93">1. Preparação do Ambiente</text:span></text:span></text:h>
      <text:list text:style-name="L15">
        <text:list-item>
          <text:p text:style-name="P91">Escolher serviço de hospedagem compatível com PHP + MySQL/Oracle.</text:p>
        </text:list-item>
        <text:list-item>
          <text:p text:style-name="P91">Registrar domínio (próprio ou fornecido pela hospedagem).</text:p>
        </text:list-item>
        <text:list-item>
          <text:p text:style-name="P91">Configurar DNS do domínio para apontar para o servidor.</text:p>
        </text:list-item>
        <text:list-item>
          <text:p text:style-name="P92"><text:span text:style-name="T93">Criar contas no </text:span><text:span text:style-name="Strong_20_Emphasis"><text:span text:style-name="T93">cPanel</text:span></text:span><text:span text:style-name="T93"> para:</text:span></text:p>
          <text:list>
            <text:list-item>
              <text:p text:style-name="P91">Banco de dados (dev e prod, se necessário).</text:p>
            </text:list-item>
            <text:list-item>
              <text:p text:style-name="P91">Usuários de banco com permissões adequadas.</text:p>
            </text:list-item>
            <text:list-item>
              <text:p text:style-name="P91">Conta FTP dedicada para deploy.</text:p>
            </text:list-item>
            <text:list-item>
              <text:p text:style-name="P91">Certificado SSL (Let’s Encrypt ou outro).</text:p>
            </text:list-item>
          </text:list>
        </text:list-item>
        <text:list-item>
          <text:p text:style-name="P91">Criar estrutura de diretórios para separar arquivos do sistema e arquivos públicos.</text:p>
        </text:list-item>
      </text:list>
      <text:p text:style-name="P93"/>
      <text:h text:style-name="Heading_20_3" text:outline-level="3"><text:span text:style-name="Strong_20_Emphasis"><text:span text:style-name="T93">2. Banco de Dados</text:span></text:span></text:h>
      <text:list text:style-name="L16">
        <text:list-item>
          <text:p text:style-name="P94"><text:span text:style-name="T93">Criar banco </text:span><text:span text:style-name="Source_20_Text"><text:span text:style-name="T93">dev</text:span></text:span><text:span text:style-name="T93"> (teste) e </text:span><text:span text:style-name="Source_20_Text"><text:span text:style-name="T93">prod</text:span></text:span><text:span text:style-name="T93"> (produção).</text:span></text:p>
        </text:list-item>
        <text:list-item>
          <text:p text:style-name="P94"><text:span text:style-name="T93">Criar usuários e definir permissões </text:span><text:span text:style-name="Strong_20_Emphasis"><text:span text:style-name="T93">mínimas necessárias</text:span></text:span><text:span text:style-name="T93"> para cada banco.</text:span></text:p>
        </text:list-item>
        <text:list-item>
          <text:p text:style-name="P95">Importar estrutura inicial de tabelas e dados de configuração.</text:p>
        </text:list-item>
        <text:list-item>
          <text:p text:style-name="P95"><text:soft-page-break/>Testar conexão via <text:span text:style-name="T110">Dbeaver</text:span> com as credenciais criadas.</text:p>
        </text:list-item>
        <text:list-item>
          <text:p text:style-name="P94"><text:span text:style-name="T93">Criar rotinas de </text:span><text:span text:style-name="Strong_20_Emphasis"><text:span text:style-name="T93">backup automático</text:span></text:span><text:span text:style-name="T93"> no cPanel (diário/semanal).</text:span></text:p>
        </text:list-item>
      </text:list>
      <text:p text:style-name="P93"/>
      <text:h text:style-name="Heading_20_3" text:outline-level="3"><text:span text:style-name="Strong_20_Emphasis"><text:span text:style-name="T93">3. Publicação da Aplicação</text:span></text:span></text:h>
      <text:list text:style-name="L17">
        <text:list-item>
          <text:p text:style-name="P96"><text:span text:style-name="T93">Gerar versão de </text:span><text:span text:style-name="Strong_20_Emphasis"><text:span text:style-name="T93">produção</text:span></text:span><text:span text:style-name="T93"> no Scriptcase.</text:span></text:p>
        </text:list-item>
        <text:list-item>
          <text:p text:style-name="P97">Transferir via FTP/SFTP:</text:p>
          <text:list>
            <text:list-item>
              <text:p text:style-name="P96"><text:span text:style-name="T93">Pasta principal do sistema (ex.: </text:span><text:span text:style-name="Source_20_Text"><text:span text:style-name="T93">/MENU/</text:span></text:span><text:span text:style-name="T93">).</text:span></text:p>
            </text:list-item>
            <text:list-item>
              <text:p text:style-name="P96"><text:span text:style-name="T93">Pasta </text:span><text:span text:style-name="Source_20_Text"><text:span text:style-name="T93">_lib</text:span></text:span><text:span text:style-name="T93"> (bibliotecas e configurações).</text:span></text:p>
            </text:list-item>
          </text:list>
        </text:list-item>
        <text:list-item>
          <text:p text:style-name="P96"><text:span text:style-name="T93">Configurar conexão de produção via </text:span><text:span text:style-name="Source_20_Text"><text:span text:style-name="T93">prod.php</text:span></text:span><text:span text:style-name="T93"> do Scriptcase.</text:span></text:p>
        </text:list-item>
        <text:list-item>
          <text:p text:style-name="P97">Testar todas as aplicações publicadas (URLs diretas e pelo menu).</text:p>
        </text:list-item>
      </text:list>
      <text:p text:style-name="P93"/>
      <text:h text:style-name="Heading_20_3" text:outline-level="3"><text:span text:style-name="Strong_20_Emphasis"><text:span text:style-name="T93">4. Segurança</text:span></text:span></text:h>
      <text:list text:style-name="L18">
        <text:list-item>
          <text:p text:style-name="P98"><text:span text:style-name="T93">Ativar </text:span><text:span text:style-name="Strong_20_Emphasis"><text:span text:style-name="T93">HTTPS obrigatório</text:span></text:span><text:span text:style-name="T93"> (via cPanel ou </text:span><text:span text:style-name="Source_20_Text"><text:span text:style-name="T93">.htaccess</text:span></text:span><text:span text:style-name="T93">).</text:span></text:p>
        </text:list-item>
        <text:list-item>
          <text:p text:style-name="P98"><text:span text:style-name="T93">Restringir permissões de pastas sensíveis (</text:span><text:span text:style-name="Source_20_Text"><text:span text:style-name="T93">/conf</text:span></text:span><text:span text:style-name="T93">, </text:span><text:span text:style-name="Source_20_Text"><text:span text:style-name="T93">/tmp</text:span></text:span><text:span text:style-name="T93">, etc.).</text:span></text:p>
        </text:list-item>
        <text:list-item>
          <text:p text:style-name="P98"><text:span text:style-name="T93">Desativar exibição de erros em produção (</text:span><text:span text:style-name="Source_20_Text"><text:span text:style-name="T93">display_errors = Off</text:span></text:span><text:span text:style-name="T93">).</text:span></text:p>
        </text:list-item>
        <text:list-item>
          <text:p text:style-name="P98"><text:span text:style-name="T93">Usar logs para armazenar erros (</text:span><text:span text:style-name="Source_20_Text"><text:span text:style-name="T93">error_log</text:span></text:span><text:span text:style-name="T93"> configurado).</text:span></text:p>
        </text:list-item>
        <text:list-item>
          <text:p text:style-name="P99">Configurar perfis e permissões de usuários no Scriptcase.</text:p>
        </text:list-item>
        <text:list-item>
          <text:p text:style-name="P99">Revisar senhas e trocar as padrão.</text:p>
        </text:list-item>
      </text:list>
      <text:p text:style-name="P93"/>
      <text:h text:style-name="Heading_20_3" text:outline-level="3"><text:span text:style-name="Strong_20_Emphasis"><text:span text:style-name="T93">5. Monitoramento</text:span></text:span></text:h>
      <text:list text:style-name="L19">
        <text:list-item>
          <text:p text:style-name="P100">Ativar módulo de logs do Scriptcase.</text:p>
        </text:list-item>
        <text:list-item>
          <text:p text:style-name="P100">Criar dashboard no cPanel para:</text:p>
          <text:list>
            <text:list-item>
              <text:p text:style-name="P100">CPU, memória e I/O.</text:p>
            </text:list-item>
            <text:list-item>
              <text:p text:style-name="P100">Uso de espaço em disco.</text:p>
            </text:list-item>
          </text:list>
        </text:list-item>
        <text:list-item>
          <text:p text:style-name="P100">Configurar envio de erros críticos por e-mail.</text:p>
        </text:list-item>
        <text:list-item>
          <text:p text:style-name="P100">Acompanhar estatísticas de acesso (Google Analytics, Matomo, etc.).</text:p>
        </text:list-item>
      </text:list>
      <text:p text:style-name="P93"/>
      <text:h text:style-name="Heading_20_3" text:outline-level="3"><text:soft-page-break/><text:span text:style-name="Strong_20_Emphasis"><text:span text:style-name="T93">6. Testes em Produção</text:span></text:span></text:h>
      <text:list text:style-name="L20">
        <text:list-item>
          <text:p text:style-name="P101"><text:span text:style-name="T93">Testar fluxo de </text:span><text:span text:style-name="Strong_20_Emphasis"><text:span text:style-name="T93">login</text:span></text:span><text:span text:style-name="T93"> com diferentes perfis.</text:span></text:p>
        </text:list-item>
        <text:list-item>
          <text:p text:style-name="P102">Testar operações críticas (venda, pagamento, cadastro).</text:p>
        </text:list-item>
        <text:list-item>
          <text:p text:style-name="P102">Testar responsividade (PC, tablet, celular).</text:p>
        </text:list-item>
        <text:list-item>
          <text:p text:style-name="P102">Testar tempo de carregamento das páginas.</text:p>
        </text:list-item>
        <text:list-item>
          <text:p text:style-name="P102">Simular falhas (ex.: conexão com banco interrompida) e observar tratamento de erros.</text:p>
        </text:list-item>
      </text:list>
      <text:p text:style-name="P93"/>
      <text:h text:style-name="Heading_20_3" text:outline-level="3"><text:span text:style-name="Strong_20_Emphasis"><text:span text:style-name="T93">7. Pós-Implantação</text:span></text:span></text:h>
      <text:list text:style-name="L21">
        <text:list-item>
          <text:p text:style-name="P103">Documentar o processo de deploy para reutilizar.</text:p>
        </text:list-item>
        <text:list-item>
          <text:p text:style-name="P103">Manter changelog das alterações no sistema.</text:p>
        </text:list-item>
        <text:list-item>
          <text:p text:style-name="P103">Programar revisões de segurança trimestrais.</text:p>
        </text:list-item>
        <text:list-item>
          <text:p text:style-name="P103">Criar rotina de atualização (deploy sem indisponibilidade).</text:p>
        </text:list-item>
      </text:list>
      <text:p text:style-name="P104"/>
      <text:h text:style-name="P105" text:outline-level="1"><text:span text:style-name="Strong_20_Emphasi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7T20:02:30.861000000</meta:creation-date>
    <dc:date>2025-08-22T11:12:52.875769900</dc:date>
    <meta:editing-duration>P2DT13H12M22S</meta:editing-duration>
    <meta:editing-cycles>48</meta:editing-cycles>
    <meta:generator>LibreOffice/25.2.5.2$Windows_X86_64 LibreOffice_project/03d19516eb2e1dd5d4ccd751a0d6f35f35e08022</meta:generator>
    <meta:document-statistic meta:table-count="13" meta:image-count="0" meta:object-count="0" meta:page-count="17" meta:paragraph-count="453" meta:word-count="3177" meta:character-count="21527" meta:non-whitespace-character-count="18896"/>
  </office:meta>
</office:document-meta>
</file>